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 style:data-style-name="N1"/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99ff66"/>
    </style:style>
    <style:style style:name="ce11" style:family="table-cell" style:parent-style-name="Default">
      <style:table-cell-properties fo:background-color="#ffcc99" fo:wrap-option="wrap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66ff66"/>
    </style:style>
    <style:style style:name="ce14" style:family="table-cell" style:parent-style-name="Default">
      <style:table-cell-properties fo:background-color="#99ff66"/>
      <style:text-properties fo:color="#000000"/>
    </style:style>
    <style:style style:name="ce15" style:family="table-cell" style:parent-style-name="Default">
      <style:table-cell-properties fo:background-color="#99ff99"/>
    </style:style>
    <style:style style:name="ce16" style:family="table-cell" style:parent-style-name="Default">
      <style:table-cell-properties fo:background-color="#99ff66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8"/>
        <table:table-column table:style-name="co4" table:number-columns-repeated="7" table:default-cell-style-name="Default"/>
        <table:table-column table:style-name="co4" table:default-cell-style-name="ce12"/>
        <table:table-column table:style-name="co4" table:number-columns-repeated="1007" table:default-cell-style-name="Default"/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7" office:value-type="string" calcext:value-type="string">
            <text:p>HIGH</text:p>
          </table:table-cell>
          <table:table-cell table:style-name="ce7" table:number-columns-repeated="5"/>
          <table:table-cell table:style-name="ce9" office:value-type="string" calcext:value-type="string">
            <text:p>LOW</text:p>
          </table:table-cell>
          <table:table-cell table:style-name="ce9" table:number-columns-repeated="31"/>
          <table:table-cell table:number-columns-repeated="976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7" table:formula="of:=[.J2]*2" office:value-type="float" office:value="32" calcext:value-type="float">
            <text:p>32</text:p>
          </table:table-cell>
          <table:table-cell table:style-name="ce7" table:formula="of:=[.K2]*2" office:value-type="float" office:value="16" calcext:value-type="float">
            <text:p>16</text:p>
          </table:table-cell>
          <table:table-cell table:style-name="ce7" table:formula="of:=[.L2]*2" office:value-type="float" office:value="8" calcext:value-type="float">
            <text:p>8</text:p>
          </table:table-cell>
          <table:table-cell table:style-name="ce7" table:formula="of:=[.M2]*2" office:value-type="float" office:value="4" calcext:value-type="float">
            <text:p>4</text:p>
          </table:table-cell>
          <table:table-cell table:style-name="ce7" table:formula="of:=[.N2]*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[.P2]*2" office:value-type="float" office:value="2147483648" calcext:value-type="float">
            <text:p>2147483648</text:p>
          </table:table-cell>
          <table:table-cell table:style-name="ce9" table:formula="of:=[.Q2]*2" office:value-type="float" office:value="1073741824" calcext:value-type="float">
            <text:p>1073741824</text:p>
          </table:table-cell>
          <table:table-cell table:style-name="ce9" table:formula="of:=[.R2]*2" office:value-type="float" office:value="536870912" calcext:value-type="float">
            <text:p>536870912</text:p>
          </table:table-cell>
          <table:table-cell table:style-name="ce9" table:formula="of:=[.S2]*2" office:value-type="float" office:value="268435456" calcext:value-type="float">
            <text:p>268435456</text:p>
          </table:table-cell>
          <table:table-cell table:style-name="ce9" table:formula="of:=[.T2]*2" office:value-type="float" office:value="134217728" calcext:value-type="float">
            <text:p>134217728</text:p>
          </table:table-cell>
          <table:table-cell table:style-name="ce9" table:formula="of:=[.U2]*2" office:value-type="float" office:value="67108864" calcext:value-type="float">
            <text:p>67108864</text:p>
          </table:table-cell>
          <table:table-cell table:style-name="ce9" table:formula="of:=[.V2]*2" office:value-type="float" office:value="33554432" calcext:value-type="float">
            <text:p>33554432</text:p>
          </table:table-cell>
          <table:table-cell table:style-name="ce9" table:formula="of:=[.W2]*2" office:value-type="float" office:value="16777216" calcext:value-type="float">
            <text:p>16777216</text:p>
          </table:table-cell>
          <table:table-cell table:style-name="ce9" table:formula="of:=[.X2]*2" office:value-type="float" office:value="8388608" calcext:value-type="float">
            <text:p>8388608</text:p>
          </table:table-cell>
          <table:table-cell table:style-name="ce9" table:formula="of:=[.Y2]*2" office:value-type="float" office:value="4194304" calcext:value-type="float">
            <text:p>4194304</text:p>
          </table:table-cell>
          <table:table-cell table:style-name="ce9" table:formula="of:=[.Z2]*2" office:value-type="float" office:value="2097152" calcext:value-type="float">
            <text:p>2097152</text:p>
          </table:table-cell>
          <table:table-cell table:style-name="ce9" table:formula="of:=[.AA2]*2" office:value-type="float" office:value="1048576" calcext:value-type="float">
            <text:p>1048576</text:p>
          </table:table-cell>
          <table:table-cell table:style-name="ce9" table:formula="of:=[.AB2]*2" office:value-type="float" office:value="524288" calcext:value-type="float">
            <text:p>524288</text:p>
          </table:table-cell>
          <table:table-cell table:style-name="ce9" table:formula="of:=[.AC2]*2" office:value-type="float" office:value="262144" calcext:value-type="float">
            <text:p>262144</text:p>
          </table:table-cell>
          <table:table-cell table:style-name="ce9" table:formula="of:=[.AD2]*2" office:value-type="float" office:value="131072" calcext:value-type="float">
            <text:p>131072</text:p>
          </table:table-cell>
          <table:table-cell table:style-name="ce9" table:formula="of:=[.AE2]*2" office:value-type="float" office:value="65536" calcext:value-type="float">
            <text:p>65536</text:p>
          </table:table-cell>
          <table:table-cell table:style-name="ce9" table:formula="of:=[.AF2]*2" office:value-type="float" office:value="32768" calcext:value-type="float">
            <text:p>32768</text:p>
          </table:table-cell>
          <table:table-cell table:style-name="ce9" table:formula="of:=[.AG2]*2" office:value-type="float" office:value="16384" calcext:value-type="float">
            <text:p>16384</text:p>
          </table:table-cell>
          <table:table-cell table:style-name="ce9" table:formula="of:=[.AH2]*2" office:value-type="float" office:value="8192" calcext:value-type="float">
            <text:p>8192</text:p>
          </table:table-cell>
          <table:table-cell table:style-name="ce9" table:formula="of:=[.AI2]*2" office:value-type="float" office:value="4096" calcext:value-type="float">
            <text:p>4096</text:p>
          </table:table-cell>
          <table:table-cell table:style-name="ce9" table:formula="of:=[.AJ2]*2" office:value-type="float" office:value="2048" calcext:value-type="float">
            <text:p>2048</text:p>
          </table:table-cell>
          <table:table-cell table:style-name="ce9" table:formula="of:=[.AK2]*2" office:value-type="float" office:value="1024" calcext:value-type="float">
            <text:p>1024</text:p>
          </table:table-cell>
          <table:table-cell table:style-name="ce9" table:formula="of:=[.AL2]*2" office:value-type="float" office:value="512" calcext:value-type="float">
            <text:p>512</text:p>
          </table:table-cell>
          <table:table-cell table:style-name="ce9" table:formula="of:=[.AM2]*2" office:value-type="float" office:value="256" calcext:value-type="float">
            <text:p>256</text:p>
          </table:table-cell>
          <table:table-cell table:style-name="ce9" table:formula="of:=[.AN2]*2" office:value-type="float" office:value="128" calcext:value-type="float">
            <text:p>128</text:p>
          </table:table-cell>
          <table:table-cell table:style-name="ce9" table:formula="of:=[.AO2]*2" office:value-type="float" office:value="64" calcext:value-type="float">
            <text:p>64</text:p>
          </table:table-cell>
          <table:table-cell table:style-name="ce9" table:formula="of:=[.AP2]*2" office:value-type="float" office:value="32" calcext:value-type="float">
            <text:p>32</text:p>
          </table:table-cell>
          <table:table-cell table:style-name="ce9" table:formula="of:=[.AQ2]*2" office:value-type="float" office:value="16" calcext:value-type="float">
            <text:p>16</text:p>
          </table:table-cell>
          <table:table-cell table:style-name="ce9" table:formula="of:=[.AR2]*2" office:value-type="float" office:value="8" calcext:value-type="float">
            <text:p>8</text:p>
          </table:table-cell>
          <table:table-cell table:style-name="ce9" table:formula="of:=[.AS2]*2" office:value-type="float" office:value="4" calcext:value-type="float">
            <text:p>4</text:p>
          </table:table-cell>
          <table:table-cell table:style-name="ce9" table:formula="of:=[.AT2]*2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2"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ce7" office:value-type="string" calcext:value-type="string">
            <text:p>Ctrl_Hex HIGH</text:p>
          </table:table-cell>
          <table:table-cell table:style-name="ce7" office:value-type="string" calcext:value-type="string">
            <text:p>Ctrl_int HIGH</text:p>
          </table:table-cell>
          <table:table-cell table:style-name="ce9" office:value-type="string" calcext:value-type="string">
            <text:p>Ctrl_Hex LOW</text:p>
          </table:table-cell>
          <table:table-cell table:style-name="ce9" office:value-type="string" calcext:value-type="string">
            <text:p>Ctrl_int LOW</text:p>
          </table:table-cell>
          <table:table-cell table:style-name="ce7" office:value-type="string" calcext:value-type="string">
            <text:p>B5</text:p>
          </table:table-cell>
          <table:table-cell table:style-name="ce7" office:value-type="string" calcext:value-type="string">
            <text:p>B4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B0</text:p>
          </table:table-cell>
          <table:table-cell table:style-name="ce9" office:value-type="string" calcext:value-type="string">
            <text:p>B31</text:p>
          </table:table-cell>
          <table:table-cell table:style-name="ce9" office:value-type="string" calcext:value-type="string">
            <text:p>B30</text:p>
          </table:table-cell>
          <table:table-cell table:style-name="ce9" office:value-type="string" calcext:value-type="string">
            <text:p>B29</text:p>
          </table:table-cell>
          <table:table-cell table:style-name="ce9" office:value-type="string" calcext:value-type="string">
            <text:p>B28</text:p>
          </table:table-cell>
          <table:table-cell table:style-name="ce9" office:value-type="string" calcext:value-type="string">
            <text:p>B27</text:p>
          </table:table-cell>
          <table:table-cell table:style-name="ce9" office:value-type="string" calcext:value-type="string">
            <text:p>B26</text:p>
          </table:table-cell>
          <table:table-cell table:style-name="ce9" office:value-type="string" calcext:value-type="string">
            <text:p>B25</text:p>
          </table:table-cell>
          <table:table-cell table:style-name="ce9" office:value-type="string" calcext:value-type="string">
            <text:p>B24</text:p>
          </table:table-cell>
          <table:table-cell table:style-name="ce9" office:value-type="string" calcext:value-type="string">
            <text:p>B23</text:p>
          </table:table-cell>
          <table:table-cell table:style-name="ce9" office:value-type="string" calcext:value-type="string">
            <text:p>B22</text:p>
          </table:table-cell>
          <table:table-cell table:style-name="ce9" office:value-type="string" calcext:value-type="string">
            <text:p>B21</text:p>
          </table:table-cell>
          <table:table-cell table:style-name="ce9" office:value-type="string" calcext:value-type="string">
            <text:p>B20</text:p>
          </table:table-cell>
          <table:table-cell table:style-name="ce9" office:value-type="string" calcext:value-type="string">
            <text:p>B19</text:p>
          </table:table-cell>
          <table:table-cell table:style-name="ce9" office:value-type="string" calcext:value-type="string">
            <text:p>B18</text:p>
          </table:table-cell>
          <table:table-cell table:style-name="ce9" office:value-type="string" calcext:value-type="string">
            <text:p>B17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15</text:p>
          </table:table-cell>
          <table:table-cell table:style-name="ce9" office:value-type="string" calcext:value-type="string">
            <text:p>B14</text:p>
          </table:table-cell>
          <table:table-cell table:style-name="ce9" office:value-type="string" calcext:value-type="string">
            <text:p>B13</text:p>
          </table:table-cell>
          <table:table-cell table:style-name="ce9" office:value-type="string" calcext:value-type="string">
            <text:p>B12</text:p>
          </table:table-cell>
          <table:table-cell table:style-name="ce9" office:value-type="string" calcext:value-type="string">
            <text:p>B11</text:p>
          </table:table-cell>
          <table:table-cell table:style-name="ce9" office:value-type="string" calcext:value-type="string">
            <text:p>B10</text:p>
          </table:table-cell>
          <table:table-cell table:style-name="ce9" office:value-type="string" calcext:value-type="string">
            <text:p>B9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B7</text:p>
          </table:table-cell>
          <table:table-cell table:style-name="ce9" office:value-type="string" calcext:value-type="string">
            <text:p>B6</text:p>
          </table:table-cell>
          <table:table-cell table:style-name="ce9" office:value-type="string" calcext:value-type="string">
            <text:p>B5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B2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B0</text:p>
          </table:table-cell>
          <table:table-cell table:number-columns-repeated="976"/>
        </table:table-row>
        <table:table-row table:style-name="ro2">
          <table:table-cell office:value-type="string" calcext:value-type="string">
            <text:p>Cycles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Opcode</text:p>
          </table:table-cell>
          <table:table-cell table:style-name="Default"/>
          <table:table-cell/>
          <table:table-cell table:style-name="Default"/>
          <table:table-cell/>
          <table:table-cell table:style-name="ce7"/>
          <table:table-cell table:style-name="ce7" office:value-type="string" calcext:value-type="string">
            <text:p>REG_WR</text:p>
          </table:table-cell>
          <table:table-cell table:style-name="ce7" office:value-type="string" calcext:value-type="string">
            <text:p>REG_RD</text:p>
          </table:table-cell>
          <table:table-cell table:style-name="ce7" table:number-columns-repeated="2"/>
          <table:table-cell table:style-name="ce11" office:value-type="string" calcext:value-type="string">
            <text:p>REG_ADR_WR</text:p>
          </table:table-cell>
          <table:table-cell table:style-name="ce9" office:value-type="string" calcext:value-type="string">
            <text:p>RST</text:p>
          </table:table-cell>
          <table:table-cell table:style-name="ce9" office:value-type="string" calcext:value-type="string">
            <text:p>HLT</text:p>
          </table:table-cell>
          <table:table-cell table:style-name="ce9" office:value-type="string" calcext:value-type="string">
            <text:p>JZ</text:p>
          </table:table-cell>
          <table:table-cell table:style-name="ce9" office:value-type="string" calcext:value-type="string">
            <text:p>JLT</text:p>
          </table:table-cell>
          <table:table-cell table:style-name="ce9" office:value-type="string" calcext:value-type="string">
            <text:p>JGT</text:p>
          </table:table-cell>
          <table:table-cell table:style-name="ce9" office:value-type="string" calcext:value-type="string">
            <text:p>JNZ</text:p>
          </table:table-cell>
          <table:table-cell table:style-name="ce9" office:value-type="string" calcext:value-type="string">
            <text:p>SP_HI_RD</text:p>
          </table:table-cell>
          <table:table-cell table:style-name="ce9" office:value-type="string" calcext:value-type="string">
            <text:p>SP_HI_WR</text:p>
          </table:table-cell>
          <table:table-cell table:style-name="ce9" office:value-type="string" calcext:value-type="string">
            <text:p>SP_LO_RD</text:p>
          </table:table-cell>
          <table:table-cell table:style-name="ce9" office:value-type="string" calcext:value-type="string">
            <text:p>SP_LO_WR</text:p>
          </table:table-cell>
          <table:table-cell table:style-name="ce9" office:value-type="string" calcext:value-type="string">
            <text:p>IO_WR</text:p>
          </table:table-cell>
          <table:table-cell table:style-name="ce9" office:value-type="string" calcext:value-type="string">
            <text:p>IO_RD</text:p>
          </table:table-cell>
          <table:table-cell table:style-name="ce9" office:value-type="string" calcext:value-type="string">
            <text:p>LD_COUNT</text:p>
          </table:table-cell>
          <table:table-cell table:style-name="ce9" office:value-type="string" calcext:value-type="string">
            <text:p>ROM_RD</text:p>
          </table:table-cell>
          <table:table-cell table:style-name="ce9" office:value-type="string" calcext:value-type="string">
            <text:p>RAM_RD</text:p>
          </table:table-cell>
          <table:table-cell table:style-name="ce9" office:value-type="string" calcext:value-type="string">
            <text:p>RAM_WR</text:p>
          </table:table-cell>
          <table:table-cell table:style-name="ce9" office:value-type="string" calcext:value-type="string">
            <text:p>HI_WR</text:p>
          </table:table-cell>
          <table:table-cell table:style-name="ce9" office:value-type="string" calcext:value-type="string">
            <text:p>LO_WR</text:p>
          </table:table-cell>
          <table:table-cell table:style-name="ce9" office:value-type="string" calcext:value-type="string">
            <text:p>IR_WR</text:p>
          </table:table-cell>
          <table:table-cell table:style-name="ce9" office:value-type="string" calcext:value-type="string">
            <text:p>COUNT_INC</text:p>
          </table:table-cell>
          <table:table-cell table:style-name="ce9" office:value-type="string" calcext:value-type="string">
            <text:p>CLC</text:p>
          </table:table-cell>
          <table:table-cell table:style-name="ce9" office:value-type="string" calcext:value-type="string">
            <text:p>B_RD</text:p>
          </table:table-cell>
          <table:table-cell table:style-name="ce9" office:value-type="string" calcext:value-type="string">
            <text:p>B_WR</text:p>
          </table:table-cell>
          <table:table-cell table:style-name="ce9" office:value-type="string" calcext:value-type="string">
            <text:p>A_RD</text:p>
          </table:table-cell>
          <table:table-cell table:style-name="ce9" office:value-type="string" calcext:value-type="string">
            <text:p>A_WR</text:p>
          </table:table-cell>
          <table:table-cell table:style-name="ce9" office:value-type="string" calcext:value-type="string">
            <text:p>ALU_RD</text:p>
          </table:table-cell>
          <table:table-cell table:style-name="ce9" office:value-type="string" calcext:value-type="string">
            <text:p>ALU_FUN2</text:p>
          </table:table-cell>
          <table:table-cell table:style-name="ce9" office:value-type="string" calcext:value-type="string">
            <text:p>ALU_FUN1</text:p>
          </table:table-cell>
          <table:table-cell table:style-name="ce9" office:value-type="string" calcext:value-type="string">
            <text:p>ALU_FUN0</text:p>
          </table:table-cell>
          <table:table-cell table:style-name="ce9" office:value-type="string" calcext:value-type="string">
            <text:p>ALU_REG1</text:p>
          </table:table-cell>
          <table:table-cell table:style-name="ce9" office:value-type="string" calcext:value-type="string">
            <text:p>ALU_REG0</text:p>
          </table:table-cell>
          <table:table-cell table:style-name="ce9" office:value-type="string" calcext:value-type="string">
            <text:p>WC</text:p>
          </table:table-cell>
          <table:table-cell table:number-columns-repeated="976"/>
        </table:table-row>
        <table:table-row table:style-name="ro1">
          <table:table-cell table:number-columns-repeated="3"/>
          <table:table-cell table:style-name="ce3" table:number-columns-repeated="11"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 table:style-name="ce3" office:value-type="string" calcext:value-type="string">
            <text:p>NIL</text:p>
          </table:table-cell>
          <table:table-cell table:formula="of:=DEC2HEX([.F6];8)" office:value-type="string" office:string-value="00000000" calcext:value-type="string">
            <text:p>00000000</text:p>
          </table:table-cell>
          <table:table-cell table:formula="of:=[.N6]*[.N$2]+[.M6]*[.M$2]+[.L6]*[.L$2]+[.K6]*[.K$2]+[.J6]*[.J$2]+[.I6]*[.I$2]" office:value-type="float" office:value="0" calcext:value-type="float">
            <text:p>0</text:p>
          </table:table-cell>
          <table:table-cell table:formula="of:=DEC2HEX([.H6];8)" office:value-type="string" office:string-value="00042000" calcext:value-type="string">
            <text:p>00042000</text:p>
          </table:table-cell>
          <table:table-cell table:formula="of:=[.O6]*[.$O$2]+[.P6]*[.$P$2]+[.Q6]*[.$Q$2]+[.R6]*[.$R$2]+[.S6]*[.$S$2]+[.T6]*[.$T$2]+[.U6]*[.$U$2]+[.V6]*[.$V$2]+[.W6]*[.$W$2]+[.X6]*[.$X$2]+[.Y6]*[.$Y$2]+[.Z6]*[.$Z$2]+[.AA6]*[.$AA$2]+[.AB6]*[.$AB$2]+[.AC6]*[.$AC$2]+[.AD6]*[.$AD$2]+[.AE6]*[.$AE$2]+[.AF6]*[.$AF$2]+[.AG6]*[.$AG$2]+[.AH6]*[.$AH$2]+[.AI6]*[.$AI$2]+[.AJ6]*[.$AJ$2]+[.AK6]*[.$AK$2]+[.AL6]*[.$AL$2]+[.AM6]*[.$AM$2]+[.AN6]*[.$AN$2]+[.AO6]*[.$AO$2]+[.AP6]*[.$AP$2]+[.AQ6]*[.$AQ$2]+[.AR6]*[.$AR$2]+[.AS6]*[.$AS$2]+[.AT6]*[.$AT$2]" office:value-type="float" office:value="270336" calcext:value-type="float">
            <text:p>270336</text:p>
          </table:table-cell>
          <table:table-cell table:number-columns-repeated="6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];8)" office:value-type="string" office:string-value="00000000" calcext:value-type="string">
            <text:p>00000000</text:p>
          </table:table-cell>
          <table:table-cell table:formula="of:=[.N7]*[.N$2]+[.M7]*[.M$2]+[.L7]*[.L$2]+[.K7]*[.K$2]+[.J7]*[.J$2]+[.I7]*[.I$2]" office:value-type="float" office:value="0" calcext:value-type="float">
            <text:p>0</text:p>
          </table:table-cell>
          <table:table-cell table:formula="of:=DEC2HEX([.H7];8)" office:value-type="string" office:string-value="00001000" calcext:value-type="string">
            <text:p>00001000</text:p>
          </table:table-cell>
          <table:table-cell table:formula="of:=[.O7]*[.$O$2]+[.P7]*[.$P$2]+[.Q7]*[.$Q$2]+[.R7]*[.$R$2]+[.S7]*[.$S$2]+[.T7]*[.$T$2]+[.U7]*[.$U$2]+[.V7]*[.$V$2]+[.W7]*[.$W$2]+[.X7]*[.$X$2]+[.Y7]*[.$Y$2]+[.Z7]*[.$Z$2]+[.AA7]*[.$AA$2]+[.AB7]*[.$AB$2]+[.AC7]*[.$AC$2]+[.AD7]*[.$AD$2]+[.AE7]*[.$AE$2]+[.AF7]*[.$AF$2]+[.AG7]*[.$AG$2]+[.AH7]*[.$AH$2]+[.AI7]*[.$AI$2]+[.AJ7]*[.$AJ$2]+[.AK7]*[.$AK$2]+[.AL7]*[.$AL$2]+[.AM7]*[.$AM$2]+[.AN7]*[.$AN$2]+[.AO7]*[.$AO$2]+[.AP7]*[.$AP$2]+[.AQ7]*[.$AQ$2]+[.AR7]*[.$AR$2]+[.AS7]*[.$AS$2]+[.AT7]*[.$AT$2]" office:value-type="float" office:value="4096" calcext:value-type="float">
            <text:p>4096</text:p>
          </table:table-cell>
          <table:table-cell table:number-columns-repeated="6"/>
          <table:table-cell table:style-name="Default"/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formula="of:=DEC2HEX([.F8];8)" office:value-type="string" office:string-value="00000000" calcext:value-type="string">
            <text:p>00000000</text:p>
          </table:table-cell>
          <table:table-cell table:formula="of:=[.N8]*[.N$2]+[.M8]*[.M$2]+[.L8]*[.L$2]+[.K8]*[.K$2]+[.J8]*[.J$2]+[.I8]*[.I$2]" office:value-type="float" office:value="0" calcext:value-type="float">
            <text:p>0</text:p>
          </table:table-cell>
          <table:table-cell table:formula="of:=DEC2HEX([.H8];8)" office:value-type="string" office:string-value="00000000" calcext:value-type="string">
            <text:p>00000000</text:p>
          </table:table-cell>
          <table:table-cell table:formula="of:=[.O8]*[.$O$2]+[.P8]*[.$P$2]+[.Q8]*[.$Q$2]+[.R8]*[.$R$2]+[.S8]*[.$S$2]+[.T8]*[.$T$2]+[.U8]*[.$U$2]+[.V8]*[.$V$2]+[.W8]*[.$W$2]+[.X8]*[.$X$2]+[.Y8]*[.$Y$2]+[.Z8]*[.$Z$2]+[.AA8]*[.$AA$2]+[.AB8]*[.$AB$2]+[.AC8]*[.$AC$2]+[.AD8]*[.$AD$2]+[.AE8]*[.$AE$2]+[.AF8]*[.$AF$2]+[.AG8]*[.$AG$2]+[.AH8]*[.$AH$2]+[.AI8]*[.$AI$2]+[.AJ8]*[.$AJ$2]+[.AK8]*[.$AK$2]+[.AL8]*[.$AL$2]+[.AM8]*[.$AM$2]+[.AN8]*[.$AN$2]+[.AO8]*[.$AO$2]+[.AP8]*[.$AP$2]+[.AQ8]*[.$AQ$2]+[.AR8]*[.$AR$2]+[.AS8]*[.$AS$2]+[.AT8]*[.$AT$2]"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3" office:value-type="string" calcext:value-type="string">
            <text:p>78</text:p>
          </table:table-cell>
          <table:table-cell table:formula="of:=DEC2HEX([.F9];8)" office:value-type="string" office:string-value="00000000" calcext:value-type="string">
            <text:p>00000000</text:p>
          </table:table-cell>
          <table:table-cell table:formula="of:=[.N9]*[.N$2]+[.M9]*[.M$2]+[.L9]*[.L$2]+[.K9]*[.K$2]+[.J9]*[.J$2]+[.I9]*[.I$2]" office:value-type="float" office:value="0" calcext:value-type="float">
            <text:p>0</text:p>
          </table:table-cell>
          <table:table-cell table:formula="of:=DEC2HEX([.H9];8)" office:value-type="string" office:string-value="00000480" calcext:value-type="string">
            <text:p>00000480</text:p>
          </table:table-cell>
          <table:table-cell table:formula="of:=[.O9]*[.$O$2]+[.P9]*[.$P$2]+[.Q9]*[.$Q$2]+[.R9]*[.$R$2]+[.S9]*[.$S$2]+[.T9]*[.$T$2]+[.U9]*[.$U$2]+[.V9]*[.$V$2]+[.W9]*[.$W$2]+[.X9]*[.$X$2]+[.Y9]*[.$Y$2]+[.Z9]*[.$Z$2]+[.AA9]*[.$AA$2]+[.AB9]*[.$AB$2]+[.AC9]*[.$AC$2]+[.AD9]*[.$AD$2]+[.AE9]*[.$AE$2]+[.AF9]*[.$AF$2]+[.AG9]*[.$AG$2]+[.AH9]*[.$AH$2]+[.AI9]*[.$AI$2]+[.AJ9]*[.$AJ$2]+[.AK9]*[.$AK$2]+[.AL9]*[.$AL$2]+[.AM9]*[.$AM$2]+[.AN9]*[.$AN$2]+[.AO9]*[.$AO$2]+[.AP9]*[.$AP$2]+[.AQ9]*[.$AQ$2]+[.AR9]*[.$AR$2]+[.AS9]*[.$AS$2]+[.AT9]*[.$AT$2]" office:value-type="float" office:value="1152" calcext:value-type="float">
            <text:p>1152</text:p>
          </table:table-cell>
          <table:table-cell table:number-columns-repeated="6"/>
          <table:table-cell table:style-name="Default"/>
          <table:table-cell table:number-columns-repeated="20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];8)" office:value-type="string" office:string-value="00000000" calcext:value-type="string">
            <text:p>00000000</text:p>
          </table:table-cell>
          <table:table-cell table:formula="of:=[.N10]*[.N$2]+[.M10]*[.M$2]+[.L10]*[.L$2]+[.K10]*[.K$2]+[.J10]*[.J$2]+[.I10]*[.I$2]" office:value-type="float" office:value="0" calcext:value-type="float">
            <text:p>0</text:p>
          </table:table-cell>
          <table:table-cell table:formula="of:=DEC2HEX([.H10];8)" office:value-type="string" office:string-value="80000000" calcext:value-type="string">
            <text:p>80000000</text:p>
          </table:table-cell>
          <table:table-cell table:formula="of:=[.O10]*[.$O$2]+[.P10]*[.$P$2]+[.Q10]*[.$Q$2]+[.R10]*[.$R$2]+[.S10]*[.$S$2]+[.T10]*[.$T$2]+[.U10]*[.$U$2]+[.V10]*[.$V$2]+[.W10]*[.$W$2]+[.X10]*[.$X$2]+[.Y10]*[.$Y$2]+[.Z10]*[.$Z$2]+[.AA10]*[.$AA$2]+[.AB10]*[.$AB$2]+[.AC10]*[.$AC$2]+[.AD10]*[.$AD$2]+[.AE10]*[.$AE$2]+[.AF10]*[.$AF$2]+[.AG10]*[.$AG$2]+[.AH10]*[.$AH$2]+[.AI10]*[.$AI$2]+[.AJ10]*[.$AJ$2]+[.AK10]*[.$AK$2]+[.AL10]*[.$AL$2]+[.AM10]*[.$AM$2]+[.AN10]*[.$AN$2]+[.AO10]*[.$AO$2]+[.AP10]*[.$AP$2]+[.AQ10]*[.$AQ$2]+[.AR10]*[.$AR$2]+[.AS10]*[.$AS$2]+[.AT10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MOV A,REG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16</text:p>
          </table:table-cell>
          <table:table-cell table:formula="of:=DEC2HEX([.F11];8)" office:value-type="string" office:string-value="00000001" calcext:value-type="string">
            <text:p>00000001</text:p>
          </table:table-cell>
          <table:table-cell table:formula="of:=[.N11]*[.N$2]+[.M11]*[.M$2]+[.L11]*[.L$2]+[.K11]*[.K$2]+[.J11]*[.J$2]+[.I11]*[.I$2]" office:value-type="float" office:value="1" calcext:value-type="float">
            <text:p>1</text:p>
          </table:table-cell>
          <table:table-cell table:formula="of:=DEC2HEX([.H11];8)" office:value-type="string" office:string-value="00040000" calcext:value-type="string">
            <text:p>00040000</text:p>
          </table:table-cell>
          <table:table-cell table:formula="of:=[.O11]*[.$O$2]+[.P11]*[.$P$2]+[.Q11]*[.$Q$2]+[.R11]*[.$R$2]+[.S11]*[.$S$2]+[.T11]*[.$T$2]+[.U11]*[.$U$2]+[.V11]*[.$V$2]+[.W11]*[.$W$2]+[.X11]*[.$X$2]+[.Y11]*[.$Y$2]+[.Z11]*[.$Z$2]+[.AA11]*[.$AA$2]+[.AB11]*[.$AB$2]+[.AC11]*[.$AC$2]+[.AD11]*[.$AD$2]+[.AE11]*[.$AE$2]+[.AF11]*[.$AF$2]+[.AG11]*[.$AG$2]+[.AH11]*[.$AH$2]+[.AI11]*[.$AI$2]+[.AJ11]*[.$AJ$2]+[.AK11]*[.$AK$2]+[.AL11]*[.$AL$2]+[.AM11]*[.$AM$2]+[.AN11]*[.$AN$2]+[.AO11]*[.$AO$2]+[.AP11]*[.$AP$2]+[.AQ11]*[.$AQ$2]+[.AR11]*[.$AR$2]+[.AS11]*[.$AS$2]+[.AT11]*[.$AT$2]" office:value-type="float" office:value="262144" calcext:value-type="float">
            <text:p>262144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2];8)" office:value-type="string" office:string-value="00000000" calcext:value-type="string">
            <text:p>00000000</text:p>
          </table:table-cell>
          <table:table-cell table:formula="of:=[.N12]*[.N$2]+[.M12]*[.M$2]+[.L12]*[.L$2]+[.K12]*[.K$2]+[.J12]*[.J$2]+[.I12]*[.I$2]" office:value-type="float" office:value="0" calcext:value-type="float">
            <text:p>0</text:p>
          </table:table-cell>
          <table:table-cell table:formula="of:=DEC2HEX([.H12];8)" office:value-type="string" office:string-value="00001000" calcext:value-type="string">
            <text:p>00001000</text:p>
          </table:table-cell>
          <table:table-cell table:formula="of:=[.O12]*[.$O$2]+[.P12]*[.$P$2]+[.Q12]*[.$Q$2]+[.R12]*[.$R$2]+[.S12]*[.$S$2]+[.T12]*[.$T$2]+[.U12]*[.$U$2]+[.V12]*[.$V$2]+[.W12]*[.$W$2]+[.X12]*[.$X$2]+[.Y12]*[.$Y$2]+[.Z12]*[.$Z$2]+[.AA12]*[.$AA$2]+[.AB12]*[.$AB$2]+[.AC12]*[.$AC$2]+[.AD12]*[.$AD$2]+[.AE12]*[.$AE$2]+[.AF12]*[.$AF$2]+[.AG12]*[.$AG$2]+[.AH12]*[.$AH$2]+[.AI12]*[.$AI$2]+[.AJ12]*[.$AJ$2]+[.AK12]*[.$AK$2]+[.AL12]*[.$AL$2]+[.AM12]*[.$AM$2]+[.AN12]*[.$AN$2]+[.AO12]*[.$AO$2]+[.AP12]*[.$AP$2]+[.AQ12]*[.$AQ$2]+[.AR12]*[.$AR$2]+[.AS12]*[.$AS$2]+[.AT12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=REG</text:p>
          </table:table-cell>
          <table:table-cell/>
          <table:table-cell table:formula="of:=DEC2HEX([.F13];8)" office:value-type="string" office:string-value="00000008" calcext:value-type="string">
            <text:p>00000008</text:p>
          </table:table-cell>
          <table:table-cell table:formula="of:=[.N13]*[.N$2]+[.M13]*[.M$2]+[.L13]*[.L$2]+[.K13]*[.K$2]+[.J13]*[.J$2]+[.I13]*[.I$2]" office:value-type="float" office:value="8" calcext:value-type="float">
            <text:p>8</text:p>
          </table:table-cell>
          <table:table-cell table:formula="of:=DEC2HEX([.H13];8)" office:value-type="string" office:string-value="00000080" calcext:value-type="string">
            <text:p>00000080</text:p>
          </table:table-cell>
          <table:table-cell table:formula="of:=[.O13]*[.$O$2]+[.P13]*[.$P$2]+[.Q13]*[.$Q$2]+[.R13]*[.$R$2]+[.S13]*[.$S$2]+[.T13]*[.$T$2]+[.U13]*[.$U$2]+[.V13]*[.$V$2]+[.W13]*[.$W$2]+[.X13]*[.$X$2]+[.Y13]*[.$Y$2]+[.Z13]*[.$Z$2]+[.AA13]*[.$AA$2]+[.AB13]*[.$AB$2]+[.AC13]*[.$AC$2]+[.AD13]*[.$AD$2]+[.AE13]*[.$AE$2]+[.AF13]*[.$AF$2]+[.AG13]*[.$AG$2]+[.AH13]*[.$AH$2]+[.AI13]*[.$AI$2]+[.AJ13]*[.$AJ$2]+[.AK13]*[.$AK$2]+[.AL13]*[.$AL$2]+[.AM13]*[.$AM$2]+[.AN13]*[.$AN$2]+[.AO13]*[.$AO$2]+[.AP13]*[.$AP$2]+[.AQ13]*[.$AQ$2]+[.AR13]*[.$AR$2]+[.AS13]*[.$AS$2]+[.AT13]*[.$AT$2]" office:value-type="float" office:value="128" calcext:value-type="float">
            <text:p>128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27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];8)" office:value-type="string" office:string-value="00000000" calcext:value-type="string">
            <text:p>00000000</text:p>
          </table:table-cell>
          <table:table-cell table:formula="of:=[.N14]*[.N$2]+[.M14]*[.M$2]+[.L14]*[.L$2]+[.K14]*[.K$2]+[.J14]*[.J$2]+[.I14]*[.I$2]" office:value-type="float" office:value="0" calcext:value-type="float">
            <text:p>0</text:p>
          </table:table-cell>
          <table:table-cell table:formula="of:=DEC2HEX([.H14];8)" office:value-type="string" office:string-value="80000000" calcext:value-type="string">
            <text:p>80000000</text:p>
          </table:table-cell>
          <table:table-cell table:formula="of:=[.O14]*[.$O$2]+[.P14]*[.$P$2]+[.Q14]*[.$Q$2]+[.R14]*[.$R$2]+[.S14]*[.$S$2]+[.T14]*[.$T$2]+[.U14]*[.$U$2]+[.V14]*[.$V$2]+[.W14]*[.$W$2]+[.X14]*[.$X$2]+[.Y14]*[.$Y$2]+[.Z14]*[.$Z$2]+[.AA14]*[.$AA$2]+[.AB14]*[.$AB$2]+[.AC14]*[.$AC$2]+[.AD14]*[.$AD$2]+[.AE14]*[.$AE$2]+[.AF14]*[.$AF$2]+[.AG14]*[.$AG$2]+[.AH14]*[.$AH$2]+[.AI14]*[.$AI$2]+[.AJ14]*[.$AJ$2]+[.AK14]*[.$AK$2]+[.AL14]*[.$AL$2]+[.AM14]*[.$AM$2]+[.AN14]*[.$AN$2]+[.AO14]*[.$AO$2]+[.AP14]*[.$AP$2]+[.AQ14]*[.$AQ$2]+[.AR14]*[.$AR$2]+[.AS14]*[.$AS$2]+[.AT14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B,A</text:p>
          </table:table-cell>
          <table:table-cell office:value-type="string" calcext:value-type="string">
            <text:p>B=A</text:p>
          </table:table-cell>
          <table:table-cell table:style-name="ce3" office:value-type="string" calcext:value-type="string">
            <text:p>47</text:p>
          </table:table-cell>
          <table:table-cell table:formula="of:=DEC2HEX([.F15];8)" office:value-type="string" office:string-value="00000000" calcext:value-type="string">
            <text:p>00000000</text:p>
          </table:table-cell>
          <table:table-cell table:formula="of:=[.N15]*[.N$2]+[.M15]*[.M$2]+[.L15]*[.L$2]+[.K15]*[.K$2]+[.J15]*[.J$2]+[.I15]*[.I$2]" office:value-type="float" office:value="0" calcext:value-type="float">
            <text:p>0</text:p>
          </table:table-cell>
          <table:table-cell table:formula="of:=DEC2HEX([.H15];8)" office:value-type="string" office:string-value="00000300" calcext:value-type="string">
            <text:p>00000300</text:p>
          </table:table-cell>
          <table:table-cell table:formula="of:=[.O15]*[.$O$2]+[.P15]*[.$P$2]+[.Q15]*[.$Q$2]+[.R15]*[.$R$2]+[.S15]*[.$S$2]+[.T15]*[.$T$2]+[.U15]*[.$U$2]+[.V15]*[.$V$2]+[.W15]*[.$W$2]+[.X15]*[.$X$2]+[.Y15]*[.$Y$2]+[.Z15]*[.$Z$2]+[.AA15]*[.$AA$2]+[.AB15]*[.$AB$2]+[.AC15]*[.$AC$2]+[.AD15]*[.$AD$2]+[.AE15]*[.$AE$2]+[.AF15]*[.$AF$2]+[.AG15]*[.$AG$2]+[.AH15]*[.$AH$2]+[.AI15]*[.$AI$2]+[.AJ15]*[.$AJ$2]+[.AK15]*[.$AK$2]+[.AL15]*[.$AL$2]+[.AM15]*[.$AM$2]+[.AN15]*[.$AN$2]+[.AO15]*[.$AO$2]+[.AP15]*[.$AP$2]+[.AQ15]*[.$AQ$2]+[.AR15]*[.$AR$2]+[.AS15]*[.$AS$2]+[.AT15]*[.$AT$2]" office:value-type="float" office:value="768" calcext:value-type="float">
            <text:p>768</text:p>
          </table:table-cell>
          <table:table-cell table:number-columns-repeated="28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6];8)" office:value-type="string" office:string-value="00000000" calcext:value-type="string">
            <text:p>00000000</text:p>
          </table:table-cell>
          <table:table-cell table:formula="of:=[.N16]*[.N$2]+[.M16]*[.M$2]+[.L16]*[.L$2]+[.K16]*[.K$2]+[.J16]*[.J$2]+[.I16]*[.I$2]" office:value-type="float" office:value="0" calcext:value-type="float">
            <text:p>0</text:p>
          </table:table-cell>
          <table:table-cell table:formula="of:=DEC2HEX([.H16];8)" office:value-type="string" office:string-value="80000000" calcext:value-type="string">
            <text:p>80000000</text:p>
          </table:table-cell>
          <table:table-cell table:formula="of:=[.O16]*[.$O$2]+[.P16]*[.$P$2]+[.Q16]*[.$Q$2]+[.R16]*[.$R$2]+[.S16]*[.$S$2]+[.T16]*[.$T$2]+[.U16]*[.$U$2]+[.V16]*[.$V$2]+[.W16]*[.$W$2]+[.X16]*[.$X$2]+[.Y16]*[.$Y$2]+[.Z16]*[.$Z$2]+[.AA16]*[.$AA$2]+[.AB16]*[.$AB$2]+[.AC16]*[.$AC$2]+[.AD16]*[.$AD$2]+[.AE16]*[.$AE$2]+[.AF16]*[.$AF$2]+[.AG16]*[.$AG$2]+[.AH16]*[.$AH$2]+[.AI16]*[.$AI$2]+[.AJ16]*[.$AJ$2]+[.AK16]*[.$AK$2]+[.AL16]*[.$AL$2]+[.AM16]*[.$AM$2]+[.AN16]*[.$AN$2]+[.AO16]*[.$AO$2]+[.AP16]*[.$AP$2]+[.AQ16]*[.$AQ$2]+[.AR16]*[.$AR$2]+[.AS16]*[.$AS$2]+[.AT16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H,A</text:p>
          </table:table-cell>
          <table:table-cell office:value-type="string" calcext:value-type="string">
            <text:p>H=A</text:p>
          </table:table-cell>
          <table:table-cell table:style-name="ce3" office:value-type="string" calcext:value-type="string">
            <text:p>67</text:p>
          </table:table-cell>
          <table:table-cell table:formula="of:=DEC2HEX([.F17];8)" office:value-type="string" office:string-value="00000000" calcext:value-type="string">
            <text:p>00000000</text:p>
          </table:table-cell>
          <table:table-cell table:formula="of:=[.N17]*[.N$2]+[.M17]*[.M$2]+[.L17]*[.L$2]+[.K17]*[.K$2]+[.J17]*[.J$2]+[.I17]*[.I$2]" office:value-type="float" office:value="0" calcext:value-type="float">
            <text:p>0</text:p>
          </table:table-cell>
          <table:table-cell table:formula="of:=DEC2HEX([.H17];8)" office:value-type="string" office:string-value="00008100" calcext:value-type="string">
            <text:p>00008100</text:p>
          </table:table-cell>
          <table:table-cell table:formula="of:=[.O17]*[.$O$2]+[.P17]*[.$P$2]+[.Q17]*[.$Q$2]+[.R17]*[.$R$2]+[.S17]*[.$S$2]+[.T17]*[.$T$2]+[.U17]*[.$U$2]+[.V17]*[.$V$2]+[.W17]*[.$W$2]+[.X17]*[.$X$2]+[.Y17]*[.$Y$2]+[.Z17]*[.$Z$2]+[.AA17]*[.$AA$2]+[.AB17]*[.$AB$2]+[.AC17]*[.$AC$2]+[.AD17]*[.$AD$2]+[.AE17]*[.$AE$2]+[.AF17]*[.$AF$2]+[.AG17]*[.$AG$2]+[.AH17]*[.$AH$2]+[.AI17]*[.$AI$2]+[.AJ17]*[.$AJ$2]+[.AK17]*[.$AK$2]+[.AL17]*[.$AL$2]+[.AM17]*[.$AM$2]+[.AN17]*[.$AN$2]+[.AO17]*[.$AO$2]+[.AP17]*[.$AP$2]+[.AQ17]*[.$AQ$2]+[.AR17]*[.$AR$2]+[.AS17]*[.$AS$2]+[.AT17]*[.$AT$2]" office:value-type="float" office:value="33024" calcext:value-type="float">
            <text:p>33024</text:p>
          </table:table-cell>
          <table:table-cell table:number-columns-repeated="6"/>
          <table:table-cell table:style-name="ce2"/>
          <table:table-cell table:number-columns-repeated="15"/>
          <table:table-cell table:style-name="ce10" office:value-type="float" office:value="1" calcext:value-type="float">
            <text:p>1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8];8)" office:value-type="string" office:string-value="00000000" calcext:value-type="string">
            <text:p>00000000</text:p>
          </table:table-cell>
          <table:table-cell table:formula="of:=[.N18]*[.N$2]+[.M18]*[.M$2]+[.L18]*[.L$2]+[.K18]*[.K$2]+[.J18]*[.J$2]+[.I18]*[.I$2]" office:value-type="float" office:value="0" calcext:value-type="float">
            <text:p>0</text:p>
          </table:table-cell>
          <table:table-cell table:formula="of:=DEC2HEX([.H18];8)" office:value-type="string" office:string-value="80000000" calcext:value-type="string">
            <text:p>80000000</text:p>
          </table:table-cell>
          <table:table-cell table:formula="of:=[.O18]*[.$O$2]+[.P18]*[.$P$2]+[.Q18]*[.$Q$2]+[.R18]*[.$R$2]+[.S18]*[.$S$2]+[.T18]*[.$T$2]+[.U18]*[.$U$2]+[.V18]*[.$V$2]+[.W18]*[.$W$2]+[.X18]*[.$X$2]+[.Y18]*[.$Y$2]+[.Z18]*[.$Z$2]+[.AA18]*[.$AA$2]+[.AB18]*[.$AB$2]+[.AC18]*[.$AC$2]+[.AD18]*[.$AD$2]+[.AE18]*[.$AE$2]+[.AF18]*[.$AF$2]+[.AG18]*[.$AG$2]+[.AH18]*[.$AH$2]+[.AI18]*[.$AI$2]+[.AJ18]*[.$AJ$2]+[.AK18]*[.$AK$2]+[.AL18]*[.$AL$2]+[.AM18]*[.$AM$2]+[.AN18]*[.$AN$2]+[.AO18]*[.$AO$2]+[.AP18]*[.$AP$2]+[.AQ18]*[.$AQ$2]+[.AR18]*[.$AR$2]+[.AS18]*[.$AS$2]+[.AT18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L,A</text:p>
          </table:table-cell>
          <table:table-cell office:value-type="string" calcext:value-type="string">
            <text:p>L=A</text:p>
          </table:table-cell>
          <table:table-cell table:style-name="ce3" office:value-type="string" calcext:value-type="string">
            <text:p>6F</text:p>
          </table:table-cell>
          <table:table-cell table:formula="of:=DEC2HEX([.F19];8)" office:value-type="string" office:string-value="00000000" calcext:value-type="string">
            <text:p>00000000</text:p>
          </table:table-cell>
          <table:table-cell table:formula="of:=[.N19]*[.N$2]+[.M19]*[.M$2]+[.L19]*[.L$2]+[.K19]*[.K$2]+[.J19]*[.J$2]+[.I19]*[.I$2]" office:value-type="float" office:value="0" calcext:value-type="float">
            <text:p>0</text:p>
          </table:table-cell>
          <table:table-cell table:formula="of:=DEC2HEX([.H19];8)" office:value-type="string" office:string-value="00004100" calcext:value-type="string">
            <text:p>00004100</text:p>
          </table:table-cell>
          <table:table-cell table:formula="of:=[.O19]*[.$O$2]+[.P19]*[.$P$2]+[.Q19]*[.$Q$2]+[.R19]*[.$R$2]+[.S19]*[.$S$2]+[.T19]*[.$T$2]+[.U19]*[.$U$2]+[.V19]*[.$V$2]+[.W19]*[.$W$2]+[.X19]*[.$X$2]+[.Y19]*[.$Y$2]+[.Z19]*[.$Z$2]+[.AA19]*[.$AA$2]+[.AB19]*[.$AB$2]+[.AC19]*[.$AC$2]+[.AD19]*[.$AD$2]+[.AE19]*[.$AE$2]+[.AF19]*[.$AF$2]+[.AG19]*[.$AG$2]+[.AH19]*[.$AH$2]+[.AI19]*[.$AI$2]+[.AJ19]*[.$AJ$2]+[.AK19]*[.$AK$2]+[.AL19]*[.$AL$2]+[.AM19]*[.$AM$2]+[.AN19]*[.$AN$2]+[.AO19]*[.$AO$2]+[.AP19]*[.$AP$2]+[.AQ19]*[.$AQ$2]+[.AR19]*[.$AR$2]+[.AS19]*[.$AS$2]+[.AT19]*[.$AT$2]" office:value-type="float" office:value="16640" calcext:value-type="float">
            <text:p>16640</text:p>
          </table:table-cell>
          <table:table-cell table:number-columns-repeated="6"/>
          <table:table-cell table:style-name="ce2"/>
          <table:table-cell table:number-columns-repeated="16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0];8)" office:value-type="string" office:string-value="00000000" calcext:value-type="string">
            <text:p>00000000</text:p>
          </table:table-cell>
          <table:table-cell table:formula="of:=[.N20]*[.N$2]+[.M20]*[.M$2]+[.L20]*[.L$2]+[.K20]*[.K$2]+[.J20]*[.J$2]+[.I20]*[.I$2]" office:value-type="float" office:value="0" calcext:value-type="float">
            <text:p>0</text:p>
          </table:table-cell>
          <table:table-cell table:formula="of:=DEC2HEX([.H20];8)" office:value-type="string" office:string-value="80000000" calcext:value-type="string">
            <text:p>80000000</text:p>
          </table:table-cell>
          <table:table-cell table:formula="of:=[.O20]*[.$O$2]+[.P20]*[.$P$2]+[.Q20]*[.$Q$2]+[.R20]*[.$R$2]+[.S20]*[.$S$2]+[.T20]*[.$T$2]+[.U20]*[.$U$2]+[.V20]*[.$V$2]+[.W20]*[.$W$2]+[.X20]*[.$X$2]+[.Y20]*[.$Y$2]+[.Z20]*[.$Z$2]+[.AA20]*[.$AA$2]+[.AB20]*[.$AB$2]+[.AC20]*[.$AC$2]+[.AD20]*[.$AD$2]+[.AE20]*[.$AE$2]+[.AF20]*[.$AF$2]+[.AG20]*[.$AG$2]+[.AH20]*[.$AH$2]+[.AI20]*[.$AI$2]+[.AJ20]*[.$AJ$2]+[.AK20]*[.$AK$2]+[.AL20]*[.$AL$2]+[.AM20]*[.$AM$2]+[.AN20]*[.$AN$2]+[.AO20]*[.$AO$2]+[.AP20]*[.$AP$2]+[.AQ20]*[.$AQ$2]+[.AR20]*[.$AR$2]+[.AS20]*[.$AS$2]+[.AT20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M,A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10</text:p>
          </table:table-cell>
          <table:table-cell table:formula="of:=DEC2HEX([.F21];8)" office:value-type="string" office:string-value="00000000" calcext:value-type="string">
            <text:p>00000000</text:p>
          </table:table-cell>
          <table:table-cell table:formula="of:=[.N21]*[.N$2]+[.M21]*[.M$2]+[.L21]*[.L$2]+[.K21]*[.K$2]+[.J21]*[.J$2]+[.I21]*[.I$2]" office:value-type="float" office:value="0" calcext:value-type="float">
            <text:p>0</text:p>
          </table:table-cell>
          <table:table-cell table:formula="of:=DEC2HEX([.H21];8)" office:value-type="string" office:string-value="00044000" calcext:value-type="string">
            <text:p>00044000</text:p>
          </table:table-cell>
          <table:table-cell table:formula="of:=[.O21]*[.$O$2]+[.P21]*[.$P$2]+[.Q21]*[.$Q$2]+[.R21]*[.$R$2]+[.S21]*[.$S$2]+[.T21]*[.$T$2]+[.U21]*[.$U$2]+[.V21]*[.$V$2]+[.W21]*[.$W$2]+[.X21]*[.$X$2]+[.Y21]*[.$Y$2]+[.Z21]*[.$Z$2]+[.AA21]*[.$AA$2]+[.AB21]*[.$AB$2]+[.AC21]*[.$AC$2]+[.AD21]*[.$AD$2]+[.AE21]*[.$AE$2]+[.AF21]*[.$AF$2]+[.AG21]*[.$AG$2]+[.AH21]*[.$AH$2]+[.AI21]*[.$AI$2]+[.AJ21]*[.$AJ$2]+[.AK21]*[.$AK$2]+[.AL21]*[.$AL$2]+[.AM21]*[.$AM$2]+[.AN21]*[.$AN$2]+[.AO21]*[.$AO$2]+[.AP21]*[.$AP$2]+[.AQ21]*[.$AQ$2]+[.AR21]*[.$AR$2]+[.AS21]*[.$AS$2]+[.AT21]*[.$AT$2]" office:value-type="float" office:value="278528" calcext:value-type="float">
            <text:p>278528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22];8)" office:value-type="string" office:string-value="00000000" calcext:value-type="string">
            <text:p>00000000</text:p>
          </table:table-cell>
          <table:table-cell table:formula="of:=[.N22]*[.N$2]+[.M22]*[.M$2]+[.L22]*[.L$2]+[.K22]*[.K$2]+[.J22]*[.J$2]+[.I22]*[.I$2]" office:value-type="float" office:value="0" calcext:value-type="float">
            <text:p>0</text:p>
          </table:table-cell>
          <table:table-cell table:formula="of:=DEC2HEX([.H22];8)" office:value-type="string" office:string-value="00001000" calcext:value-type="string">
            <text:p>00001000</text:p>
          </table:table-cell>
          <table:table-cell table:formula="of:=[.O22]*[.$O$2]+[.P22]*[.$P$2]+[.Q22]*[.$Q$2]+[.R22]*[.$R$2]+[.S22]*[.$S$2]+[.T22]*[.$T$2]+[.U22]*[.$U$2]+[.V22]*[.$V$2]+[.W22]*[.$W$2]+[.X22]*[.$X$2]+[.Y22]*[.$Y$2]+[.Z22]*[.$Z$2]+[.AA22]*[.$AA$2]+[.AB22]*[.$AB$2]+[.AC22]*[.$AC$2]+[.AD22]*[.$AD$2]+[.AE22]*[.$AE$2]+[.AF22]*[.$AF$2]+[.AG22]*[.$AG$2]+[.AH22]*[.$AH$2]+[.AI22]*[.$AI$2]+[.AJ22]*[.$AJ$2]+[.AK22]*[.$AK$2]+[.AL22]*[.$AL$2]+[.AM22]*[.$AM$2]+[.AN22]*[.$AN$2]+[.AO22]*[.$AO$2]+[.AP22]*[.$AP$2]+[.AQ22]*[.$AQ$2]+[.AR22]*[.$AR$2]+[.AS22]*[.$AS$2]+[.AT22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23];8)" office:value-type="string" office:string-value="00000000" calcext:value-type="string">
            <text:p>00000000</text:p>
          </table:table-cell>
          <table:table-cell table:formula="of:=[.N23]*[.N$2]+[.M23]*[.M$2]+[.L23]*[.L$2]+[.K23]*[.K$2]+[.J23]*[.J$2]+[.I23]*[.I$2]" office:value-type="float" office:value="0" calcext:value-type="float">
            <text:p>0</text:p>
          </table:table-cell>
          <table:table-cell table:formula="of:=DEC2HEX([.H23];8)" office:value-type="string" office:string-value="00048000" calcext:value-type="string">
            <text:p>00048000</text:p>
          </table:table-cell>
          <table:table-cell table:formula="of:=[.O23]*[.$O$2]+[.P23]*[.$P$2]+[.Q23]*[.$Q$2]+[.R23]*[.$R$2]+[.S23]*[.$S$2]+[.T23]*[.$T$2]+[.U23]*[.$U$2]+[.V23]*[.$V$2]+[.W23]*[.$W$2]+[.X23]*[.$X$2]+[.Y23]*[.$Y$2]+[.Z23]*[.$Z$2]+[.AA23]*[.$AA$2]+[.AB23]*[.$AB$2]+[.AC23]*[.$AC$2]+[.AD23]*[.$AD$2]+[.AE23]*[.$AE$2]+[.AF23]*[.$AF$2]+[.AG23]*[.$AG$2]+[.AH23]*[.$AH$2]+[.AI23]*[.$AI$2]+[.AJ23]*[.$AJ$2]+[.AK23]*[.$AK$2]+[.AL23]*[.$AL$2]+[.AM23]*[.$AM$2]+[.AN23]*[.$AN$2]+[.AO23]*[.$AO$2]+[.AP23]*[.$AP$2]+[.AQ23]*[.$AQ$2]+[.AR23]*[.$AR$2]+[.AS23]*[.$AS$2]+[.AT23]*[.$AT$2]" office:value-type="float" office:value="294912" calcext:value-type="float">
            <text:p>294912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24];8)" office:value-type="string" office:string-value="00000000" calcext:value-type="string">
            <text:p>00000000</text:p>
          </table:table-cell>
          <table:table-cell table:formula="of:=[.N24]*[.N$2]+[.M24]*[.M$2]+[.L24]*[.L$2]+[.K24]*[.K$2]+[.J24]*[.J$2]+[.I24]*[.I$2]" office:value-type="float" office:value="0" calcext:value-type="float">
            <text:p>0</text:p>
          </table:table-cell>
          <table:table-cell table:formula="of:=DEC2HEX([.H24];8)" office:value-type="string" office:string-value="00001000" calcext:value-type="string">
            <text:p>00001000</text:p>
          </table:table-cell>
          <table:table-cell table:formula="of:=[.O24]*[.$O$2]+[.P24]*[.$P$2]+[.Q24]*[.$Q$2]+[.R24]*[.$R$2]+[.S24]*[.$S$2]+[.T24]*[.$T$2]+[.U24]*[.$U$2]+[.V24]*[.$V$2]+[.W24]*[.$W$2]+[.X24]*[.$X$2]+[.Y24]*[.$Y$2]+[.Z24]*[.$Z$2]+[.AA24]*[.$AA$2]+[.AB24]*[.$AB$2]+[.AC24]*[.$AC$2]+[.AD24]*[.$AD$2]+[.AE24]*[.$AE$2]+[.AF24]*[.$AF$2]+[.AG24]*[.$AG$2]+[.AH24]*[.$AH$2]+[.AI24]*[.$AI$2]+[.AJ24]*[.$AJ$2]+[.AK24]*[.$AK$2]+[.AL24]*[.$AL$2]+[.AM24]*[.$AM$2]+[.AN24]*[.$AN$2]+[.AO24]*[.$AO$2]+[.AP24]*[.$AP$2]+[.AQ24]*[.$AQ$2]+[.AR24]*[.$AR$2]+[.AS24]*[.$AS$2]+[.AT24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M(HL)=A</text:p>
          </table:table-cell>
          <table:table-cell table:style-name="ce3"/>
          <table:table-cell table:formula="of:=DEC2HEX([.F25];8)" office:value-type="string" office:string-value="00000000" calcext:value-type="string">
            <text:p>00000000</text:p>
          </table:table-cell>
          <table:table-cell table:formula="of:=[.N25]*[.N$2]+[.M25]*[.M$2]+[.L25]*[.L$2]+[.K25]*[.K$2]+[.J25]*[.J$2]+[.I25]*[.I$2]" office:value-type="float" office:value="0" calcext:value-type="float">
            <text:p>0</text:p>
          </table:table-cell>
          <table:table-cell table:formula="of:=DEC2HEX([.H25];8)" office:value-type="string" office:string-value="00010100" calcext:value-type="string">
            <text:p>00010100</text:p>
          </table:table-cell>
          <table:table-cell table:formula="of:=[.O25]*[.$O$2]+[.P25]*[.$P$2]+[.Q25]*[.$Q$2]+[.R25]*[.$R$2]+[.S25]*[.$S$2]+[.T25]*[.$T$2]+[.U25]*[.$U$2]+[.V25]*[.$V$2]+[.W25]*[.$W$2]+[.X25]*[.$X$2]+[.Y25]*[.$Y$2]+[.Z25]*[.$Z$2]+[.AA25]*[.$AA$2]+[.AB25]*[.$AB$2]+[.AC25]*[.$AC$2]+[.AD25]*[.$AD$2]+[.AE25]*[.$AE$2]+[.AF25]*[.$AF$2]+[.AG25]*[.$AG$2]+[.AH25]*[.$AH$2]+[.AI25]*[.$AI$2]+[.AJ25]*[.$AJ$2]+[.AK25]*[.$AK$2]+[.AL25]*[.$AL$2]+[.AM25]*[.$AM$2]+[.AN25]*[.$AN$2]+[.AO25]*[.$AO$2]+[.AP25]*[.$AP$2]+[.AQ25]*[.$AQ$2]+[.AR25]*[.$AR$2]+[.AS25]*[.$AS$2]+[.AT25]*[.$AT$2]" office:value-type="float" office:value="65792" calcext:value-type="float">
            <text:p>65792</text:p>
          </table:table-cell>
          <table:table-cell table:number-columns-repeated="21"/>
          <table:table-cell table:style-name="ce10" office:value-type="float" office:value="1" calcext:value-type="float">
            <text:p>1</text:p>
          </table:table-cell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6];8)" office:value-type="string" office:string-value="00000000" calcext:value-type="string">
            <text:p>00000000</text:p>
          </table:table-cell>
          <table:table-cell table:formula="of:=[.N26]*[.N$2]+[.M26]*[.M$2]+[.L26]*[.L$2]+[.K26]*[.K$2]+[.J26]*[.J$2]+[.I26]*[.I$2]" office:value-type="float" office:value="0" calcext:value-type="float">
            <text:p>0</text:p>
          </table:table-cell>
          <table:table-cell table:formula="of:=DEC2HEX([.H26];8)" office:value-type="string" office:string-value="80000000" calcext:value-type="string">
            <text:p>80000000</text:p>
          </table:table-cell>
          <table:table-cell table:formula="of:=[.O26]*[.$O$2]+[.P26]*[.$P$2]+[.Q26]*[.$Q$2]+[.R26]*[.$R$2]+[.S26]*[.$S$2]+[.T26]*[.$T$2]+[.U26]*[.$U$2]+[.V26]*[.$V$2]+[.W26]*[.$W$2]+[.X26]*[.$X$2]+[.Y26]*[.$Y$2]+[.Z26]*[.$Z$2]+[.AA26]*[.$AA$2]+[.AB26]*[.$AB$2]+[.AC26]*[.$AC$2]+[.AD26]*[.$AD$2]+[.AE26]*[.$AE$2]+[.AF26]*[.$AF$2]+[.AG26]*[.$AG$2]+[.AH26]*[.$AH$2]+[.AI26]*[.$AI$2]+[.AJ26]*[.$AJ$2]+[.AK26]*[.$AK$2]+[.AL26]*[.$AL$2]+[.AM26]*[.$AM$2]+[.AN26]*[.$AN$2]+[.AO26]*[.$AO$2]+[.AP26]*[.$AP$2]+[.AQ26]*[.$AQ$2]+[.AR26]*[.$AR$2]+[.AS26]*[.$AS$2]+[.AT26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3" office:value-type="string" calcext:value-type="string">
            <text:p>3E</text:p>
          </table:table-cell>
          <table:table-cell table:formula="of:=DEC2HEX([.F27];8)" office:value-type="string" office:string-value="00000000" calcext:value-type="string">
            <text:p>00000000</text:p>
          </table:table-cell>
          <table:table-cell table:formula="of:=[.N27]*[.N$2]+[.M27]*[.M$2]+[.L27]*[.L$2]+[.K27]*[.K$2]+[.J27]*[.J$2]+[.I27]*[.I$2]" office:value-type="float" office:value="0" calcext:value-type="float">
            <text:p>0</text:p>
          </table:table-cell>
          <table:table-cell table:formula="of:=DEC2HEX([.H27];8)" office:value-type="string" office:string-value="00040080" calcext:value-type="string">
            <text:p>00040080</text:p>
          </table:table-cell>
          <table:table-cell table:formula="of:=[.O27]*[.$O$2]+[.P27]*[.$P$2]+[.Q27]*[.$Q$2]+[.R27]*[.$R$2]+[.S27]*[.$S$2]+[.T27]*[.$T$2]+[.U27]*[.$U$2]+[.V27]*[.$V$2]+[.W27]*[.$W$2]+[.X27]*[.$X$2]+[.Y27]*[.$Y$2]+[.Z27]*[.$Z$2]+[.AA27]*[.$AA$2]+[.AB27]*[.$AB$2]+[.AC27]*[.$AC$2]+[.AD27]*[.$AD$2]+[.AE27]*[.$AE$2]+[.AF27]*[.$AF$2]+[.AG27]*[.$AG$2]+[.AH27]*[.$AH$2]+[.AI27]*[.$AI$2]+[.AJ27]*[.$AJ$2]+[.AK27]*[.$AK$2]+[.AL27]*[.$AL$2]+[.AM27]*[.$AM$2]+[.AN27]*[.$AN$2]+[.AO27]*[.$AO$2]+[.AP27]*[.$AP$2]+[.AQ27]*[.$AQ$2]+[.AR27]*[.$AR$2]+[.AS27]*[.$AS$2]+[.AT27]*[.$AT$2]" office:value-type="float" office:value="262272" calcext:value-type="float">
            <text:p>262272</text:p>
          </table:table-cell>
          <table:table-cell table:number-columns-repeated="6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28];8)" office:value-type="string" office:string-value="00000000" calcext:value-type="string">
            <text:p>00000000</text:p>
          </table:table-cell>
          <table:table-cell table:formula="of:=[.N28]*[.N$2]+[.M28]*[.M$2]+[.L28]*[.L$2]+[.K28]*[.K$2]+[.J28]*[.J$2]+[.I28]*[.I$2]" office:value-type="float" office:value="0" calcext:value-type="float">
            <text:p>0</text:p>
          </table:table-cell>
          <table:table-cell table:formula="of:=DEC2HEX([.H28];8)" office:value-type="string" office:string-value="00001000" calcext:value-type="string">
            <text:p>00001000</text:p>
          </table:table-cell>
          <table:table-cell table:formula="of:=[.O28]*[.$O$2]+[.P28]*[.$P$2]+[.Q28]*[.$Q$2]+[.R28]*[.$R$2]+[.S28]*[.$S$2]+[.T28]*[.$T$2]+[.U28]*[.$U$2]+[.V28]*[.$V$2]+[.W28]*[.$W$2]+[.X28]*[.$X$2]+[.Y28]*[.$Y$2]+[.Z28]*[.$Z$2]+[.AA28]*[.$AA$2]+[.AB28]*[.$AB$2]+[.AC28]*[.$AC$2]+[.AD28]*[.$AD$2]+[.AE28]*[.$AE$2]+[.AF28]*[.$AF$2]+[.AG28]*[.$AG$2]+[.AH28]*[.$AH$2]+[.AI28]*[.$AI$2]+[.AJ28]*[.$AJ$2]+[.AK28]*[.$AK$2]+[.AL28]*[.$AL$2]+[.AM28]*[.$AM$2]+[.AN28]*[.$AN$2]+[.AO28]*[.$AO$2]+[.AP28]*[.$AP$2]+[.AQ28]*[.$AQ$2]+[.AR28]*[.$AR$2]+[.AS28]*[.$AS$2]+[.AT28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9];8)" office:value-type="string" office:string-value="00000000" calcext:value-type="string">
            <text:p>00000000</text:p>
          </table:table-cell>
          <table:table-cell table:formula="of:=[.N29]*[.N$2]+[.M29]*[.M$2]+[.L29]*[.L$2]+[.K29]*[.K$2]+[.J29]*[.J$2]+[.I29]*[.I$2]" office:value-type="float" office:value="0" calcext:value-type="float">
            <text:p>0</text:p>
          </table:table-cell>
          <table:table-cell table:formula="of:=DEC2HEX([.H29];8)" office:value-type="string" office:string-value="80000000" calcext:value-type="string">
            <text:p>80000000</text:p>
          </table:table-cell>
          <table:table-cell table:formula="of:=[.O29]*[.$O$2]+[.P29]*[.$P$2]+[.Q29]*[.$Q$2]+[.R29]*[.$R$2]+[.S29]*[.$S$2]+[.T29]*[.$T$2]+[.U29]*[.$U$2]+[.V29]*[.$V$2]+[.W29]*[.$W$2]+[.X29]*[.$X$2]+[.Y29]*[.$Y$2]+[.Z29]*[.$Z$2]+[.AA29]*[.$AA$2]+[.AB29]*[.$AB$2]+[.AC29]*[.$AC$2]+[.AD29]*[.$AD$2]+[.AE29]*[.$AE$2]+[.AF29]*[.$AF$2]+[.AG29]*[.$AG$2]+[.AH29]*[.$AH$2]+[.AI29]*[.$AI$2]+[.AJ29]*[.$AJ$2]+[.AK29]*[.$AK$2]+[.AL29]*[.$AL$2]+[.AM29]*[.$AM$2]+[.AN29]*[.$AN$2]+[.AO29]*[.$AO$2]+[.AP29]*[.$AP$2]+[.AQ29]*[.$AQ$2]+[.AR29]*[.$AR$2]+[.AS29]*[.$AS$2]+[.AT29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B,BYTE</text:p>
          </table:table-cell>
          <table:table-cell office:value-type="string" calcext:value-type="string">
            <text:p>B=ROM</text:p>
          </table:table-cell>
          <table:table-cell table:style-name="ce3" office:value-type="string" calcext:value-type="string">
            <text:p>06</text:p>
          </table:table-cell>
          <table:table-cell table:formula="of:=DEC2HEX([.F30];8)" office:value-type="string" office:string-value="00000000" calcext:value-type="string">
            <text:p>00000000</text:p>
          </table:table-cell>
          <table:table-cell table:formula="of:=[.N30]*[.N$2]+[.M30]*[.M$2]+[.L30]*[.L$2]+[.K30]*[.K$2]+[.J30]*[.J$2]+[.I30]*[.I$2]" office:value-type="float" office:value="0" calcext:value-type="float">
            <text:p>0</text:p>
          </table:table-cell>
          <table:table-cell table:formula="of:=DEC2HEX([.H30];8)" office:value-type="string" office:string-value="00040200" calcext:value-type="string">
            <text:p>00040200</text:p>
          </table:table-cell>
          <table:table-cell table:formula="of:=[.O30]*[.$O$2]+[.P30]*[.$P$2]+[.Q30]*[.$Q$2]+[.R30]*[.$R$2]+[.S30]*[.$S$2]+[.T30]*[.$T$2]+[.U30]*[.$U$2]+[.V30]*[.$V$2]+[.W30]*[.$W$2]+[.X30]*[.$X$2]+[.Y30]*[.$Y$2]+[.Z30]*[.$Z$2]+[.AA30]*[.$AA$2]+[.AB30]*[.$AB$2]+[.AC30]*[.$AC$2]+[.AD30]*[.$AD$2]+[.AE30]*[.$AE$2]+[.AF30]*[.$AF$2]+[.AG30]*[.$AG$2]+[.AH30]*[.$AH$2]+[.AI30]*[.$AI$2]+[.AJ30]*[.$AJ$2]+[.AK30]*[.$AK$2]+[.AL30]*[.$AL$2]+[.AM30]*[.$AM$2]+[.AN30]*[.$AN$2]+[.AO30]*[.$AO$2]+[.AP30]*[.$AP$2]+[.AQ30]*[.$AQ$2]+[.AR30]*[.$AR$2]+[.AS30]*[.$AS$2]+[.AT30]*[.$AT$2]" office:value-type="float" office:value="262656" calcext:value-type="float">
            <text:p>262656</text:p>
          </table:table-cell>
          <table:table-cell table:number-columns-repeated="19"/>
          <table:table-cell table:style-name="ce13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style-name="ce13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31];8)" office:value-type="string" office:string-value="00000000" calcext:value-type="string">
            <text:p>00000000</text:p>
          </table:table-cell>
          <table:table-cell table:formula="of:=[.N31]*[.N$2]+[.M31]*[.M$2]+[.L31]*[.L$2]+[.K31]*[.K$2]+[.J31]*[.J$2]+[.I31]*[.I$2]" office:value-type="float" office:value="0" calcext:value-type="float">
            <text:p>0</text:p>
          </table:table-cell>
          <table:table-cell table:formula="of:=DEC2HEX([.H31];8)" office:value-type="string" office:string-value="00001000" calcext:value-type="string">
            <text:p>00001000</text:p>
          </table:table-cell>
          <table:table-cell table:formula="of:=[.O31]*[.$O$2]+[.P31]*[.$P$2]+[.Q31]*[.$Q$2]+[.R31]*[.$R$2]+[.S31]*[.$S$2]+[.T31]*[.$T$2]+[.U31]*[.$U$2]+[.V31]*[.$V$2]+[.W31]*[.$W$2]+[.X31]*[.$X$2]+[.Y31]*[.$Y$2]+[.Z31]*[.$Z$2]+[.AA31]*[.$AA$2]+[.AB31]*[.$AB$2]+[.AC31]*[.$AC$2]+[.AD31]*[.$AD$2]+[.AE31]*[.$AE$2]+[.AF31]*[.$AF$2]+[.AG31]*[.$AG$2]+[.AH31]*[.$AH$2]+[.AI31]*[.$AI$2]+[.AJ31]*[.$AJ$2]+[.AK31]*[.$AK$2]+[.AL31]*[.$AL$2]+[.AM31]*[.$AM$2]+[.AN31]*[.$AN$2]+[.AO31]*[.$AO$2]+[.AP31]*[.$AP$2]+[.AQ31]*[.$AQ$2]+[.AR31]*[.$AR$2]+[.AS31]*[.$AS$2]+[.AT31]*[.$AT$2]" office:value-type="float" office:value="4096" calcext:value-type="float">
            <text:p>4096</text:p>
          </table:table-cell>
          <table:table-cell table:number-columns-repeated="25"/>
          <table:table-cell table:style-name="ce13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2];8)" office:value-type="string" office:string-value="00000000" calcext:value-type="string">
            <text:p>00000000</text:p>
          </table:table-cell>
          <table:table-cell table:formula="of:=[.N32]*[.N$2]+[.M32]*[.M$2]+[.L32]*[.L$2]+[.K32]*[.K$2]+[.J32]*[.J$2]+[.I32]*[.I$2]" office:value-type="float" office:value="0" calcext:value-type="float">
            <text:p>0</text:p>
          </table:table-cell>
          <table:table-cell table:formula="of:=DEC2HEX([.H32];8)" office:value-type="string" office:string-value="80000000" calcext:value-type="string">
            <text:p>80000000</text:p>
          </table:table-cell>
          <table:table-cell table:formula="of:=[.O32]*[.$O$2]+[.P32]*[.$P$2]+[.Q32]*[.$Q$2]+[.R32]*[.$R$2]+[.S32]*[.$S$2]+[.T32]*[.$T$2]+[.U32]*[.$U$2]+[.V32]*[.$V$2]+[.W32]*[.$W$2]+[.X32]*[.$X$2]+[.Y32]*[.$Y$2]+[.Z32]*[.$Z$2]+[.AA32]*[.$AA$2]+[.AB32]*[.$AB$2]+[.AC32]*[.$AC$2]+[.AD32]*[.$AD$2]+[.AE32]*[.$AE$2]+[.AF32]*[.$AF$2]+[.AG32]*[.$AG$2]+[.AH32]*[.$AH$2]+[.AI32]*[.$AI$2]+[.AJ32]*[.$AJ$2]+[.AK32]*[.$AK$2]+[.AL32]*[.$AL$2]+[.AM32]*[.$AM$2]+[.AN32]*[.$AN$2]+[.AO32]*[.$AO$2]+[.AP32]*[.$AP$2]+[.AQ32]*[.$AQ$2]+[.AR32]*[.$AR$2]+[.AS32]*[.$AS$2]+[.AT32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SPH,BYTE</text:p>
          </table:table-cell>
          <table:table-cell office:value-type="string" calcext:value-type="string">
            <text:p>SP_HI=ROM</text:p>
          </table:table-cell>
          <table:table-cell table:style-name="ce3" office:value-type="string" calcext:value-type="string">
            <text:p>1C</text:p>
          </table:table-cell>
          <table:table-cell table:formula="of:=DEC2HEX([.F33];8)" office:value-type="string" office:string-value="00000000" calcext:value-type="string">
            <text:p>00000000</text:p>
          </table:table-cell>
          <table:table-cell table:formula="of:=[.N33]*[.N$2]+[.M33]*[.M$2]+[.L33]*[.L$2]+[.K33]*[.K$2]+[.J33]*[.J$2]+[.I33]*[.I$2]" office:value-type="float" office:value="0" calcext:value-type="float">
            <text:p>0</text:p>
          </table:table-cell>
          <table:table-cell table:formula="of:=DEC2HEX([.H33];8)" office:value-type="string" office:string-value="01040000" calcext:value-type="string">
            <text:p>01040000</text:p>
          </table:table-cell>
          <table:table-cell table:formula="of:=[.O33]*[.$O$2]+[.P33]*[.$P$2]+[.Q33]*[.$Q$2]+[.R33]*[.$R$2]+[.S33]*[.$S$2]+[.T33]*[.$T$2]+[.U33]*[.$U$2]+[.V33]*[.$V$2]+[.W33]*[.$W$2]+[.X33]*[.$X$2]+[.Y33]*[.$Y$2]+[.Z33]*[.$Z$2]+[.AA33]*[.$AA$2]+[.AB33]*[.$AB$2]+[.AC33]*[.$AC$2]+[.AD33]*[.$AD$2]+[.AE33]*[.$AE$2]+[.AF33]*[.$AF$2]+[.AG33]*[.$AG$2]+[.AH33]*[.$AH$2]+[.AI33]*[.$AI$2]+[.AJ33]*[.$AJ$2]+[.AK33]*[.$AK$2]+[.AL33]*[.$AL$2]+[.AM33]*[.$AM$2]+[.AN33]*[.$AN$2]+[.AO33]*[.$AO$2]+[.AP33]*[.$AP$2]+[.AQ33]*[.$AQ$2]+[.AR33]*[.$AR$2]+[.AS33]*[.$AS$2]+[.AT33]*[.$AT$2]" office:value-type="float" office:value="17039360" calcext:value-type="float">
            <text:p>17039360</text:p>
          </table:table-cell>
          <table:table-cell table:number-columns-repeated="5"/>
          <table:table-cell table:style-name="ce12"/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34];8)" office:value-type="string" office:string-value="00000000" calcext:value-type="string">
            <text:p>00000000</text:p>
          </table:table-cell>
          <table:table-cell table:formula="of:=[.N34]*[.N$2]+[.M34]*[.M$2]+[.L34]*[.L$2]+[.K34]*[.K$2]+[.J34]*[.J$2]+[.I34]*[.I$2]" office:value-type="float" office:value="0" calcext:value-type="float">
            <text:p>0</text:p>
          </table:table-cell>
          <table:table-cell table:formula="of:=DEC2HEX([.H34];8)" office:value-type="string" office:string-value="00001000" calcext:value-type="string">
            <text:p>00001000</text:p>
          </table:table-cell>
          <table:table-cell table:formula="of:=[.O34]*[.$O$2]+[.P34]*[.$P$2]+[.Q34]*[.$Q$2]+[.R34]*[.$R$2]+[.S34]*[.$S$2]+[.T34]*[.$T$2]+[.U34]*[.$U$2]+[.V34]*[.$V$2]+[.W34]*[.$W$2]+[.X34]*[.$X$2]+[.Y34]*[.$Y$2]+[.Z34]*[.$Z$2]+[.AA34]*[.$AA$2]+[.AB34]*[.$AB$2]+[.AC34]*[.$AC$2]+[.AD34]*[.$AD$2]+[.AE34]*[.$AE$2]+[.AF34]*[.$AF$2]+[.AG34]*[.$AG$2]+[.AH34]*[.$AH$2]+[.AI34]*[.$AI$2]+[.AJ34]*[.$AJ$2]+[.AK34]*[.$AK$2]+[.AL34]*[.$AL$2]+[.AM34]*[.$AM$2]+[.AN34]*[.$AN$2]+[.AO34]*[.$AO$2]+[.AP34]*[.$AP$2]+[.AQ34]*[.$AQ$2]+[.AR34]*[.$AR$2]+[.AS34]*[.$AS$2]+[.AT34]*[.$AT$2]" office:value-type="float" office:value="4096" calcext:value-type="float">
            <text:p>4096</text:p>
          </table:table-cell>
          <table:table-cell table:number-columns-repeated="5"/>
          <table:table-cell table:style-name="ce12"/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5];8)" office:value-type="string" office:string-value="00000000" calcext:value-type="string">
            <text:p>00000000</text:p>
          </table:table-cell>
          <table:table-cell table:formula="of:=[.N35]*[.N$2]+[.M35]*[.M$2]+[.L35]*[.L$2]+[.K35]*[.K$2]+[.J35]*[.J$2]+[.I35]*[.I$2]" office:value-type="float" office:value="0" calcext:value-type="float">
            <text:p>0</text:p>
          </table:table-cell>
          <table:table-cell table:formula="of:=DEC2HEX([.H35];8)" office:value-type="string" office:string-value="80000000" calcext:value-type="string">
            <text:p>80000000</text:p>
          </table:table-cell>
          <table:table-cell table:formula="of:=[.O35]*[.$O$2]+[.P35]*[.$P$2]+[.Q35]*[.$Q$2]+[.R35]*[.$R$2]+[.S35]*[.$S$2]+[.T35]*[.$T$2]+[.U35]*[.$U$2]+[.V35]*[.$V$2]+[.W35]*[.$W$2]+[.X35]*[.$X$2]+[.Y35]*[.$Y$2]+[.Z35]*[.$Z$2]+[.AA35]*[.$AA$2]+[.AB35]*[.$AB$2]+[.AC35]*[.$AC$2]+[.AD35]*[.$AD$2]+[.AE35]*[.$AE$2]+[.AF35]*[.$AF$2]+[.AG35]*[.$AG$2]+[.AH35]*[.$AH$2]+[.AI35]*[.$AI$2]+[.AJ35]*[.$AJ$2]+[.AK35]*[.$AK$2]+[.AL35]*[.$AL$2]+[.AM35]*[.$AM$2]+[.AN35]*[.$AN$2]+[.AO35]*[.$AO$2]+[.AP35]*[.$AP$2]+[.AQ35]*[.$AQ$2]+[.AR35]*[.$AR$2]+[.AS35]*[.$AS$2]+[.AT35]*[.$AT$2]" office:value-type="float" office:value="2147483648" calcext:value-type="float">
            <text:p>2147483648</text:p>
          </table:table-cell>
          <table:table-cell table:number-columns-repeated="5"/>
          <table:table-cell table:style-name="ce12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SPL,BYTE</text:p>
          </table:table-cell>
          <table:table-cell office:value-type="string" calcext:value-type="string">
            <text:p>SP_LO=ROM</text:p>
          </table:table-cell>
          <table:table-cell table:style-name="ce3" office:value-type="string" calcext:value-type="string">
            <text:p>1F</text:p>
          </table:table-cell>
          <table:table-cell table:formula="of:=DEC2HEX([.F36];8)" office:value-type="string" office:string-value="00000000" calcext:value-type="string">
            <text:p>00000000</text:p>
          </table:table-cell>
          <table:table-cell table:formula="of:=[.N36]*[.N$2]+[.M36]*[.M$2]+[.L36]*[.L$2]+[.K36]*[.K$2]+[.J36]*[.J$2]+[.I36]*[.I$2]" office:value-type="float" office:value="0" calcext:value-type="float">
            <text:p>0</text:p>
          </table:table-cell>
          <table:table-cell table:formula="of:=DEC2HEX([.H36];8)" office:value-type="string" office:string-value="00440000" calcext:value-type="string">
            <text:p>00440000</text:p>
          </table:table-cell>
          <table:table-cell table:formula="of:=[.O36]*[.$O$2]+[.P36]*[.$P$2]+[.Q36]*[.$Q$2]+[.R36]*[.$R$2]+[.S36]*[.$S$2]+[.T36]*[.$T$2]+[.U36]*[.$U$2]+[.V36]*[.$V$2]+[.W36]*[.$W$2]+[.X36]*[.$X$2]+[.Y36]*[.$Y$2]+[.Z36]*[.$Z$2]+[.AA36]*[.$AA$2]+[.AB36]*[.$AB$2]+[.AC36]*[.$AC$2]+[.AD36]*[.$AD$2]+[.AE36]*[.$AE$2]+[.AF36]*[.$AF$2]+[.AG36]*[.$AG$2]+[.AH36]*[.$AH$2]+[.AI36]*[.$AI$2]+[.AJ36]*[.$AJ$2]+[.AK36]*[.$AK$2]+[.AL36]*[.$AL$2]+[.AM36]*[.$AM$2]+[.AN36]*[.$AN$2]+[.AO36]*[.$AO$2]+[.AP36]*[.$AP$2]+[.AQ36]*[.$AQ$2]+[.AR36]*[.$AR$2]+[.AS36]*[.$AS$2]+[.AT36]*[.$AT$2]" office:value-type="float" office:value="4456448" calcext:value-type="float">
            <text:p>4456448</text:p>
          </table:table-cell>
          <table:table-cell table:number-columns-repeated="5"/>
          <table:table-cell table:style-name="ce12"/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37];8)" office:value-type="string" office:string-value="00000000" calcext:value-type="string">
            <text:p>00000000</text:p>
          </table:table-cell>
          <table:table-cell table:formula="of:=[.N37]*[.N$2]+[.M37]*[.M$2]+[.L37]*[.L$2]+[.K37]*[.K$2]+[.J37]*[.J$2]+[.I37]*[.I$2]" office:value-type="float" office:value="0" calcext:value-type="float">
            <text:p>0</text:p>
          </table:table-cell>
          <table:table-cell table:formula="of:=DEC2HEX([.H37];8)" office:value-type="string" office:string-value="00001000" calcext:value-type="string">
            <text:p>00001000</text:p>
          </table:table-cell>
          <table:table-cell table:formula="of:=[.O37]*[.$O$2]+[.P37]*[.$P$2]+[.Q37]*[.$Q$2]+[.R37]*[.$R$2]+[.S37]*[.$S$2]+[.T37]*[.$T$2]+[.U37]*[.$U$2]+[.V37]*[.$V$2]+[.W37]*[.$W$2]+[.X37]*[.$X$2]+[.Y37]*[.$Y$2]+[.Z37]*[.$Z$2]+[.AA37]*[.$AA$2]+[.AB37]*[.$AB$2]+[.AC37]*[.$AC$2]+[.AD37]*[.$AD$2]+[.AE37]*[.$AE$2]+[.AF37]*[.$AF$2]+[.AG37]*[.$AG$2]+[.AH37]*[.$AH$2]+[.AI37]*[.$AI$2]+[.AJ37]*[.$AJ$2]+[.AK37]*[.$AK$2]+[.AL37]*[.$AL$2]+[.AM37]*[.$AM$2]+[.AN37]*[.$AN$2]+[.AO37]*[.$AO$2]+[.AP37]*[.$AP$2]+[.AQ37]*[.$AQ$2]+[.AR37]*[.$AR$2]+[.AS37]*[.$AS$2]+[.AT37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8];8)" office:value-type="string" office:string-value="00000000" calcext:value-type="string">
            <text:p>00000000</text:p>
          </table:table-cell>
          <table:table-cell table:formula="of:=[.N38]*[.N$2]+[.M38]*[.M$2]+[.L38]*[.L$2]+[.K38]*[.K$2]+[.J38]*[.J$2]+[.I38]*[.I$2]" office:value-type="float" office:value="0" calcext:value-type="float">
            <text:p>0</text:p>
          </table:table-cell>
          <table:table-cell table:formula="of:=DEC2HEX([.H38];8)" office:value-type="string" office:string-value="80000000" calcext:value-type="string">
            <text:p>80000000</text:p>
          </table:table-cell>
          <table:table-cell table:formula="of:=[.O38]*[.$O$2]+[.P38]*[.$P$2]+[.Q38]*[.$Q$2]+[.R38]*[.$R$2]+[.S38]*[.$S$2]+[.T38]*[.$T$2]+[.U38]*[.$U$2]+[.V38]*[.$V$2]+[.W38]*[.$W$2]+[.X38]*[.$X$2]+[.Y38]*[.$Y$2]+[.Z38]*[.$Z$2]+[.AA38]*[.$AA$2]+[.AB38]*[.$AB$2]+[.AC38]*[.$AC$2]+[.AD38]*[.$AD$2]+[.AE38]*[.$AE$2]+[.AF38]*[.$AF$2]+[.AG38]*[.$AG$2]+[.AH38]*[.$AH$2]+[.AI38]*[.$AI$2]+[.AJ38]*[.$AJ$2]+[.AK38]*[.$AK$2]+[.AL38]*[.$AL$2]+[.AM38]*[.$AM$2]+[.AN38]*[.$AN$2]+[.AO38]*[.$AO$2]+[.AP38]*[.$AP$2]+[.AQ38]*[.$AQ$2]+[.AR38]*[.$AR$2]+[.AS38]*[.$AS$2]+[.AT38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3" office:value-type="string" calcext:value-type="string">
            <text:p>MOVI REG,BYTE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0B</text:p>
          </table:table-cell>
          <table:table-cell table:formula="of:=DEC2HEX([.F39];8)" office:value-type="string" office:string-value="00000001" calcext:value-type="string">
            <text:p>00000001</text:p>
          </table:table-cell>
          <table:table-cell table:formula="of:=[.N39]*[.N$2]+[.M39]*[.M$2]+[.L39]*[.L$2]+[.K39]*[.K$2]+[.J39]*[.J$2]+[.I39]*[.I$2]" office:value-type="float" office:value="1" calcext:value-type="float">
            <text:p>1</text:p>
          </table:table-cell>
          <table:table-cell table:formula="of:=DEC2HEX([.H39];8)" office:value-type="string" office:string-value="00040000" calcext:value-type="string">
            <text:p>00040000</text:p>
          </table:table-cell>
          <table:table-cell table:formula="of:=[.O39]*[.$O$2]+[.P39]*[.$P$2]+[.Q39]*[.$Q$2]+[.R39]*[.$R$2]+[.S39]*[.$S$2]+[.T39]*[.$T$2]+[.U39]*[.$U$2]+[.V39]*[.$V$2]+[.W39]*[.$W$2]+[.X39]*[.$X$2]+[.Y39]*[.$Y$2]+[.Z39]*[.$Z$2]+[.AA39]*[.$AA$2]+[.AB39]*[.$AB$2]+[.AC39]*[.$AC$2]+[.AD39]*[.$AD$2]+[.AE39]*[.$AE$2]+[.AF39]*[.$AF$2]+[.AG39]*[.$AG$2]+[.AH39]*[.$AH$2]+[.AI39]*[.$AI$2]+[.AJ39]*[.$AJ$2]+[.AK39]*[.$AK$2]+[.AL39]*[.$AL$2]+[.AM39]*[.$AM$2]+[.AN39]*[.$AN$2]+[.AO39]*[.$AO$2]+[.AP39]*[.$AP$2]+[.AQ39]*[.$AQ$2]+[.AR39]*[.$AR$2]+[.AS39]*[.$AS$2]+[.AT39]*[.$AT$2]" office:value-type="float" office:value="262144" calcext:value-type="float">
            <text:p>262144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40];8)" office:value-type="string" office:string-value="00000000" calcext:value-type="string">
            <text:p>00000000</text:p>
          </table:table-cell>
          <table:table-cell table:formula="of:=[.N40]*[.N$2]+[.M40]*[.M$2]+[.L40]*[.L$2]+[.K40]*[.K$2]+[.J40]*[.J$2]+[.I40]*[.I$2]" office:value-type="float" office:value="0" calcext:value-type="float">
            <text:p>0</text:p>
          </table:table-cell>
          <table:table-cell table:formula="of:=DEC2HEX([.H40];8)" office:value-type="string" office:string-value="00001000" calcext:value-type="string">
            <text:p>00001000</text:p>
          </table:table-cell>
          <table:table-cell table:formula="of:=[.O40]*[.$O$2]+[.P40]*[.$P$2]+[.Q40]*[.$Q$2]+[.R40]*[.$R$2]+[.S40]*[.$S$2]+[.T40]*[.$T$2]+[.U40]*[.$U$2]+[.V40]*[.$V$2]+[.W40]*[.$W$2]+[.X40]*[.$X$2]+[.Y40]*[.$Y$2]+[.Z40]*[.$Z$2]+[.AA40]*[.$AA$2]+[.AB40]*[.$AB$2]+[.AC40]*[.$AC$2]+[.AD40]*[.$AD$2]+[.AE40]*[.$AE$2]+[.AF40]*[.$AF$2]+[.AG40]*[.$AG$2]+[.AH40]*[.$AH$2]+[.AI40]*[.$AI$2]+[.AJ40]*[.$AJ$2]+[.AK40]*[.$AK$2]+[.AL40]*[.$AL$2]+[.AM40]*[.$AM$2]+[.AN40]*[.$AN$2]+[.AO40]*[.$AO$2]+[.AP40]*[.$AP$2]+[.AQ40]*[.$AQ$2]+[.AR40]*[.$AR$2]+[.AS40]*[.$AS$2]+[.AT40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=ROM</text:p>
          </table:table-cell>
          <table:table-cell/>
          <table:table-cell table:formula="of:=DEC2HEX([.F41];8)" office:value-type="string" office:string-value="00000010" calcext:value-type="string">
            <text:p>00000010</text:p>
          </table:table-cell>
          <table:table-cell table:formula="of:=[.N41]*[.N$2]+[.M41]*[.M$2]+[.L41]*[.L$2]+[.K41]*[.K$2]+[.J41]*[.J$2]+[.I41]*[.I$2]" office:value-type="float" office:value="16" calcext:value-type="float">
            <text:p>16</text:p>
          </table:table-cell>
          <table:table-cell table:formula="of:=DEC2HEX([.H41];8)" office:value-type="string" office:string-value="00040000" calcext:value-type="string">
            <text:p>00040000</text:p>
          </table:table-cell>
          <table:table-cell table:formula="of:=[.O41]*[.$O$2]+[.P41]*[.$P$2]+[.Q41]*[.$Q$2]+[.R41]*[.$R$2]+[.S41]*[.$S$2]+[.T41]*[.$T$2]+[.U41]*[.$U$2]+[.V41]*[.$V$2]+[.W41]*[.$W$2]+[.X41]*[.$X$2]+[.Y41]*[.$Y$2]+[.Z41]*[.$Z$2]+[.AA41]*[.$AA$2]+[.AB41]*[.$AB$2]+[.AC41]*[.$AC$2]+[.AD41]*[.$AD$2]+[.AE41]*[.$AE$2]+[.AF41]*[.$AF$2]+[.AG41]*[.$AG$2]+[.AH41]*[.$AH$2]+[.AI41]*[.$AI$2]+[.AJ41]*[.$AJ$2]+[.AK41]*[.$AK$2]+[.AL41]*[.$AL$2]+[.AM41]*[.$AM$2]+[.AN41]*[.$AN$2]+[.AO41]*[.$AO$2]+[.AP41]*[.$AP$2]+[.AQ41]*[.$AQ$2]+[.AR41]*[.$AR$2]+[.AS41]*[.$AS$2]+[.AT41]*[.$AT$2]" office:value-type="float" office:value="262144" calcext:value-type="float">
            <text:p>262144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7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42];8)" office:value-type="string" office:string-value="00000000" calcext:value-type="string">
            <text:p>00000000</text:p>
          </table:table-cell>
          <table:table-cell table:formula="of:=[.N42]*[.N$2]+[.M42]*[.M$2]+[.L42]*[.L$2]+[.K42]*[.K$2]+[.J42]*[.J$2]+[.I42]*[.I$2]" office:value-type="float" office:value="0" calcext:value-type="float">
            <text:p>0</text:p>
          </table:table-cell>
          <table:table-cell table:formula="of:=DEC2HEX([.H42];8)" office:value-type="string" office:string-value="00001000" calcext:value-type="string">
            <text:p>00001000</text:p>
          </table:table-cell>
          <table:table-cell table:formula="of:=[.O42]*[.$O$2]+[.P42]*[.$P$2]+[.Q42]*[.$Q$2]+[.R42]*[.$R$2]+[.S42]*[.$S$2]+[.T42]*[.$T$2]+[.U42]*[.$U$2]+[.V42]*[.$V$2]+[.W42]*[.$W$2]+[.X42]*[.$X$2]+[.Y42]*[.$Y$2]+[.Z42]*[.$Z$2]+[.AA42]*[.$AA$2]+[.AB42]*[.$AB$2]+[.AC42]*[.$AC$2]+[.AD42]*[.$AD$2]+[.AE42]*[.$AE$2]+[.AF42]*[.$AF$2]+[.AG42]*[.$AG$2]+[.AH42]*[.$AH$2]+[.AI42]*[.$AI$2]+[.AJ42]*[.$AJ$2]+[.AK42]*[.$AK$2]+[.AL42]*[.$AL$2]+[.AM42]*[.$AM$2]+[.AN42]*[.$AN$2]+[.AO42]*[.$AO$2]+[.AP42]*[.$AP$2]+[.AQ42]*[.$AQ$2]+[.AR42]*[.$AR$2]+[.AS42]*[.$AS$2]+[.AT42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3];8)" office:value-type="string" office:string-value="00000000" calcext:value-type="string">
            <text:p>00000000</text:p>
          </table:table-cell>
          <table:table-cell table:formula="of:=[.N43]*[.N$2]+[.M43]*[.M$2]+[.L43]*[.L$2]+[.K43]*[.K$2]+[.J43]*[.J$2]+[.I43]*[.I$2]" office:value-type="float" office:value="0" calcext:value-type="float">
            <text:p>0</text:p>
          </table:table-cell>
          <table:table-cell table:formula="of:=DEC2HEX([.H43];8)" office:value-type="string" office:string-value="80000000" calcext:value-type="string">
            <text:p>80000000</text:p>
          </table:table-cell>
          <table:table-cell table:formula="of:=[.O43]*[.$O$2]+[.P43]*[.$P$2]+[.Q43]*[.$Q$2]+[.R43]*[.$R$2]+[.S43]*[.$S$2]+[.T43]*[.$T$2]+[.U43]*[.$U$2]+[.V43]*[.$V$2]+[.W43]*[.$W$2]+[.X43]*[.$X$2]+[.Y43]*[.$Y$2]+[.Z43]*[.$Z$2]+[.AA43]*[.$AA$2]+[.AB43]*[.$AB$2]+[.AC43]*[.$AC$2]+[.AD43]*[.$AD$2]+[.AE43]*[.$AE$2]+[.AF43]*[.$AF$2]+[.AG43]*[.$AG$2]+[.AH43]*[.$AH$2]+[.AI43]*[.$AI$2]+[.AJ43]*[.$AJ$2]+[.AK43]*[.$AK$2]+[.AL43]*[.$AL$2]+[.AM43]*[.$AM$2]+[.AN43]*[.$AN$2]+[.AO43]*[.$AO$2]+[.AP43]*[.$AP$2]+[.AQ43]*[.$AQ$2]+[.AR43]*[.$AR$2]+[.AS43]*[.$AS$2]+[.AT43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DD B</text:p>
          </table:table-cell>
          <table:table-cell office:value-type="string" calcext:value-type="string">
            <text:p>A=A+B</text:p>
          </table:table-cell>
          <table:table-cell table:style-name="ce3" office:value-type="string" calcext:value-type="string">
            <text:p>80</text:p>
          </table:table-cell>
          <table:table-cell table:formula="of:=DEC2HEX([.F44];8)" office:value-type="string" office:string-value="00000000" calcext:value-type="string">
            <text:p>00000000</text:p>
          </table:table-cell>
          <table:table-cell table:formula="of:=[.N44]*[.N$2]+[.M44]*[.M$2]+[.L44]*[.L$2]+[.K44]*[.K$2]+[.J44]*[.J$2]+[.I44]*[.I$2]" office:value-type="float" office:value="0" calcext:value-type="float">
            <text:p>0</text:p>
          </table:table-cell>
          <table:table-cell table:formula="of:=DEC2HEX([.H44];8)" office:value-type="string" office:string-value="000000E0" calcext:value-type="string">
            <text:p>000000E0</text:p>
          </table:table-cell>
          <table:table-cell table:formula="of:=[.O44]*[.$O$2]+[.P44]*[.$P$2]+[.Q44]*[.$Q$2]+[.R44]*[.$R$2]+[.S44]*[.$S$2]+[.T44]*[.$T$2]+[.U44]*[.$U$2]+[.V44]*[.$V$2]+[.W44]*[.$W$2]+[.X44]*[.$X$2]+[.Y44]*[.$Y$2]+[.Z44]*[.$Z$2]+[.AA44]*[.$AA$2]+[.AB44]*[.$AB$2]+[.AC44]*[.$AC$2]+[.AD44]*[.$AD$2]+[.AE44]*[.$AE$2]+[.AF44]*[.$AF$2]+[.AG44]*[.$AG$2]+[.AH44]*[.$AH$2]+[.AI44]*[.$AI$2]+[.AJ44]*[.$AJ$2]+[.AK44]*[.$AK$2]+[.AL44]*[.$AL$2]+[.AM44]*[.$AM$2]+[.AN44]*[.$AN$2]+[.AO44]*[.$AO$2]+[.AP44]*[.$AP$2]+[.AQ44]*[.$AQ$2]+[.AR44]*[.$AR$2]+[.AS44]*[.$AS$2]+[.AT44]*[.$AT$2]" office:value-type="float" office:value="224" calcext:value-type="float">
            <text:p>224</text:p>
          </table:table-cell>
          <table:table-cell table:number-columns-repeated="6"/>
          <table:table-cell table:style-name="Default"/>
          <table:table-cell table:number-columns-repeated="23"/>
          <table:table-cell table:number-columns-repeated="2"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5];8)" office:value-type="string" office:string-value="00000000" calcext:value-type="string">
            <text:p>00000000</text:p>
          </table:table-cell>
          <table:table-cell table:formula="of:=[.N45]*[.N$2]+[.M45]*[.M$2]+[.L45]*[.L$2]+[.K45]*[.K$2]+[.J45]*[.J$2]+[.I45]*[.I$2]" office:value-type="float" office:value="0" calcext:value-type="float">
            <text:p>0</text:p>
          </table:table-cell>
          <table:table-cell table:formula="of:=DEC2HEX([.H45];8)" office:value-type="string" office:string-value="80000000" calcext:value-type="string">
            <text:p>80000000</text:p>
          </table:table-cell>
          <table:table-cell table:formula="of:=[.O45]*[.$O$2]+[.P45]*[.$P$2]+[.Q45]*[.$Q$2]+[.R45]*[.$R$2]+[.S45]*[.$S$2]+[.T45]*[.$T$2]+[.U45]*[.$U$2]+[.V45]*[.$V$2]+[.W45]*[.$W$2]+[.X45]*[.$X$2]+[.Y45]*[.$Y$2]+[.Z45]*[.$Z$2]+[.AA45]*[.$AA$2]+[.AB45]*[.$AB$2]+[.AC45]*[.$AC$2]+[.AD45]*[.$AD$2]+[.AE45]*[.$AE$2]+[.AF45]*[.$AF$2]+[.AG45]*[.$AG$2]+[.AH45]*[.$AH$2]+[.AI45]*[.$AI$2]+[.AJ45]*[.$AJ$2]+[.AK45]*[.$AK$2]+[.AL45]*[.$AL$2]+[.AM45]*[.$AM$2]+[.AN45]*[.$AN$2]+[.AO45]*[.$AO$2]+[.AP45]*[.$AP$2]+[.AQ45]*[.$AQ$2]+[.AR45]*[.$AR$2]+[.AS45]*[.$AS$2]+[.AT45]*[.$AT$2]" office:value-type="float" office:value="2147483648" calcext:value-type="float">
            <text:p>2147483648</text:p>
          </table:table-cell>
          <table:table-cell table:number-columns-repeated="6"/>
          <table:table-cell table:style-name="ce13" office:value-type="float" office:value="1" calcext:value-type="float">
            <text:p>1</text:p>
          </table:table-cell>
          <table:table-cell table:number-columns-repeated="26"/>
          <table:table-cell table:style-name="ce12" table:number-columns-repeated="2"/>
          <table:table-cell table:number-columns-repeated="979"/>
        </table:table-row>
        <table:table-row table:style-name="ro1">
          <table:table-cell table:style-name="ce1" office:value-type="string" calcext:value-type="string">
            <text:p>3 cycles</text:p>
          </table:table-cell>
          <table:table-cell table:style-name="ce4" office:value-type="string" calcext:value-type="string">
            <text:p>ADC B</text:p>
          </table:table-cell>
          <table:table-cell table:style-name="ce1" office:value-type="string" calcext:value-type="string">
            <text:p>A=A+B+CY</text:p>
          </table:table-cell>
          <table:table-cell table:style-name="ce4" office:value-type="string" calcext:value-type="string">
            <text:p>88</text:p>
          </table:table-cell>
          <table:table-cell table:formula="of:=DEC2HEX([.F46];8)" office:value-type="string" office:string-value="00000000" calcext:value-type="string">
            <text:p>00000000</text:p>
          </table:table-cell>
          <table:table-cell table:formula="of:=[.N46]*[.N$2]+[.M46]*[.M$2]+[.L46]*[.L$2]+[.K46]*[.K$2]+[.J46]*[.J$2]+[.I46]*[.I$2]" office:value-type="float" office:value="0" calcext:value-type="float">
            <text:p>0</text:p>
          </table:table-cell>
          <table:table-cell table:formula="of:=DEC2HEX([.H46];8)" office:value-type="string" office:string-value="000000E1" calcext:value-type="string">
            <text:p>000000E1</text:p>
          </table:table-cell>
          <table:table-cell table:formula="of:=[.O46]*[.$O$2]+[.P46]*[.$P$2]+[.Q46]*[.$Q$2]+[.R46]*[.$R$2]+[.S46]*[.$S$2]+[.T46]*[.$T$2]+[.U46]*[.$U$2]+[.V46]*[.$V$2]+[.W46]*[.$W$2]+[.X46]*[.$X$2]+[.Y46]*[.$Y$2]+[.Z46]*[.$Z$2]+[.AA46]*[.$AA$2]+[.AB46]*[.$AB$2]+[.AC46]*[.$AC$2]+[.AD46]*[.$AD$2]+[.AE46]*[.$AE$2]+[.AF46]*[.$AF$2]+[.AG46]*[.$AG$2]+[.AH46]*[.$AH$2]+[.AI46]*[.$AI$2]+[.AJ46]*[.$AJ$2]+[.AK46]*[.$AK$2]+[.AL46]*[.$AL$2]+[.AM46]*[.$AM$2]+[.AN46]*[.$AN$2]+[.AO46]*[.$AO$2]+[.AP46]*[.$AP$2]+[.AQ46]*[.$AQ$2]+[.AR46]*[.$AR$2]+[.AS46]*[.$AS$2]+[.AT46]*[.$AT$2]" office:value-type="float" office:value="225" calcext:value-type="float">
            <text:p>225</text:p>
          </table:table-cell>
          <table:table-cell table:number-columns-repeated="6"/>
          <table:table-cell table:style-name="ce1" table:number-columns-repeated="24"/>
          <table:table-cell table:number-columns-repeated="2"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2" table:number-columns-repeated="2"/>
          <table:table-cell table:style-name="ce1" table:number-columns-repeated="2"/>
          <table:table-cell table:style-name="ce14" office:value-type="float" office:value="1" calcext:value-type="float">
            <text:p>1</text:p>
          </table:table-cell>
          <table:table-cell table:style-name="ce1" table:number-columns-repeated="97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ST</text:p>
          </table:table-cell>
          <table:table-cell table:style-name="ce1"/>
          <table:table-cell table:formula="of:=DEC2HEX([.F47];8)" office:value-type="string" office:string-value="00000000" calcext:value-type="string">
            <text:p>00000000</text:p>
          </table:table-cell>
          <table:table-cell table:formula="of:=[.N47]*[.N$2]+[.M47]*[.M$2]+[.L47]*[.L$2]+[.K47]*[.K$2]+[.J47]*[.J$2]+[.I47]*[.I$2]" office:value-type="float" office:value="0" calcext:value-type="float">
            <text:p>0</text:p>
          </table:table-cell>
          <table:table-cell table:formula="of:=DEC2HEX([.H47];8)" office:value-type="string" office:string-value="80000000" calcext:value-type="string">
            <text:p>80000000</text:p>
          </table:table-cell>
          <table:table-cell table:formula="of:=[.O47]*[.$O$2]+[.P47]*[.$P$2]+[.Q47]*[.$Q$2]+[.R47]*[.$R$2]+[.S47]*[.$S$2]+[.T47]*[.$T$2]+[.U47]*[.$U$2]+[.V47]*[.$V$2]+[.W47]*[.$W$2]+[.X47]*[.$X$2]+[.Y47]*[.$Y$2]+[.Z47]*[.$Z$2]+[.AA47]*[.$AA$2]+[.AB47]*[.$AB$2]+[.AC47]*[.$AC$2]+[.AD47]*[.$AD$2]+[.AE47]*[.$AE$2]+[.AF47]*[.$AF$2]+[.AG47]*[.$AG$2]+[.AH47]*[.$AH$2]+[.AI47]*[.$AI$2]+[.AJ47]*[.$AJ$2]+[.AK47]*[.$AK$2]+[.AL47]*[.$AL$2]+[.AM47]*[.$AM$2]+[.AN47]*[.$AN$2]+[.AO47]*[.$AO$2]+[.AP47]*[.$AP$2]+[.AQ47]*[.$AQ$2]+[.AR47]*[.$AR$2]+[.AS47]*[.$AS$2]+[.AT47]*[.$AT$2]" office:value-type="float" office:value="2147483648" calcext:value-type="float">
            <text:p>2147483648</text:p>
          </table:table-cell>
          <table:table-cell table:number-columns-repeated="6"/>
          <table:table-cell table:style-name="ce14" office:value-type="float" office:value="1" calcext:value-type="float">
            <text:p>1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<text:s/>5 cycles</text:p>
          </table:table-cell>
          <table:table-cell table:style-name="ce3" office:value-type="string" calcext:value-type="string">
            <text:p>OUT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3</text:p>
          </table:table-cell>
          <table:table-cell table:formula="of:=DEC2HEX([.F48];8)" office:value-type="string" office:string-value="00000000" calcext:value-type="string">
            <text:p>00000000</text:p>
          </table:table-cell>
          <table:table-cell table:formula="of:=[.N48]*[.N$2]+[.M48]*[.M$2]+[.L48]*[.L$2]+[.K48]*[.K$2]+[.J48]*[.J$2]+[.I48]*[.I$2]" office:value-type="float" office:value="0" calcext:value-type="float">
            <text:p>0</text:p>
          </table:table-cell>
          <table:table-cell table:formula="of:=DEC2HEX([.H48];8)" office:value-type="string" office:string-value="00044000" calcext:value-type="string">
            <text:p>00044000</text:p>
          </table:table-cell>
          <table:table-cell table:formula="of:=[.O48]*[.$O$2]+[.P48]*[.$P$2]+[.Q48]*[.$Q$2]+[.R48]*[.$R$2]+[.S48]*[.$S$2]+[.T48]*[.$T$2]+[.U48]*[.$U$2]+[.V48]*[.$V$2]+[.W48]*[.$W$2]+[.X48]*[.$X$2]+[.Y48]*[.$Y$2]+[.Z48]*[.$Z$2]+[.AA48]*[.$AA$2]+[.AB48]*[.$AB$2]+[.AC48]*[.$AC$2]+[.AD48]*[.$AD$2]+[.AE48]*[.$AE$2]+[.AF48]*[.$AF$2]+[.AG48]*[.$AG$2]+[.AH48]*[.$AH$2]+[.AI48]*[.$AI$2]+[.AJ48]*[.$AJ$2]+[.AK48]*[.$AK$2]+[.AL48]*[.$AL$2]+[.AM48]*[.$AM$2]+[.AN48]*[.$AN$2]+[.AO48]*[.$AO$2]+[.AP48]*[.$AP$2]+[.AQ48]*[.$AQ$2]+[.AR48]*[.$AR$2]+[.AS48]*[.$AS$2]+[.AT48]*[.$AT$2]" office:value-type="float" office:value="278528" calcext:value-type="float">
            <text:p>278528</text:p>
          </table:table-cell>
          <table:table-cell table:number-columns-repeated="6"/>
          <table:table-cell table:style-name="Default"/>
          <table:table-cell table:number-columns-repeated="7"/>
          <table:table-cell table:style-name="ce12"/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2"/>
          <table:table-cell table:number-columns-repeated="984"/>
        </table:table-row>
        <table:table-row table:style-name="ro1">
          <table:table-cell/>
          <table:table-cell table:style-name="ce3"/>
          <table:table-cell office:value-type="string" calcext:value-type="string">
            <text:p>A → MEM(IO)</text:p>
          </table:table-cell>
          <table:table-cell table:style-name="ce3"/>
          <table:table-cell table:formula="of:=DEC2HEX([.F49];8)" office:value-type="string" office:string-value="00000000" calcext:value-type="string">
            <text:p>00000000</text:p>
          </table:table-cell>
          <table:table-cell table:formula="of:=[.N49]*[.N$2]+[.M49]*[.M$2]+[.L49]*[.L$2]+[.K49]*[.K$2]+[.J49]*[.J$2]+[.I49]*[.I$2]" office:value-type="float" office:value="0" calcext:value-type="float">
            <text:p>0</text:p>
          </table:table-cell>
          <table:table-cell table:formula="of:=DEC2HEX([.H49];8)" office:value-type="string" office:string-value="00200100" calcext:value-type="string">
            <text:p>00200100</text:p>
          </table:table-cell>
          <table:table-cell table:formula="of:=[.O49]*[.$O$2]+[.P49]*[.$P$2]+[.Q49]*[.$Q$2]+[.R49]*[.$R$2]+[.S49]*[.$S$2]+[.T49]*[.$T$2]+[.U49]*[.$U$2]+[.V49]*[.$V$2]+[.W49]*[.$W$2]+[.X49]*[.$X$2]+[.Y49]*[.$Y$2]+[.Z49]*[.$Z$2]+[.AA49]*[.$AA$2]+[.AB49]*[.$AB$2]+[.AC49]*[.$AC$2]+[.AD49]*[.$AD$2]+[.AE49]*[.$AE$2]+[.AF49]*[.$AF$2]+[.AG49]*[.$AG$2]+[.AH49]*[.$AH$2]+[.AI49]*[.$AI$2]+[.AJ49]*[.$AJ$2]+[.AK49]*[.$AK$2]+[.AL49]*[.$AL$2]+[.AM49]*[.$AM$2]+[.AN49]*[.$AN$2]+[.AO49]*[.$AO$2]+[.AP49]*[.$AP$2]+[.AQ49]*[.$AQ$2]+[.AR49]*[.$AR$2]+[.AS49]*[.$AS$2]+[.AT49]*[.$AT$2]" office:value-type="float" office:value="2097408" calcext:value-type="float">
            <text:p>2097408</text:p>
          </table:table-cell>
          <table:table-cell table:number-columns-repeated="6"/>
          <table:table-cell table:style-name="Default"/>
          <table:table-cell table:number-columns-repeated="7"/>
          <table:table-cell table:style-name="ce12"/>
          <table:table-cell/>
          <table:table-cell table:style-name="ce10" office:value-type="float" office:value="1" calcext:value-type="float">
            <text:p>1</text:p>
          </table:table-cell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/>
          <table:table-cell table:style-name="ce3"/>
          <table:table-cell office:value-type="string" calcext:value-type="string">
            <text:p>COUNT_INC</text:p>
          </table:table-cell>
          <table:table-cell table:style-name="ce3"/>
          <table:table-cell table:formula="of:=DEC2HEX([.F50];8)" office:value-type="string" office:string-value="00000000" calcext:value-type="string">
            <text:p>00000000</text:p>
          </table:table-cell>
          <table:table-cell table:formula="of:=[.N50]*[.N$2]+[.M50]*[.M$2]+[.L50]*[.L$2]+[.K50]*[.K$2]+[.J50]*[.J$2]+[.I50]*[.I$2]" office:value-type="float" office:value="0" calcext:value-type="float">
            <text:p>0</text:p>
          </table:table-cell>
          <table:table-cell table:formula="of:=DEC2HEX([.H50];8)" office:value-type="string" office:string-value="00001000" calcext:value-type="string">
            <text:p>00001000</text:p>
          </table:table-cell>
          <table:table-cell table:formula="of:=[.O50]*[.$O$2]+[.P50]*[.$P$2]+[.Q50]*[.$Q$2]+[.R50]*[.$R$2]+[.S50]*[.$S$2]+[.T50]*[.$T$2]+[.U50]*[.$U$2]+[.V50]*[.$V$2]+[.W50]*[.$W$2]+[.X50]*[.$X$2]+[.Y50]*[.$Y$2]+[.Z50]*[.$Z$2]+[.AA50]*[.$AA$2]+[.AB50]*[.$AB$2]+[.AC50]*[.$AC$2]+[.AD50]*[.$AD$2]+[.AE50]*[.$AE$2]+[.AF50]*[.$AF$2]+[.AG50]*[.$AG$2]+[.AH50]*[.$AH$2]+[.AI50]*[.$AI$2]+[.AJ50]*[.$AJ$2]+[.AK50]*[.$AK$2]+[.AL50]*[.$AL$2]+[.AM50]*[.$AM$2]+[.AN50]*[.$AN$2]+[.AO50]*[.$AO$2]+[.AP50]*[.$AP$2]+[.AQ50]*[.$AQ$2]+[.AR50]*[.$AR$2]+[.AS50]*[.$AS$2]+[.AT50]*[.$AT$2]" office:value-type="float" office:value="4096" calcext:value-type="float">
            <text:p>4096</text:p>
          </table:table-cell>
          <table:table-cell table:number-columns-repeated="6"/>
          <table:table-cell table:style-name="Default"/>
          <table:table-cell table:number-columns-repeated="7"/>
          <table:table-cell table:style-name="ce12"/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2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1];8)" office:value-type="string" office:string-value="00000000" calcext:value-type="string">
            <text:p>00000000</text:p>
          </table:table-cell>
          <table:table-cell table:formula="of:=[.N51]*[.N$2]+[.M51]*[.M$2]+[.L51]*[.L$2]+[.K51]*[.K$2]+[.J51]*[.J$2]+[.I51]*[.I$2]" office:value-type="float" office:value="0" calcext:value-type="float">
            <text:p>0</text:p>
          </table:table-cell>
          <table:table-cell table:formula="of:=DEC2HEX([.H51];8)" office:value-type="string" office:string-value="80000000" calcext:value-type="string">
            <text:p>80000000</text:p>
          </table:table-cell>
          <table:table-cell table:formula="of:=[.O51]*[.$O$2]+[.P51]*[.$P$2]+[.Q51]*[.$Q$2]+[.R51]*[.$R$2]+[.S51]*[.$S$2]+[.T51]*[.$T$2]+[.U51]*[.$U$2]+[.V51]*[.$V$2]+[.W51]*[.$W$2]+[.X51]*[.$X$2]+[.Y51]*[.$Y$2]+[.Z51]*[.$Z$2]+[.AA51]*[.$AA$2]+[.AB51]*[.$AB$2]+[.AC51]*[.$AC$2]+[.AD51]*[.$AD$2]+[.AE51]*[.$AE$2]+[.AF51]*[.$AF$2]+[.AG51]*[.$AG$2]+[.AH51]*[.$AH$2]+[.AI51]*[.$AI$2]+[.AJ51]*[.$AJ$2]+[.AK51]*[.$AK$2]+[.AL51]*[.$AL$2]+[.AM51]*[.$AM$2]+[.AN51]*[.$AN$2]+[.AO51]*[.$AO$2]+[.AP51]*[.$AP$2]+[.AQ51]*[.$AQ$2]+[.AR51]*[.$AR$2]+[.AS51]*[.$AS$2]+[.AT51]*[.$AT$2]" office:value-type="float" office:value="2147483648" calcext:value-type="float">
            <text:p>2147483648</text:p>
          </table:table-cell>
          <table:table-cell table:number-columns-repeated="6"/>
          <table:table-cell table:style-name="ce15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IN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7</text:p>
          </table:table-cell>
          <table:table-cell table:formula="of:=DEC2HEX([.F52];8)" office:value-type="string" office:string-value="00000000" calcext:value-type="string">
            <text:p>00000000</text:p>
          </table:table-cell>
          <table:table-cell table:formula="of:=[.N52]*[.N$2]+[.M52]*[.M$2]+[.L52]*[.L$2]+[.K52]*[.K$2]+[.J52]*[.J$2]+[.I52]*[.I$2]" office:value-type="float" office:value="0" calcext:value-type="float">
            <text:p>0</text:p>
          </table:table-cell>
          <table:table-cell table:formula="of:=DEC2HEX([.H52];8)" office:value-type="string" office:string-value="00044000" calcext:value-type="string">
            <text:p>00044000</text:p>
          </table:table-cell>
          <table:table-cell table:formula="of:=[.O52]*[.$O$2]+[.P52]*[.$P$2]+[.Q52]*[.$Q$2]+[.R52]*[.$R$2]+[.S52]*[.$S$2]+[.T52]*[.$T$2]+[.U52]*[.$U$2]+[.V52]*[.$V$2]+[.W52]*[.$W$2]+[.X52]*[.$X$2]+[.Y52]*[.$Y$2]+[.Z52]*[.$Z$2]+[.AA52]*[.$AA$2]+[.AB52]*[.$AB$2]+[.AC52]*[.$AC$2]+[.AD52]*[.$AD$2]+[.AE52]*[.$AE$2]+[.AF52]*[.$AF$2]+[.AG52]*[.$AG$2]+[.AH52]*[.$AH$2]+[.AI52]*[.$AI$2]+[.AJ52]*[.$AJ$2]+[.AK52]*[.$AK$2]+[.AL52]*[.$AL$2]+[.AM52]*[.$AM$2]+[.AN52]*[.$AN$2]+[.AO52]*[.$AO$2]+[.AP52]*[.$AP$2]+[.AQ52]*[.$AQ$2]+[.AR52]*[.$AR$2]+[.AS52]*[.$AS$2]+[.AT52]*[.$AT$2]" office:value-type="float" office:value="278528" calcext:value-type="float">
            <text:p>278528</text:p>
          </table:table-cell>
          <table:table-cell table:number-columns-repeated="6"/>
          <table:table-cell table:style-name="Default"/>
          <table:table-cell table:number-columns-repeated="7"/>
          <table:table-cell table:style-name="ce12"/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2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MEM(IO)-&gt;A</text:p>
          </table:table-cell>
          <table:table-cell/>
          <table:table-cell table:formula="of:=DEC2HEX([.F53];8)" office:value-type="string" office:string-value="00000000" calcext:value-type="string">
            <text:p>00000000</text:p>
          </table:table-cell>
          <table:table-cell table:formula="of:=[.N53]*[.N$2]+[.M53]*[.M$2]+[.L53]*[.L$2]+[.K53]*[.K$2]+[.J53]*[.J$2]+[.I53]*[.I$2]" office:value-type="float" office:value="0" calcext:value-type="float">
            <text:p>0</text:p>
          </table:table-cell>
          <table:table-cell table:formula="of:=DEC2HEX([.H53];8)" office:value-type="string" office:string-value="00100080" calcext:value-type="string">
            <text:p>00100080</text:p>
          </table:table-cell>
          <table:table-cell table:formula="of:=[.O53]*[.$O$2]+[.P53]*[.$P$2]+[.Q53]*[.$Q$2]+[.R53]*[.$R$2]+[.S53]*[.$S$2]+[.T53]*[.$T$2]+[.U53]*[.$U$2]+[.V53]*[.$V$2]+[.W53]*[.$W$2]+[.X53]*[.$X$2]+[.Y53]*[.$Y$2]+[.Z53]*[.$Z$2]+[.AA53]*[.$AA$2]+[.AB53]*[.$AB$2]+[.AC53]*[.$AC$2]+[.AD53]*[.$AD$2]+[.AE53]*[.$AE$2]+[.AF53]*[.$AF$2]+[.AG53]*[.$AG$2]+[.AH53]*[.$AH$2]+[.AI53]*[.$AI$2]+[.AJ53]*[.$AJ$2]+[.AK53]*[.$AK$2]+[.AL53]*[.$AL$2]+[.AM53]*[.$AM$2]+[.AN53]*[.$AN$2]+[.AO53]*[.$AO$2]+[.AP53]*[.$AP$2]+[.AQ53]*[.$AQ$2]+[.AR53]*[.$AR$2]+[.AS53]*[.$AS$2]+[.AT53]*[.$AT$2]" office:value-type="float" office:value="1048704" calcext:value-type="float">
            <text:p>1048704</text:p>
          </table:table-cell>
          <table:table-cell table:number-columns-repeated="17"/>
          <table:table-cell table:style-name="ce10" office:value-type="float" office:value="1" calcext:value-type="float">
            <text:p>1</text:p>
          </table:table-cell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4];8)" office:value-type="string" office:string-value="00000000" calcext:value-type="string">
            <text:p>00000000</text:p>
          </table:table-cell>
          <table:table-cell table:formula="of:=[.N54]*[.N$2]+[.M54]*[.M$2]+[.L54]*[.L$2]+[.K54]*[.K$2]+[.J54]*[.J$2]+[.I54]*[.I$2]" office:value-type="float" office:value="0" calcext:value-type="float">
            <text:p>0</text:p>
          </table:table-cell>
          <table:table-cell table:formula="of:=DEC2HEX([.H54];8)" office:value-type="string" office:string-value="00001000" calcext:value-type="string">
            <text:p>00001000</text:p>
          </table:table-cell>
          <table:table-cell table:formula="of:=[.O54]*[.$O$2]+[.P54]*[.$P$2]+[.Q54]*[.$Q$2]+[.R54]*[.$R$2]+[.S54]*[.$S$2]+[.T54]*[.$T$2]+[.U54]*[.$U$2]+[.V54]*[.$V$2]+[.W54]*[.$W$2]+[.X54]*[.$X$2]+[.Y54]*[.$Y$2]+[.Z54]*[.$Z$2]+[.AA54]*[.$AA$2]+[.AB54]*[.$AB$2]+[.AC54]*[.$AC$2]+[.AD54]*[.$AD$2]+[.AE54]*[.$AE$2]+[.AF54]*[.$AF$2]+[.AG54]*[.$AG$2]+[.AH54]*[.$AH$2]+[.AI54]*[.$AI$2]+[.AJ54]*[.$AJ$2]+[.AK54]*[.$AK$2]+[.AL54]*[.$AL$2]+[.AM54]*[.$AM$2]+[.AN54]*[.$AN$2]+[.AO54]*[.$AO$2]+[.AP54]*[.$AP$2]+[.AQ54]*[.$AQ$2]+[.AR54]*[.$AR$2]+[.AS54]*[.$AS$2]+[.AT54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5];8)" office:value-type="string" office:string-value="00000000" calcext:value-type="string">
            <text:p>00000000</text:p>
          </table:table-cell>
          <table:table-cell table:formula="of:=[.N55]*[.N$2]+[.M55]*[.M$2]+[.L55]*[.L$2]+[.K55]*[.K$2]+[.J55]*[.J$2]+[.I55]*[.I$2]" office:value-type="float" office:value="0" calcext:value-type="float">
            <text:p>0</text:p>
          </table:table-cell>
          <table:table-cell table:formula="of:=DEC2HEX([.H55];8)" office:value-type="string" office:string-value="80000000" calcext:value-type="string">
            <text:p>80000000</text:p>
          </table:table-cell>
          <table:table-cell table:formula="of:=[.O55]*[.$O$2]+[.P55]*[.$P$2]+[.Q55]*[.$Q$2]+[.R55]*[.$R$2]+[.S55]*[.$S$2]+[.T55]*[.$T$2]+[.U55]*[.$U$2]+[.V55]*[.$V$2]+[.W55]*[.$W$2]+[.X55]*[.$X$2]+[.Y55]*[.$Y$2]+[.Z55]*[.$Z$2]+[.AA55]*[.$AA$2]+[.AB55]*[.$AB$2]+[.AC55]*[.$AC$2]+[.AD55]*[.$AD$2]+[.AE55]*[.$AE$2]+[.AF55]*[.$AF$2]+[.AG55]*[.$AG$2]+[.AH55]*[.$AH$2]+[.AI55]*[.$AI$2]+[.AJ55]*[.$AJ$2]+[.AK55]*[.$AK$2]+[.AL55]*[.$AL$2]+[.AM55]*[.$AM$2]+[.AN55]*[.$AN$2]+[.AO55]*[.$AO$2]+[.AP55]*[.$AP$2]+[.AQ55]*[.$AQ$2]+[.AR55]*[.$AR$2]+[.AS55]*[.$AS$2]+[.AT55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3" office:value-type="string" calcext:value-type="string">
            <text:p>76</text:p>
          </table:table-cell>
          <table:table-cell table:formula="of:=DEC2HEX([.F56];8)" office:value-type="string" office:string-value="00000000" calcext:value-type="string">
            <text:p>00000000</text:p>
          </table:table-cell>
          <table:table-cell table:formula="of:=[.N56]*[.N$2]+[.M56]*[.M$2]+[.L56]*[.L$2]+[.K56]*[.K$2]+[.J56]*[.J$2]+[.I56]*[.I$2]" office:value-type="float" office:value="0" calcext:value-type="float">
            <text:p>0</text:p>
          </table:table-cell>
          <table:table-cell table:formula="of:=DEC2HEX([.H56];8)" office:value-type="string" office:string-value="40000000" calcext:value-type="string">
            <text:p>40000000</text:p>
          </table:table-cell>
          <table:table-cell table:formula="of:=[.O56]*[.$O$2]+[.P56]*[.$P$2]+[.Q56]*[.$Q$2]+[.R56]*[.$R$2]+[.S56]*[.$S$2]+[.T56]*[.$T$2]+[.U56]*[.$U$2]+[.V56]*[.$V$2]+[.W56]*[.$W$2]+[.X56]*[.$X$2]+[.Y56]*[.$Y$2]+[.Z56]*[.$Z$2]+[.AA56]*[.$AA$2]+[.AB56]*[.$AB$2]+[.AC56]*[.$AC$2]+[.AD56]*[.$AD$2]+[.AE56]*[.$AE$2]+[.AF56]*[.$AF$2]+[.AG56]*[.$AG$2]+[.AH56]*[.$AH$2]+[.AI56]*[.$AI$2]+[.AJ56]*[.$AJ$2]+[.AK56]*[.$AK$2]+[.AL56]*[.$AL$2]+[.AM56]*[.$AM$2]+[.AN56]*[.$AN$2]+[.AO56]*[.$AO$2]+[.AP56]*[.$AP$2]+[.AQ56]*[.$AQ$2]+[.AR56]*[.$AR$2]+[.AS56]*[.$AS$2]+[.AT56]*[.$AT$2]" office:value-type="float" office:value="1073741824" calcext:value-type="float">
            <text:p>1073741824</text:p>
          </table:table-cell>
          <table:table-cell table:number-columns-repeated="6"/>
          <table:table-cell table:style-name="Default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CLC</text:p>
          </table:table-cell>
          <table:table-cell office:value-type="string" calcext:value-type="string">
            <text:p>CY=0</text:p>
          </table:table-cell>
          <table:table-cell table:style-name="ce3" office:value-type="string" calcext:value-type="string">
            <text:p>09</text:p>
          </table:table-cell>
          <table:table-cell table:formula="of:=DEC2HEX([.F57];8)" office:value-type="string" office:string-value="00000000" calcext:value-type="string">
            <text:p>00000000</text:p>
          </table:table-cell>
          <table:table-cell table:formula="of:=[.N57]*[.N$2]+[.M57]*[.M$2]+[.L57]*[.L$2]+[.K57]*[.K$2]+[.J57]*[.J$2]+[.I57]*[.I$2]" office:value-type="float" office:value="0" calcext:value-type="float">
            <text:p>0</text:p>
          </table:table-cell>
          <table:table-cell table:formula="of:=DEC2HEX([.H57];8)" office:value-type="string" office:string-value="00000800" calcext:value-type="string">
            <text:p>00000800</text:p>
          </table:table-cell>
          <table:table-cell table:formula="of:=[.O57]*[.$O$2]+[.P57]*[.$P$2]+[.Q57]*[.$Q$2]+[.R57]*[.$R$2]+[.S57]*[.$S$2]+[.T57]*[.$T$2]+[.U57]*[.$U$2]+[.V57]*[.$V$2]+[.W57]*[.$W$2]+[.X57]*[.$X$2]+[.Y57]*[.$Y$2]+[.Z57]*[.$Z$2]+[.AA57]*[.$AA$2]+[.AB57]*[.$AB$2]+[.AC57]*[.$AC$2]+[.AD57]*[.$AD$2]+[.AE57]*[.$AE$2]+[.AF57]*[.$AF$2]+[.AG57]*[.$AG$2]+[.AH57]*[.$AH$2]+[.AI57]*[.$AI$2]+[.AJ57]*[.$AJ$2]+[.AK57]*[.$AK$2]+[.AL57]*[.$AL$2]+[.AM57]*[.$AM$2]+[.AN57]*[.$AN$2]+[.AO57]*[.$AO$2]+[.AP57]*[.$AP$2]+[.AQ57]*[.$AQ$2]+[.AR57]*[.$AR$2]+[.AS57]*[.$AS$2]+[.AT57]*[.$AT$2]" office:value-type="float" office:value="2048" calcext:value-type="float">
            <text:p>2048</text:p>
          </table:table-cell>
          <table:table-cell table:number-columns-repeated="6"/>
          <table:table-cell table:style-name="Default"/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8];8)" office:value-type="string" office:string-value="00000000" calcext:value-type="string">
            <text:p>00000000</text:p>
          </table:table-cell>
          <table:table-cell table:formula="of:=[.N58]*[.N$2]+[.M58]*[.M$2]+[.L58]*[.L$2]+[.K58]*[.K$2]+[.J58]*[.J$2]+[.I58]*[.I$2]" office:value-type="float" office:value="0" calcext:value-type="float">
            <text:p>0</text:p>
          </table:table-cell>
          <table:table-cell table:formula="of:=DEC2HEX([.H58];8)" office:value-type="string" office:string-value="80000000" calcext:value-type="string">
            <text:p>80000000</text:p>
          </table:table-cell>
          <table:table-cell table:formula="of:=[.O58]*[.$O$2]+[.P58]*[.$P$2]+[.Q58]*[.$Q$2]+[.R58]*[.$R$2]+[.S58]*[.$S$2]+[.T58]*[.$T$2]+[.U58]*[.$U$2]+[.V58]*[.$V$2]+[.W58]*[.$W$2]+[.X58]*[.$X$2]+[.Y58]*[.$Y$2]+[.Z58]*[.$Z$2]+[.AA58]*[.$AA$2]+[.AB58]*[.$AB$2]+[.AC58]*[.$AC$2]+[.AD58]*[.$AD$2]+[.AE58]*[.$AE$2]+[.AF58]*[.$AF$2]+[.AG58]*[.$AG$2]+[.AH58]*[.$AH$2]+[.AI58]*[.$AI$2]+[.AJ58]*[.$AJ$2]+[.AK58]*[.$AK$2]+[.AL58]*[.$AL$2]+[.AM58]*[.$AM$2]+[.AN58]*[.$AN$2]+[.AO58]*[.$AO$2]+[.AP58]*[.$AP$2]+[.AQ58]*[.$AQ$2]+[.AR58]*[.$AR$2]+[.AS58]*[.$AS$2]+[.AT58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3" office:value-type="string" calcext:value-type="string">
            <text:p>JMP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C3</text:p>
          </table:table-cell>
          <table:table-cell table:formula="of:=DEC2HEX([.F59];8)" office:value-type="string" office:string-value="00000000" calcext:value-type="string">
            <text:p>00000000</text:p>
          </table:table-cell>
          <table:table-cell table:formula="of:=[.N59]*[.N$2]+[.M59]*[.M$2]+[.L59]*[.L$2]+[.K59]*[.K$2]+[.J59]*[.J$2]+[.I59]*[.I$2]" office:value-type="float" office:value="0" calcext:value-type="float">
            <text:p>0</text:p>
          </table:table-cell>
          <table:table-cell table:formula="of:=DEC2HEX([.H59];8)" office:value-type="string" office:string-value="00044000" calcext:value-type="string">
            <text:p>00044000</text:p>
          </table:table-cell>
          <table:table-cell table:formula="of:=[.O59]*[.$O$2]+[.P59]*[.$P$2]+[.Q59]*[.$Q$2]+[.R59]*[.$R$2]+[.S59]*[.$S$2]+[.T59]*[.$T$2]+[.U59]*[.$U$2]+[.V59]*[.$V$2]+[.W59]*[.$W$2]+[.X59]*[.$X$2]+[.Y59]*[.$Y$2]+[.Z59]*[.$Z$2]+[.AA59]*[.$AA$2]+[.AB59]*[.$AB$2]+[.AC59]*[.$AC$2]+[.AD59]*[.$AD$2]+[.AE59]*[.$AE$2]+[.AF59]*[.$AF$2]+[.AG59]*[.$AG$2]+[.AH59]*[.$AH$2]+[.AI59]*[.$AI$2]+[.AJ59]*[.$AJ$2]+[.AK59]*[.$AK$2]+[.AL59]*[.$AL$2]+[.AM59]*[.$AM$2]+[.AN59]*[.$AN$2]+[.AO59]*[.$AO$2]+[.AP59]*[.$AP$2]+[.AQ59]*[.$AQ$2]+[.AR59]*[.$AR$2]+[.AS59]*[.$AS$2]+[.AT59]*[.$AT$2]" office:value-type="float" office:value="278528" calcext:value-type="float">
            <text:p>278528</text:p>
          </table:table-cell>
          <table:table-cell table:number-columns-repeated="6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0];8)" office:value-type="string" office:string-value="00000000" calcext:value-type="string">
            <text:p>00000000</text:p>
          </table:table-cell>
          <table:table-cell table:formula="of:=[.N60]*[.N$2]+[.M60]*[.M$2]+[.L60]*[.L$2]+[.K60]*[.K$2]+[.J60]*[.J$2]+[.I60]*[.I$2]" office:value-type="float" office:value="0" calcext:value-type="float">
            <text:p>0</text:p>
          </table:table-cell>
          <table:table-cell table:formula="of:=DEC2HEX([.H60];8)" office:value-type="string" office:string-value="00001000" calcext:value-type="string">
            <text:p>00001000</text:p>
          </table:table-cell>
          <table:table-cell table:formula="of:=[.O60]*[.$O$2]+[.P60]*[.$P$2]+[.Q60]*[.$Q$2]+[.R60]*[.$R$2]+[.S60]*[.$S$2]+[.T60]*[.$T$2]+[.U60]*[.$U$2]+[.V60]*[.$V$2]+[.W60]*[.$W$2]+[.X60]*[.$X$2]+[.Y60]*[.$Y$2]+[.Z60]*[.$Z$2]+[.AA60]*[.$AA$2]+[.AB60]*[.$AB$2]+[.AC60]*[.$AC$2]+[.AD60]*[.$AD$2]+[.AE60]*[.$AE$2]+[.AF60]*[.$AF$2]+[.AG60]*[.$AG$2]+[.AH60]*[.$AH$2]+[.AI60]*[.$AI$2]+[.AJ60]*[.$AJ$2]+[.AK60]*[.$AK$2]+[.AL60]*[.$AL$2]+[.AM60]*[.$AM$2]+[.AN60]*[.$AN$2]+[.AO60]*[.$AO$2]+[.AP60]*[.$AP$2]+[.AQ60]*[.$AQ$2]+[.AR60]*[.$AR$2]+[.AS60]*[.$AS$2]+[.AT60]*[.$AT$2]" office:value-type="float" office:value="4096" calcext:value-type="float">
            <text:p>4096</text:p>
          </table:table-cell>
          <table:table-cell table:number-columns-repeated="6"/>
          <table:table-cell table:style-name="Default"/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61];8)" office:value-type="string" office:string-value="00000000" calcext:value-type="string">
            <text:p>00000000</text:p>
          </table:table-cell>
          <table:table-cell table:formula="of:=[.N61]*[.N$2]+[.M61]*[.M$2]+[.L61]*[.L$2]+[.K61]*[.K$2]+[.J61]*[.J$2]+[.I61]*[.I$2]" office:value-type="float" office:value="0" calcext:value-type="float">
            <text:p>0</text:p>
          </table:table-cell>
          <table:table-cell table:formula="of:=DEC2HEX([.H61];8)" office:value-type="string" office:string-value="00048000" calcext:value-type="string">
            <text:p>00048000</text:p>
          </table:table-cell>
          <table:table-cell table:formula="of:=[.O61]*[.$O$2]+[.P61]*[.$P$2]+[.Q61]*[.$Q$2]+[.R61]*[.$R$2]+[.S61]*[.$S$2]+[.T61]*[.$T$2]+[.U61]*[.$U$2]+[.V61]*[.$V$2]+[.W61]*[.$W$2]+[.X61]*[.$X$2]+[.Y61]*[.$Y$2]+[.Z61]*[.$Z$2]+[.AA61]*[.$AA$2]+[.AB61]*[.$AB$2]+[.AC61]*[.$AC$2]+[.AD61]*[.$AD$2]+[.AE61]*[.$AE$2]+[.AF61]*[.$AF$2]+[.AG61]*[.$AG$2]+[.AH61]*[.$AH$2]+[.AI61]*[.$AI$2]+[.AJ61]*[.$AJ$2]+[.AK61]*[.$AK$2]+[.AL61]*[.$AL$2]+[.AM61]*[.$AM$2]+[.AN61]*[.$AN$2]+[.AO61]*[.$AO$2]+[.AP61]*[.$AP$2]+[.AQ61]*[.$AQ$2]+[.AR61]*[.$AR$2]+[.AS61]*[.$AS$2]+[.AT61]*[.$AT$2]" office:value-type="float" office:value="294912" calcext:value-type="float">
            <text:p>294912</text:p>
          </table:table-cell>
          <table:table-cell table:number-columns-repeated="6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LD_COUNT</text:p>
          </table:table-cell>
          <table:table-cell/>
          <table:table-cell table:formula="of:=DEC2HEX([.F62];8)" office:value-type="string" office:string-value="00000000" calcext:value-type="string">
            <text:p>00000000</text:p>
          </table:table-cell>
          <table:table-cell table:formula="of:=[.N62]*[.N$2]+[.M62]*[.M$2]+[.L62]*[.L$2]+[.K62]*[.K$2]+[.J62]*[.J$2]+[.I62]*[.I$2]" office:value-type="float" office:value="0" calcext:value-type="float">
            <text:p>0</text:p>
          </table:table-cell>
          <table:table-cell table:formula="of:=DEC2HEX([.H62];8)" office:value-type="string" office:string-value="00080000" calcext:value-type="string">
            <text:p>00080000</text:p>
          </table:table-cell>
          <table:table-cell table:formula="of:=[.O62]*[.$O$2]+[.P62]*[.$P$2]+[.Q62]*[.$Q$2]+[.R62]*[.$R$2]+[.S62]*[.$S$2]+[.T62]*[.$T$2]+[.U62]*[.$U$2]+[.V62]*[.$V$2]+[.W62]*[.$W$2]+[.X62]*[.$X$2]+[.Y62]*[.$Y$2]+[.Z62]*[.$Z$2]+[.AA62]*[.$AA$2]+[.AB62]*[.$AB$2]+[.AC62]*[.$AC$2]+[.AD62]*[.$AD$2]+[.AE62]*[.$AE$2]+[.AF62]*[.$AF$2]+[.AG62]*[.$AG$2]+[.AH62]*[.$AH$2]+[.AI62]*[.$AI$2]+[.AJ62]*[.$AJ$2]+[.AK62]*[.$AK$2]+[.AL62]*[.$AL$2]+[.AM62]*[.$AM$2]+[.AN62]*[.$AN$2]+[.AO62]*[.$AO$2]+[.AP62]*[.$AP$2]+[.AQ62]*[.$AQ$2]+[.AR62]*[.$AR$2]+[.AS62]*[.$AS$2]+[.AT62]*[.$AT$2]" office:value-type="float" office:value="524288" calcext:value-type="float">
            <text:p>524288</text:p>
          </table:table-cell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3];8)" office:value-type="string" office:string-value="00000000" calcext:value-type="string">
            <text:p>00000000</text:p>
          </table:table-cell>
          <table:table-cell table:formula="of:=[.N63]*[.N$2]+[.M63]*[.M$2]+[.L63]*[.L$2]+[.K63]*[.K$2]+[.J63]*[.J$2]+[.I63]*[.I$2]" office:value-type="float" office:value="0" calcext:value-type="float">
            <text:p>0</text:p>
          </table:table-cell>
          <table:table-cell table:formula="of:=DEC2HEX([.H63];8)" office:value-type="string" office:string-value="80000000" calcext:value-type="string">
            <text:p>80000000</text:p>
          </table:table-cell>
          <table:table-cell table:formula="of:=[.O63]*[.$O$2]+[.P63]*[.$P$2]+[.Q63]*[.$Q$2]+[.R63]*[.$R$2]+[.S63]*[.$S$2]+[.T63]*[.$T$2]+[.U63]*[.$U$2]+[.V63]*[.$V$2]+[.W63]*[.$W$2]+[.X63]*[.$X$2]+[.Y63]*[.$Y$2]+[.Z63]*[.$Z$2]+[.AA63]*[.$AA$2]+[.AB63]*[.$AB$2]+[.AC63]*[.$AC$2]+[.AD63]*[.$AD$2]+[.AE63]*[.$AE$2]+[.AF63]*[.$AF$2]+[.AG63]*[.$AG$2]+[.AH63]*[.$AH$2]+[.AI63]*[.$AI$2]+[.AJ63]*[.$AJ$2]+[.AK63]*[.$AK$2]+[.AL63]*[.$AL$2]+[.AM63]*[.$AM$2]+[.AN63]*[.$AN$2]+[.AO63]*[.$AO$2]+[.AP63]*[.$AP$2]+[.AQ63]*[.$AQ$2]+[.AR63]*[.$AR$2]+[.AS63]*[.$AS$2]+[.AT63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Z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CA</text:p>
          </table:table-cell>
          <table:table-cell table:formula="of:=DEC2HEX([.F64];8)" office:value-type="string" office:string-value="00000000" calcext:value-type="string">
            <text:p>00000000</text:p>
          </table:table-cell>
          <table:table-cell table:formula="of:=[.N64]*[.N$2]+[.M64]*[.M$2]+[.L64]*[.L$2]+[.K64]*[.K$2]+[.J64]*[.J$2]+[.I64]*[.I$2]" office:value-type="float" office:value="0" calcext:value-type="float">
            <text:p>0</text:p>
          </table:table-cell>
          <table:table-cell table:formula="of:=DEC2HEX([.H64];8)" office:value-type="string" office:string-value="00044000" calcext:value-type="string">
            <text:p>00044000</text:p>
          </table:table-cell>
          <table:table-cell table:formula="of:=[.O64]*[.$O$2]+[.P64]*[.$P$2]+[.Q64]*[.$Q$2]+[.R64]*[.$R$2]+[.S64]*[.$S$2]+[.T64]*[.$T$2]+[.U64]*[.$U$2]+[.V64]*[.$V$2]+[.W64]*[.$W$2]+[.X64]*[.$X$2]+[.Y64]*[.$Y$2]+[.Z64]*[.$Z$2]+[.AA64]*[.$AA$2]+[.AB64]*[.$AB$2]+[.AC64]*[.$AC$2]+[.AD64]*[.$AD$2]+[.AE64]*[.$AE$2]+[.AF64]*[.$AF$2]+[.AG64]*[.$AG$2]+[.AH64]*[.$AH$2]+[.AI64]*[.$AI$2]+[.AJ64]*[.$AJ$2]+[.AK64]*[.$AK$2]+[.AL64]*[.$AL$2]+[.AM64]*[.$AM$2]+[.AN64]*[.$AN$2]+[.AO64]*[.$AO$2]+[.AP64]*[.$AP$2]+[.AQ64]*[.$AQ$2]+[.AR64]*[.$AR$2]+[.AS64]*[.$AS$2]+[.AT64]*[.$AT$2]" office:value-type="float" office:value="278528" calcext:value-type="float">
            <text:p>278528</text:p>
          </table:table-cell>
          <table:table-cell table:number-columns-repeated="7"/>
          <table:table-cell table:style-name="ce12" table:number-columns-repeated="12"/>
          <table:table-cell table:style-name="ce10" office:value-type="float" office:value="1" calcext:value-type="float">
            <text:p>1</text:p>
          </table:table-cell>
          <table:table-cell table:style-name="ce12" table:number-columns-repeated="3"/>
          <table:table-cell table:style-name="ce10" office:value-type="float" office:value="1" calcext:value-type="float">
            <text:p>1</text:p>
          </table:table-cell>
          <table:table-cell table:style-name="ce12" table:number-columns-repeated="14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65];8)" office:value-type="string" office:string-value="00000000" calcext:value-type="string">
            <text:p>00000000</text:p>
          </table:table-cell>
          <table:table-cell table:formula="of:=[.N65]*[.N$2]+[.M65]*[.M$2]+[.L65]*[.L$2]+[.K65]*[.K$2]+[.J65]*[.J$2]+[.I65]*[.I$2]" office:value-type="float" office:value="0" calcext:value-type="float">
            <text:p>0</text:p>
          </table:table-cell>
          <table:table-cell table:formula="of:=DEC2HEX([.H65];8)" office:value-type="string" office:string-value="00001000" calcext:value-type="string">
            <text:p>00001000</text:p>
          </table:table-cell>
          <table:table-cell table:formula="of:=[.O65]*[.$O$2]+[.P65]*[.$P$2]+[.Q65]*[.$Q$2]+[.R65]*[.$R$2]+[.S65]*[.$S$2]+[.T65]*[.$T$2]+[.U65]*[.$U$2]+[.V65]*[.$V$2]+[.W65]*[.$W$2]+[.X65]*[.$X$2]+[.Y65]*[.$Y$2]+[.Z65]*[.$Z$2]+[.AA65]*[.$AA$2]+[.AB65]*[.$AB$2]+[.AC65]*[.$AC$2]+[.AD65]*[.$AD$2]+[.AE65]*[.$AE$2]+[.AF65]*[.$AF$2]+[.AG65]*[.$AG$2]+[.AH65]*[.$AH$2]+[.AI65]*[.$AI$2]+[.AJ65]*[.$AJ$2]+[.AK65]*[.$AK$2]+[.AL65]*[.$AL$2]+[.AM65]*[.$AM$2]+[.AN65]*[.$AN$2]+[.AO65]*[.$AO$2]+[.AP65]*[.$AP$2]+[.AQ65]*[.$AQ$2]+[.AR65]*[.$AR$2]+[.AS65]*[.$AS$2]+[.AT65]*[.$AT$2]" office:value-type="float" office:value="4096" calcext:value-type="float">
            <text:p>4096</text:p>
          </table:table-cell>
          <table:table-cell table:number-columns-repeated="7"/>
          <table:table-cell table:style-name="ce12" table:number-columns-repeated="18"/>
          <table:table-cell table:style-name="ce10" office:value-type="float" office:value="1" calcext:value-type="float">
            <text:p>1</text:p>
          </table:table-cell>
          <table:table-cell table:style-name="ce12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66];8)" office:value-type="string" office:string-value="00000000" calcext:value-type="string">
            <text:p>00000000</text:p>
          </table:table-cell>
          <table:table-cell table:formula="of:=[.N66]*[.N$2]+[.M66]*[.M$2]+[.L66]*[.L$2]+[.K66]*[.K$2]+[.J66]*[.J$2]+[.I66]*[.I$2]" office:value-type="float" office:value="0" calcext:value-type="float">
            <text:p>0</text:p>
          </table:table-cell>
          <table:table-cell table:formula="of:=DEC2HEX([.H66];8)" office:value-type="string" office:string-value="00048000" calcext:value-type="string">
            <text:p>00048000</text:p>
          </table:table-cell>
          <table:table-cell table:formula="of:=[.O66]*[.$O$2]+[.P66]*[.$P$2]+[.Q66]*[.$Q$2]+[.R66]*[.$R$2]+[.S66]*[.$S$2]+[.T66]*[.$T$2]+[.U66]*[.$U$2]+[.V66]*[.$V$2]+[.W66]*[.$W$2]+[.X66]*[.$X$2]+[.Y66]*[.$Y$2]+[.Z66]*[.$Z$2]+[.AA66]*[.$AA$2]+[.AB66]*[.$AB$2]+[.AC66]*[.$AC$2]+[.AD66]*[.$AD$2]+[.AE66]*[.$AE$2]+[.AF66]*[.$AF$2]+[.AG66]*[.$AG$2]+[.AH66]*[.$AH$2]+[.AI66]*[.$AI$2]+[.AJ66]*[.$AJ$2]+[.AK66]*[.$AK$2]+[.AL66]*[.$AL$2]+[.AM66]*[.$AM$2]+[.AN66]*[.$AN$2]+[.AO66]*[.$AO$2]+[.AP66]*[.$AP$2]+[.AQ66]*[.$AQ$2]+[.AR66]*[.$AR$2]+[.AS66]*[.$AS$2]+[.AT66]*[.$AT$2]" office:value-type="float" office:value="294912" calcext:value-type="float">
            <text:p>294912</text:p>
          </table:table-cell>
          <table:table-cell table:number-columns-repeated="7"/>
          <table:table-cell table:style-name="ce12" table:number-columns-repeated="12"/>
          <table:table-cell table:style-name="ce10" office:value-type="float" office:value="1" calcext:value-type="float">
            <text:p>1</text:p>
          </table:table-cell>
          <table:table-cell table:style-name="ce12" table:number-columns-repeated="2"/>
          <table:table-cell table:style-name="ce10" office:value-type="float" office:value="1" calcext:value-type="float">
            <text:p>1</text:p>
          </table:table-cell>
          <table:table-cell table:style-name="ce12" table:number-columns-repeated="15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67];8)" office:value-type="string" office:string-value="00000000" calcext:value-type="string">
            <text:p>00000000</text:p>
          </table:table-cell>
          <table:table-cell table:formula="of:=[.N67]*[.N$2]+[.M67]*[.M$2]+[.L67]*[.L$2]+[.K67]*[.K$2]+[.J67]*[.J$2]+[.I67]*[.I$2]" office:value-type="float" office:value="0" calcext:value-type="float">
            <text:p>0</text:p>
          </table:table-cell>
          <table:table-cell table:formula="of:=DEC2HEX([.H67];8)" office:value-type="string" office:string-value="00001000" calcext:value-type="string">
            <text:p>00001000</text:p>
          </table:table-cell>
          <table:table-cell table:formula="of:=[.O67]*[.$O$2]+[.P67]*[.$P$2]+[.Q67]*[.$Q$2]+[.R67]*[.$R$2]+[.S67]*[.$S$2]+[.T67]*[.$T$2]+[.U67]*[.$U$2]+[.V67]*[.$V$2]+[.W67]*[.$W$2]+[.X67]*[.$X$2]+[.Y67]*[.$Y$2]+[.Z67]*[.$Z$2]+[.AA67]*[.$AA$2]+[.AB67]*[.$AB$2]+[.AC67]*[.$AC$2]+[.AD67]*[.$AD$2]+[.AE67]*[.$AE$2]+[.AF67]*[.$AF$2]+[.AG67]*[.$AG$2]+[.AH67]*[.$AH$2]+[.AI67]*[.$AI$2]+[.AJ67]*[.$AJ$2]+[.AK67]*[.$AK$2]+[.AL67]*[.$AL$2]+[.AM67]*[.$AM$2]+[.AN67]*[.$AN$2]+[.AO67]*[.$AO$2]+[.AP67]*[.$AP$2]+[.AQ67]*[.$AQ$2]+[.AR67]*[.$AR$2]+[.AS67]*[.$AS$2]+[.AT67]*[.$AT$2]" office:value-type="float" office:value="4096" calcext:value-type="float">
            <text:p>4096</text:p>
          </table:table-cell>
          <table:table-cell table:number-columns-repeated="7"/>
          <table:table-cell table:style-name="ce12" table:number-columns-repeated="18"/>
          <table:table-cell table:style-name="ce10" office:value-type="float" office:value="1" calcext:value-type="float">
            <text:p>1</text:p>
          </table:table-cell>
          <table:table-cell table:style-name="ce12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68];8)" office:value-type="string" office:string-value="00000000" calcext:value-type="string">
            <text:p>00000000</text:p>
          </table:table-cell>
          <table:table-cell table:formula="of:=[.N68]*[.N$2]+[.M68]*[.M$2]+[.L68]*[.L$2]+[.K68]*[.K$2]+[.J68]*[.J$2]+[.I68]*[.I$2]" office:value-type="float" office:value="0" calcext:value-type="float">
            <text:p>0</text:p>
          </table:table-cell>
          <table:table-cell table:formula="of:=DEC2HEX([.H68];8)" office:value-type="string" office:string-value="20000000" calcext:value-type="string">
            <text:p>20000000</text:p>
          </table:table-cell>
          <table:table-cell table:formula="of:=[.O68]*[.$O$2]+[.P68]*[.$P$2]+[.Q68]*[.$Q$2]+[.R68]*[.$R$2]+[.S68]*[.$S$2]+[.T68]*[.$T$2]+[.U68]*[.$U$2]+[.V68]*[.$V$2]+[.W68]*[.$W$2]+[.X68]*[.$X$2]+[.Y68]*[.$Y$2]+[.Z68]*[.$Z$2]+[.AA68]*[.$AA$2]+[.AB68]*[.$AB$2]+[.AC68]*[.$AC$2]+[.AD68]*[.$AD$2]+[.AE68]*[.$AE$2]+[.AF68]*[.$AF$2]+[.AG68]*[.$AG$2]+[.AH68]*[.$AH$2]+[.AI68]*[.$AI$2]+[.AJ68]*[.$AJ$2]+[.AK68]*[.$AK$2]+[.AL68]*[.$AL$2]+[.AM68]*[.$AM$2]+[.AN68]*[.$AN$2]+[.AO68]*[.$AO$2]+[.AP68]*[.$AP$2]+[.AQ68]*[.$AQ$2]+[.AR68]*[.$AR$2]+[.AS68]*[.$AS$2]+[.AT68]*[.$AT$2]" office:value-type="float" office:value="536870912" calcext:value-type="float">
            <text:p>536870912</text:p>
          </table:table-cell>
          <table:table-cell table:number-columns-repeated="7"/>
          <table:table-cell table:style-name="ce12"/>
          <table:table-cell table:style-name="ce10" office:value-type="float" office:value="1" calcext:value-type="float">
            <text:p>1</text:p>
          </table:table-cell>
          <table:table-cell table:style-name="ce12" table:number-columns-repeated="29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69];8)" office:value-type="string" office:string-value="00000000" calcext:value-type="string">
            <text:p>00000000</text:p>
          </table:table-cell>
          <table:table-cell table:formula="of:=[.N69]*[.N$2]+[.M69]*[.M$2]+[.L69]*[.L$2]+[.K69]*[.K$2]+[.J69]*[.J$2]+[.I69]*[.I$2]" office:value-type="float" office:value="0" calcext:value-type="float">
            <text:p>0</text:p>
          </table:table-cell>
          <table:table-cell table:formula="of:=DEC2HEX([.H69];8)" office:value-type="string" office:string-value="00080000" calcext:value-type="string">
            <text:p>00080000</text:p>
          </table:table-cell>
          <table:table-cell table:formula="of:=[.O69]*[.$O$2]+[.P69]*[.$P$2]+[.Q69]*[.$Q$2]+[.R69]*[.$R$2]+[.S69]*[.$S$2]+[.T69]*[.$T$2]+[.U69]*[.$U$2]+[.V69]*[.$V$2]+[.W69]*[.$W$2]+[.X69]*[.$X$2]+[.Y69]*[.$Y$2]+[.Z69]*[.$Z$2]+[.AA69]*[.$AA$2]+[.AB69]*[.$AB$2]+[.AC69]*[.$AC$2]+[.AD69]*[.$AD$2]+[.AE69]*[.$AE$2]+[.AF69]*[.$AF$2]+[.AG69]*[.$AG$2]+[.AH69]*[.$AH$2]+[.AI69]*[.$AI$2]+[.AJ69]*[.$AJ$2]+[.AK69]*[.$AK$2]+[.AL69]*[.$AL$2]+[.AM69]*[.$AM$2]+[.AN69]*[.$AN$2]+[.AO69]*[.$AO$2]+[.AP69]*[.$AP$2]+[.AQ69]*[.$AQ$2]+[.AR69]*[.$AR$2]+[.AS69]*[.$AS$2]+[.AT69]*[.$AT$2]" office:value-type="float" office:value="524288" calcext:value-type="float">
            <text:p>524288</text:p>
          </table:table-cell>
          <table:table-cell table:number-columns-repeated="7"/>
          <table:table-cell table:style-name="ce12" table:number-columns-repeated="11"/>
          <table:table-cell table:style-name="ce10" office:value-type="float" office:value="1" calcext:value-type="float">
            <text:p>1</text:p>
          </table:table-cell>
          <table:table-cell table:style-name="ce12" table:number-columns-repeated="19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70];8)" office:value-type="string" office:string-value="00000000" calcext:value-type="string">
            <text:p>00000000</text:p>
          </table:table-cell>
          <table:table-cell table:formula="of:=[.N70]*[.N$2]+[.M70]*[.M$2]+[.L70]*[.L$2]+[.K70]*[.K$2]+[.J70]*[.J$2]+[.I70]*[.I$2]" office:value-type="float" office:value="0" calcext:value-type="float">
            <text:p>0</text:p>
          </table:table-cell>
          <table:table-cell table:formula="of:=DEC2HEX([.H70];8)" office:value-type="string" office:string-value="80000000" calcext:value-type="string">
            <text:p>80000000</text:p>
          </table:table-cell>
          <table:table-cell table:formula="of:=[.O70]*[.$O$2]+[.P70]*[.$P$2]+[.Q70]*[.$Q$2]+[.R70]*[.$R$2]+[.S70]*[.$S$2]+[.T70]*[.$T$2]+[.U70]*[.$U$2]+[.V70]*[.$V$2]+[.W70]*[.$W$2]+[.X70]*[.$X$2]+[.Y70]*[.$Y$2]+[.Z70]*[.$Z$2]+[.AA70]*[.$AA$2]+[.AB70]*[.$AB$2]+[.AC70]*[.$AC$2]+[.AD70]*[.$AD$2]+[.AE70]*[.$AE$2]+[.AF70]*[.$AF$2]+[.AG70]*[.$AG$2]+[.AH70]*[.$AH$2]+[.AI70]*[.$AI$2]+[.AJ70]*[.$AJ$2]+[.AK70]*[.$AK$2]+[.AL70]*[.$AL$2]+[.AM70]*[.$AM$2]+[.AN70]*[.$AN$2]+[.AO70]*[.$AO$2]+[.AP70]*[.$AP$2]+[.AQ70]*[.$AQ$2]+[.AR70]*[.$AR$2]+[.AS70]*[.$AS$2]+[.AT70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style-name="ce12" table:number-columns-repeated="31"/>
          <table:table-cell table:style-name="ce2" table:number-columns-repeated="976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LT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e1</text:p>
          </table:table-cell>
          <table:table-cell table:formula="of:=DEC2HEX([.F71];8)" office:value-type="string" office:string-value="00000000" calcext:value-type="string">
            <text:p>00000000</text:p>
          </table:table-cell>
          <table:table-cell table:formula="of:=[.N71]*[.N$2]+[.M71]*[.M$2]+[.L71]*[.L$2]+[.K71]*[.K$2]+[.J71]*[.J$2]+[.I71]*[.I$2]" office:value-type="float" office:value="0" calcext:value-type="float">
            <text:p>0</text:p>
          </table:table-cell>
          <table:table-cell table:formula="of:=DEC2HEX([.H71];8)" office:value-type="string" office:string-value="00044000" calcext:value-type="string">
            <text:p>00044000</text:p>
          </table:table-cell>
          <table:table-cell table:formula="of:=[.O71]*[.$O$2]+[.P71]*[.$P$2]+[.Q71]*[.$Q$2]+[.R71]*[.$R$2]+[.S71]*[.$S$2]+[.T71]*[.$T$2]+[.U71]*[.$U$2]+[.V71]*[.$V$2]+[.W71]*[.$W$2]+[.X71]*[.$X$2]+[.Y71]*[.$Y$2]+[.Z71]*[.$Z$2]+[.AA71]*[.$AA$2]+[.AB71]*[.$AB$2]+[.AC71]*[.$AC$2]+[.AD71]*[.$AD$2]+[.AE71]*[.$AE$2]+[.AF71]*[.$AF$2]+[.AG71]*[.$AG$2]+[.AH71]*[.$AH$2]+[.AI71]*[.$AI$2]+[.AJ71]*[.$AJ$2]+[.AK71]*[.$AK$2]+[.AL71]*[.$AL$2]+[.AM71]*[.$AM$2]+[.AN71]*[.$AN$2]+[.AO71]*[.$AO$2]+[.AP71]*[.$AP$2]+[.AQ71]*[.$AQ$2]+[.AR71]*[.$AR$2]+[.AS71]*[.$AS$2]+[.AT71]*[.$AT$2]" office:value-type="float" office:value="278528" calcext:value-type="float">
            <text:p>278528</text:p>
          </table:table-cell>
          <table:table-cell table:number-columns-repeated="7"/>
          <table:table-cell table:style-name="ce12" table:number-columns-repeated="12"/>
          <table:table-cell table:style-name="ce10" office:value-type="float" office:value="1" calcext:value-type="float">
            <text:p>1</text:p>
          </table:table-cell>
          <table:table-cell table:style-name="ce12" table:number-columns-repeated="3"/>
          <table:table-cell table:style-name="ce10" office:value-type="float" office:value="1" calcext:value-type="float">
            <text:p>1</text:p>
          </table:table-cell>
          <table:table-cell table:style-name="ce12" table:number-columns-repeated="14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72];8)" office:value-type="string" office:string-value="00000000" calcext:value-type="string">
            <text:p>00000000</text:p>
          </table:table-cell>
          <table:table-cell table:formula="of:=[.N72]*[.N$2]+[.M72]*[.M$2]+[.L72]*[.L$2]+[.K72]*[.K$2]+[.J72]*[.J$2]+[.I72]*[.I$2]" office:value-type="float" office:value="0" calcext:value-type="float">
            <text:p>0</text:p>
          </table:table-cell>
          <table:table-cell table:formula="of:=DEC2HEX([.H72];8)" office:value-type="string" office:string-value="00001000" calcext:value-type="string">
            <text:p>00001000</text:p>
          </table:table-cell>
          <table:table-cell table:formula="of:=[.O72]*[.$O$2]+[.P72]*[.$P$2]+[.Q72]*[.$Q$2]+[.R72]*[.$R$2]+[.S72]*[.$S$2]+[.T72]*[.$T$2]+[.U72]*[.$U$2]+[.V72]*[.$V$2]+[.W72]*[.$W$2]+[.X72]*[.$X$2]+[.Y72]*[.$Y$2]+[.Z72]*[.$Z$2]+[.AA72]*[.$AA$2]+[.AB72]*[.$AB$2]+[.AC72]*[.$AC$2]+[.AD72]*[.$AD$2]+[.AE72]*[.$AE$2]+[.AF72]*[.$AF$2]+[.AG72]*[.$AG$2]+[.AH72]*[.$AH$2]+[.AI72]*[.$AI$2]+[.AJ72]*[.$AJ$2]+[.AK72]*[.$AK$2]+[.AL72]*[.$AL$2]+[.AM72]*[.$AM$2]+[.AN72]*[.$AN$2]+[.AO72]*[.$AO$2]+[.AP72]*[.$AP$2]+[.AQ72]*[.$AQ$2]+[.AR72]*[.$AR$2]+[.AS72]*[.$AS$2]+[.AT72]*[.$AT$2]" office:value-type="float" office:value="4096" calcext:value-type="float">
            <text:p>4096</text:p>
          </table:table-cell>
          <table:table-cell table:number-columns-repeated="7"/>
          <table:table-cell table:style-name="ce12" table:number-columns-repeated="18"/>
          <table:table-cell table:style-name="ce10" office:value-type="float" office:value="1" calcext:value-type="float">
            <text:p>1</text:p>
          </table:table-cell>
          <table:table-cell table:style-name="ce12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73];8)" office:value-type="string" office:string-value="00000000" calcext:value-type="string">
            <text:p>00000000</text:p>
          </table:table-cell>
          <table:table-cell table:formula="of:=[.N73]*[.N$2]+[.M73]*[.M$2]+[.L73]*[.L$2]+[.K73]*[.K$2]+[.J73]*[.J$2]+[.I73]*[.I$2]" office:value-type="float" office:value="0" calcext:value-type="float">
            <text:p>0</text:p>
          </table:table-cell>
          <table:table-cell table:formula="of:=DEC2HEX([.H73];8)" office:value-type="string" office:string-value="00048000" calcext:value-type="string">
            <text:p>00048000</text:p>
          </table:table-cell>
          <table:table-cell table:formula="of:=[.O73]*[.$O$2]+[.P73]*[.$P$2]+[.Q73]*[.$Q$2]+[.R73]*[.$R$2]+[.S73]*[.$S$2]+[.T73]*[.$T$2]+[.U73]*[.$U$2]+[.V73]*[.$V$2]+[.W73]*[.$W$2]+[.X73]*[.$X$2]+[.Y73]*[.$Y$2]+[.Z73]*[.$Z$2]+[.AA73]*[.$AA$2]+[.AB73]*[.$AB$2]+[.AC73]*[.$AC$2]+[.AD73]*[.$AD$2]+[.AE73]*[.$AE$2]+[.AF73]*[.$AF$2]+[.AG73]*[.$AG$2]+[.AH73]*[.$AH$2]+[.AI73]*[.$AI$2]+[.AJ73]*[.$AJ$2]+[.AK73]*[.$AK$2]+[.AL73]*[.$AL$2]+[.AM73]*[.$AM$2]+[.AN73]*[.$AN$2]+[.AO73]*[.$AO$2]+[.AP73]*[.$AP$2]+[.AQ73]*[.$AQ$2]+[.AR73]*[.$AR$2]+[.AS73]*[.$AS$2]+[.AT73]*[.$AT$2]" office:value-type="float" office:value="294912" calcext:value-type="float">
            <text:p>294912</text:p>
          </table:table-cell>
          <table:table-cell table:number-columns-repeated="7"/>
          <table:table-cell table:style-name="ce12" table:number-columns-repeated="12"/>
          <table:table-cell table:style-name="ce10" office:value-type="float" office:value="1" calcext:value-type="float">
            <text:p>1</text:p>
          </table:table-cell>
          <table:table-cell table:style-name="ce12" table:number-columns-repeated="2"/>
          <table:table-cell table:style-name="ce10" office:value-type="float" office:value="1" calcext:value-type="float">
            <text:p>1</text:p>
          </table:table-cell>
          <table:table-cell table:style-name="ce12" table:number-columns-repeated="15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74];8)" office:value-type="string" office:string-value="00000000" calcext:value-type="string">
            <text:p>00000000</text:p>
          </table:table-cell>
          <table:table-cell table:formula="of:=[.N74]*[.N$2]+[.M74]*[.M$2]+[.L74]*[.L$2]+[.K74]*[.K$2]+[.J74]*[.J$2]+[.I74]*[.I$2]" office:value-type="float" office:value="0" calcext:value-type="float">
            <text:p>0</text:p>
          </table:table-cell>
          <table:table-cell table:formula="of:=DEC2HEX([.H74];8)" office:value-type="string" office:string-value="00001000" calcext:value-type="string">
            <text:p>00001000</text:p>
          </table:table-cell>
          <table:table-cell table:formula="of:=[.O74]*[.$O$2]+[.P74]*[.$P$2]+[.Q74]*[.$Q$2]+[.R74]*[.$R$2]+[.S74]*[.$S$2]+[.T74]*[.$T$2]+[.U74]*[.$U$2]+[.V74]*[.$V$2]+[.W74]*[.$W$2]+[.X74]*[.$X$2]+[.Y74]*[.$Y$2]+[.Z74]*[.$Z$2]+[.AA74]*[.$AA$2]+[.AB74]*[.$AB$2]+[.AC74]*[.$AC$2]+[.AD74]*[.$AD$2]+[.AE74]*[.$AE$2]+[.AF74]*[.$AF$2]+[.AG74]*[.$AG$2]+[.AH74]*[.$AH$2]+[.AI74]*[.$AI$2]+[.AJ74]*[.$AJ$2]+[.AK74]*[.$AK$2]+[.AL74]*[.$AL$2]+[.AM74]*[.$AM$2]+[.AN74]*[.$AN$2]+[.AO74]*[.$AO$2]+[.AP74]*[.$AP$2]+[.AQ74]*[.$AQ$2]+[.AR74]*[.$AR$2]+[.AS74]*[.$AS$2]+[.AT74]*[.$AT$2]" office:value-type="float" office:value="4096" calcext:value-type="float">
            <text:p>4096</text:p>
          </table:table-cell>
          <table:table-cell table:number-columns-repeated="7"/>
          <table:table-cell table:style-name="ce12" table:number-columns-repeated="18"/>
          <table:table-cell table:style-name="ce10" office:value-type="float" office:value="1" calcext:value-type="float">
            <text:p>1</text:p>
          </table:table-cell>
          <table:table-cell table:style-name="ce12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75];8)" office:value-type="string" office:string-value="00000000" calcext:value-type="string">
            <text:p>00000000</text:p>
          </table:table-cell>
          <table:table-cell table:formula="of:=[.N75]*[.N$2]+[.M75]*[.M$2]+[.L75]*[.L$2]+[.K75]*[.K$2]+[.J75]*[.J$2]+[.I75]*[.I$2]" office:value-type="float" office:value="0" calcext:value-type="float">
            <text:p>0</text:p>
          </table:table-cell>
          <table:table-cell table:formula="of:=DEC2HEX([.H75];8)" office:value-type="string" office:string-value="10000000" calcext:value-type="string">
            <text:p>10000000</text:p>
          </table:table-cell>
          <table:table-cell table:formula="of:=[.O75]*[.$O$2]+[.P75]*[.$P$2]+[.Q75]*[.$Q$2]+[.R75]*[.$R$2]+[.S75]*[.$S$2]+[.T75]*[.$T$2]+[.U75]*[.$U$2]+[.V75]*[.$V$2]+[.W75]*[.$W$2]+[.X75]*[.$X$2]+[.Y75]*[.$Y$2]+[.Z75]*[.$Z$2]+[.AA75]*[.$AA$2]+[.AB75]*[.$AB$2]+[.AC75]*[.$AC$2]+[.AD75]*[.$AD$2]+[.AE75]*[.$AE$2]+[.AF75]*[.$AF$2]+[.AG75]*[.$AG$2]+[.AH75]*[.$AH$2]+[.AI75]*[.$AI$2]+[.AJ75]*[.$AJ$2]+[.AK75]*[.$AK$2]+[.AL75]*[.$AL$2]+[.AM75]*[.$AM$2]+[.AN75]*[.$AN$2]+[.AO75]*[.$AO$2]+[.AP75]*[.$AP$2]+[.AQ75]*[.$AQ$2]+[.AR75]*[.$AR$2]+[.AS75]*[.$AS$2]+[.AT75]*[.$AT$2]" office:value-type="float" office:value="268435456" calcext:value-type="float">
            <text:p>268435456</text:p>
          </table:table-cell>
          <table:table-cell table:number-columns-repeated="7"/>
          <table:table-cell table:style-name="ce12" table:number-columns-repeated="2"/>
          <table:table-cell table:style-name="ce10" office:value-type="float" office:value="1" calcext:value-type="float">
            <text:p>1</text:p>
          </table:table-cell>
          <table:table-cell table:style-name="ce12" table:number-columns-repeated="28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76];8)" office:value-type="string" office:string-value="00000000" calcext:value-type="string">
            <text:p>00000000</text:p>
          </table:table-cell>
          <table:table-cell table:formula="of:=[.N76]*[.N$2]+[.M76]*[.M$2]+[.L76]*[.L$2]+[.K76]*[.K$2]+[.J76]*[.J$2]+[.I76]*[.I$2]" office:value-type="float" office:value="0" calcext:value-type="float">
            <text:p>0</text:p>
          </table:table-cell>
          <table:table-cell table:formula="of:=DEC2HEX([.H76];8)" office:value-type="string" office:string-value="00080000" calcext:value-type="string">
            <text:p>00080000</text:p>
          </table:table-cell>
          <table:table-cell table:formula="of:=[.O76]*[.$O$2]+[.P76]*[.$P$2]+[.Q76]*[.$Q$2]+[.R76]*[.$R$2]+[.S76]*[.$S$2]+[.T76]*[.$T$2]+[.U76]*[.$U$2]+[.V76]*[.$V$2]+[.W76]*[.$W$2]+[.X76]*[.$X$2]+[.Y76]*[.$Y$2]+[.Z76]*[.$Z$2]+[.AA76]*[.$AA$2]+[.AB76]*[.$AB$2]+[.AC76]*[.$AC$2]+[.AD76]*[.$AD$2]+[.AE76]*[.$AE$2]+[.AF76]*[.$AF$2]+[.AG76]*[.$AG$2]+[.AH76]*[.$AH$2]+[.AI76]*[.$AI$2]+[.AJ76]*[.$AJ$2]+[.AK76]*[.$AK$2]+[.AL76]*[.$AL$2]+[.AM76]*[.$AM$2]+[.AN76]*[.$AN$2]+[.AO76]*[.$AO$2]+[.AP76]*[.$AP$2]+[.AQ76]*[.$AQ$2]+[.AR76]*[.$AR$2]+[.AS76]*[.$AS$2]+[.AT76]*[.$AT$2]" office:value-type="float" office:value="524288" calcext:value-type="float">
            <text:p>524288</text:p>
          </table:table-cell>
          <table:table-cell table:number-columns-repeated="7"/>
          <table:table-cell table:style-name="ce12" table:number-columns-repeated="11"/>
          <table:table-cell table:style-name="ce10" office:value-type="float" office:value="1" calcext:value-type="float">
            <text:p>1</text:p>
          </table:table-cell>
          <table:table-cell table:style-name="ce12" table:number-columns-repeated="19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77];8)" office:value-type="string" office:string-value="00000000" calcext:value-type="string">
            <text:p>00000000</text:p>
          </table:table-cell>
          <table:table-cell table:formula="of:=[.N77]*[.N$2]+[.M77]*[.M$2]+[.L77]*[.L$2]+[.K77]*[.K$2]+[.J77]*[.J$2]+[.I77]*[.I$2]" office:value-type="float" office:value="0" calcext:value-type="float">
            <text:p>0</text:p>
          </table:table-cell>
          <table:table-cell table:formula="of:=DEC2HEX([.H77];8)" office:value-type="string" office:string-value="80000000" calcext:value-type="string">
            <text:p>80000000</text:p>
          </table:table-cell>
          <table:table-cell table:formula="of:=[.O77]*[.$O$2]+[.P77]*[.$P$2]+[.Q77]*[.$Q$2]+[.R77]*[.$R$2]+[.S77]*[.$S$2]+[.T77]*[.$T$2]+[.U77]*[.$U$2]+[.V77]*[.$V$2]+[.W77]*[.$W$2]+[.X77]*[.$X$2]+[.Y77]*[.$Y$2]+[.Z77]*[.$Z$2]+[.AA77]*[.$AA$2]+[.AB77]*[.$AB$2]+[.AC77]*[.$AC$2]+[.AD77]*[.$AD$2]+[.AE77]*[.$AE$2]+[.AF77]*[.$AF$2]+[.AG77]*[.$AG$2]+[.AH77]*[.$AH$2]+[.AI77]*[.$AI$2]+[.AJ77]*[.$AJ$2]+[.AK77]*[.$AK$2]+[.AL77]*[.$AL$2]+[.AM77]*[.$AM$2]+[.AN77]*[.$AN$2]+[.AO77]*[.$AO$2]+[.AP77]*[.$AP$2]+[.AQ77]*[.$AQ$2]+[.AR77]*[.$AR$2]+[.AS77]*[.$AS$2]+[.AT77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style-name="ce12" table:number-columns-repeated="31"/>
          <table:table-cell table:style-name="ce2" table:number-columns-repeated="976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GT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e8</text:p>
          </table:table-cell>
          <table:table-cell table:formula="of:=DEC2HEX([.F78];8)" office:value-type="string" office:string-value="00000000" calcext:value-type="string">
            <text:p>00000000</text:p>
          </table:table-cell>
          <table:table-cell table:formula="of:=[.N78]*[.N$2]+[.M78]*[.M$2]+[.L78]*[.L$2]+[.K78]*[.K$2]+[.J78]*[.J$2]+[.I78]*[.I$2]" office:value-type="float" office:value="0" calcext:value-type="float">
            <text:p>0</text:p>
          </table:table-cell>
          <table:table-cell table:formula="of:=DEC2HEX([.H78];8)" office:value-type="string" office:string-value="00044000" calcext:value-type="string">
            <text:p>00044000</text:p>
          </table:table-cell>
          <table:table-cell table:formula="of:=[.O78]*[.$O$2]+[.P78]*[.$P$2]+[.Q78]*[.$Q$2]+[.R78]*[.$R$2]+[.S78]*[.$S$2]+[.T78]*[.$T$2]+[.U78]*[.$U$2]+[.V78]*[.$V$2]+[.W78]*[.$W$2]+[.X78]*[.$X$2]+[.Y78]*[.$Y$2]+[.Z78]*[.$Z$2]+[.AA78]*[.$AA$2]+[.AB78]*[.$AB$2]+[.AC78]*[.$AC$2]+[.AD78]*[.$AD$2]+[.AE78]*[.$AE$2]+[.AF78]*[.$AF$2]+[.AG78]*[.$AG$2]+[.AH78]*[.$AH$2]+[.AI78]*[.$AI$2]+[.AJ78]*[.$AJ$2]+[.AK78]*[.$AK$2]+[.AL78]*[.$AL$2]+[.AM78]*[.$AM$2]+[.AN78]*[.$AN$2]+[.AO78]*[.$AO$2]+[.AP78]*[.$AP$2]+[.AQ78]*[.$AQ$2]+[.AR78]*[.$AR$2]+[.AS78]*[.$AS$2]+[.AT78]*[.$AT$2]" office:value-type="float" office:value="278528" calcext:value-type="float">
            <text:p>278528</text:p>
          </table:table-cell>
          <table:table-cell table:number-columns-repeated="7"/>
          <table:table-cell table:style-name="ce12" table:number-columns-repeated="12"/>
          <table:table-cell table:style-name="ce10" office:value-type="float" office:value="1" calcext:value-type="float">
            <text:p>1</text:p>
          </table:table-cell>
          <table:table-cell table:style-name="ce12" table:number-columns-repeated="3"/>
          <table:table-cell table:style-name="ce10" office:value-type="float" office:value="1" calcext:value-type="float">
            <text:p>1</text:p>
          </table:table-cell>
          <table:table-cell table:style-name="ce12" table:number-columns-repeated="14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79];8)" office:value-type="string" office:string-value="00000000" calcext:value-type="string">
            <text:p>00000000</text:p>
          </table:table-cell>
          <table:table-cell table:formula="of:=[.N79]*[.N$2]+[.M79]*[.M$2]+[.L79]*[.L$2]+[.K79]*[.K$2]+[.J79]*[.J$2]+[.I79]*[.I$2]" office:value-type="float" office:value="0" calcext:value-type="float">
            <text:p>0</text:p>
          </table:table-cell>
          <table:table-cell table:formula="of:=DEC2HEX([.H79];8)" office:value-type="string" office:string-value="00001000" calcext:value-type="string">
            <text:p>00001000</text:p>
          </table:table-cell>
          <table:table-cell table:formula="of:=[.O79]*[.$O$2]+[.P79]*[.$P$2]+[.Q79]*[.$Q$2]+[.R79]*[.$R$2]+[.S79]*[.$S$2]+[.T79]*[.$T$2]+[.U79]*[.$U$2]+[.V79]*[.$V$2]+[.W79]*[.$W$2]+[.X79]*[.$X$2]+[.Y79]*[.$Y$2]+[.Z79]*[.$Z$2]+[.AA79]*[.$AA$2]+[.AB79]*[.$AB$2]+[.AC79]*[.$AC$2]+[.AD79]*[.$AD$2]+[.AE79]*[.$AE$2]+[.AF79]*[.$AF$2]+[.AG79]*[.$AG$2]+[.AH79]*[.$AH$2]+[.AI79]*[.$AI$2]+[.AJ79]*[.$AJ$2]+[.AK79]*[.$AK$2]+[.AL79]*[.$AL$2]+[.AM79]*[.$AM$2]+[.AN79]*[.$AN$2]+[.AO79]*[.$AO$2]+[.AP79]*[.$AP$2]+[.AQ79]*[.$AQ$2]+[.AR79]*[.$AR$2]+[.AS79]*[.$AS$2]+[.AT79]*[.$AT$2]" office:value-type="float" office:value="4096" calcext:value-type="float">
            <text:p>4096</text:p>
          </table:table-cell>
          <table:table-cell table:number-columns-repeated="7"/>
          <table:table-cell table:style-name="ce12" table:number-columns-repeated="18"/>
          <table:table-cell table:style-name="ce10" office:value-type="float" office:value="1" calcext:value-type="float">
            <text:p>1</text:p>
          </table:table-cell>
          <table:table-cell table:style-name="ce12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80];8)" office:value-type="string" office:string-value="00000000" calcext:value-type="string">
            <text:p>00000000</text:p>
          </table:table-cell>
          <table:table-cell table:formula="of:=[.N80]*[.N$2]+[.M80]*[.M$2]+[.L80]*[.L$2]+[.K80]*[.K$2]+[.J80]*[.J$2]+[.I80]*[.I$2]" office:value-type="float" office:value="0" calcext:value-type="float">
            <text:p>0</text:p>
          </table:table-cell>
          <table:table-cell table:formula="of:=DEC2HEX([.H80];8)" office:value-type="string" office:string-value="00048000" calcext:value-type="string">
            <text:p>00048000</text:p>
          </table:table-cell>
          <table:table-cell table:formula="of:=[.O80]*[.$O$2]+[.P80]*[.$P$2]+[.Q80]*[.$Q$2]+[.R80]*[.$R$2]+[.S80]*[.$S$2]+[.T80]*[.$T$2]+[.U80]*[.$U$2]+[.V80]*[.$V$2]+[.W80]*[.$W$2]+[.X80]*[.$X$2]+[.Y80]*[.$Y$2]+[.Z80]*[.$Z$2]+[.AA80]*[.$AA$2]+[.AB80]*[.$AB$2]+[.AC80]*[.$AC$2]+[.AD80]*[.$AD$2]+[.AE80]*[.$AE$2]+[.AF80]*[.$AF$2]+[.AG80]*[.$AG$2]+[.AH80]*[.$AH$2]+[.AI80]*[.$AI$2]+[.AJ80]*[.$AJ$2]+[.AK80]*[.$AK$2]+[.AL80]*[.$AL$2]+[.AM80]*[.$AM$2]+[.AN80]*[.$AN$2]+[.AO80]*[.$AO$2]+[.AP80]*[.$AP$2]+[.AQ80]*[.$AQ$2]+[.AR80]*[.$AR$2]+[.AS80]*[.$AS$2]+[.AT80]*[.$AT$2]" office:value-type="float" office:value="294912" calcext:value-type="float">
            <text:p>294912</text:p>
          </table:table-cell>
          <table:table-cell table:number-columns-repeated="7"/>
          <table:table-cell table:style-name="ce12" table:number-columns-repeated="12"/>
          <table:table-cell table:style-name="ce10" office:value-type="float" office:value="1" calcext:value-type="float">
            <text:p>1</text:p>
          </table:table-cell>
          <table:table-cell table:style-name="ce12" table:number-columns-repeated="2"/>
          <table:table-cell table:style-name="ce10" office:value-type="float" office:value="1" calcext:value-type="float">
            <text:p>1</text:p>
          </table:table-cell>
          <table:table-cell table:style-name="ce12" table:number-columns-repeated="15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81];8)" office:value-type="string" office:string-value="00000000" calcext:value-type="string">
            <text:p>00000000</text:p>
          </table:table-cell>
          <table:table-cell table:formula="of:=[.N81]*[.N$2]+[.M81]*[.M$2]+[.L81]*[.L$2]+[.K81]*[.K$2]+[.J81]*[.J$2]+[.I81]*[.I$2]" office:value-type="float" office:value="0" calcext:value-type="float">
            <text:p>0</text:p>
          </table:table-cell>
          <table:table-cell table:formula="of:=DEC2HEX([.H81];8)" office:value-type="string" office:string-value="00001000" calcext:value-type="string">
            <text:p>00001000</text:p>
          </table:table-cell>
          <table:table-cell table:formula="of:=[.O81]*[.$O$2]+[.P81]*[.$P$2]+[.Q81]*[.$Q$2]+[.R81]*[.$R$2]+[.S81]*[.$S$2]+[.T81]*[.$T$2]+[.U81]*[.$U$2]+[.V81]*[.$V$2]+[.W81]*[.$W$2]+[.X81]*[.$X$2]+[.Y81]*[.$Y$2]+[.Z81]*[.$Z$2]+[.AA81]*[.$AA$2]+[.AB81]*[.$AB$2]+[.AC81]*[.$AC$2]+[.AD81]*[.$AD$2]+[.AE81]*[.$AE$2]+[.AF81]*[.$AF$2]+[.AG81]*[.$AG$2]+[.AH81]*[.$AH$2]+[.AI81]*[.$AI$2]+[.AJ81]*[.$AJ$2]+[.AK81]*[.$AK$2]+[.AL81]*[.$AL$2]+[.AM81]*[.$AM$2]+[.AN81]*[.$AN$2]+[.AO81]*[.$AO$2]+[.AP81]*[.$AP$2]+[.AQ81]*[.$AQ$2]+[.AR81]*[.$AR$2]+[.AS81]*[.$AS$2]+[.AT81]*[.$AT$2]" office:value-type="float" office:value="4096" calcext:value-type="float">
            <text:p>4096</text:p>
          </table:table-cell>
          <table:table-cell table:number-columns-repeated="7"/>
          <table:table-cell table:style-name="ce12" table:number-columns-repeated="18"/>
          <table:table-cell table:style-name="ce10" office:value-type="float" office:value="1" calcext:value-type="float">
            <text:p>1</text:p>
          </table:table-cell>
          <table:table-cell table:style-name="ce12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82];8)" office:value-type="string" office:string-value="00000000" calcext:value-type="string">
            <text:p>00000000</text:p>
          </table:table-cell>
          <table:table-cell table:formula="of:=[.N82]*[.N$2]+[.M82]*[.M$2]+[.L82]*[.L$2]+[.K82]*[.K$2]+[.J82]*[.J$2]+[.I82]*[.I$2]" office:value-type="float" office:value="0" calcext:value-type="float">
            <text:p>0</text:p>
          </table:table-cell>
          <table:table-cell table:formula="of:=DEC2HEX([.H82];8)" office:value-type="string" office:string-value="08000000" calcext:value-type="string">
            <text:p>08000000</text:p>
          </table:table-cell>
          <table:table-cell table:formula="of:=[.O82]*[.$O$2]+[.P82]*[.$P$2]+[.Q82]*[.$Q$2]+[.R82]*[.$R$2]+[.S82]*[.$S$2]+[.T82]*[.$T$2]+[.U82]*[.$U$2]+[.V82]*[.$V$2]+[.W82]*[.$W$2]+[.X82]*[.$X$2]+[.Y82]*[.$Y$2]+[.Z82]*[.$Z$2]+[.AA82]*[.$AA$2]+[.AB82]*[.$AB$2]+[.AC82]*[.$AC$2]+[.AD82]*[.$AD$2]+[.AE82]*[.$AE$2]+[.AF82]*[.$AF$2]+[.AG82]*[.$AG$2]+[.AH82]*[.$AH$2]+[.AI82]*[.$AI$2]+[.AJ82]*[.$AJ$2]+[.AK82]*[.$AK$2]+[.AL82]*[.$AL$2]+[.AM82]*[.$AM$2]+[.AN82]*[.$AN$2]+[.AO82]*[.$AO$2]+[.AP82]*[.$AP$2]+[.AQ82]*[.$AQ$2]+[.AR82]*[.$AR$2]+[.AS82]*[.$AS$2]+[.AT82]*[.$AT$2]" office:value-type="float" office:value="134217728" calcext:value-type="float">
            <text:p>134217728</text:p>
          </table:table-cell>
          <table:table-cell table:number-columns-repeated="7"/>
          <table:table-cell table:style-name="ce12" table:number-columns-repeated="3"/>
          <table:table-cell table:style-name="ce10" office:value-type="float" office:value="1" calcext:value-type="float">
            <text:p>1</text:p>
          </table:table-cell>
          <table:table-cell table:style-name="ce12" table:number-columns-repeated="27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83];8)" office:value-type="string" office:string-value="00000000" calcext:value-type="string">
            <text:p>00000000</text:p>
          </table:table-cell>
          <table:table-cell table:formula="of:=[.N83]*[.N$2]+[.M83]*[.M$2]+[.L83]*[.L$2]+[.K83]*[.K$2]+[.J83]*[.J$2]+[.I83]*[.I$2]" office:value-type="float" office:value="0" calcext:value-type="float">
            <text:p>0</text:p>
          </table:table-cell>
          <table:table-cell table:formula="of:=DEC2HEX([.H83];8)" office:value-type="string" office:string-value="00080000" calcext:value-type="string">
            <text:p>00080000</text:p>
          </table:table-cell>
          <table:table-cell table:formula="of:=[.O83]*[.$O$2]+[.P83]*[.$P$2]+[.Q83]*[.$Q$2]+[.R83]*[.$R$2]+[.S83]*[.$S$2]+[.T83]*[.$T$2]+[.U83]*[.$U$2]+[.V83]*[.$V$2]+[.W83]*[.$W$2]+[.X83]*[.$X$2]+[.Y83]*[.$Y$2]+[.Z83]*[.$Z$2]+[.AA83]*[.$AA$2]+[.AB83]*[.$AB$2]+[.AC83]*[.$AC$2]+[.AD83]*[.$AD$2]+[.AE83]*[.$AE$2]+[.AF83]*[.$AF$2]+[.AG83]*[.$AG$2]+[.AH83]*[.$AH$2]+[.AI83]*[.$AI$2]+[.AJ83]*[.$AJ$2]+[.AK83]*[.$AK$2]+[.AL83]*[.$AL$2]+[.AM83]*[.$AM$2]+[.AN83]*[.$AN$2]+[.AO83]*[.$AO$2]+[.AP83]*[.$AP$2]+[.AQ83]*[.$AQ$2]+[.AR83]*[.$AR$2]+[.AS83]*[.$AS$2]+[.AT83]*[.$AT$2]" office:value-type="float" office:value="524288" calcext:value-type="float">
            <text:p>524288</text:p>
          </table:table-cell>
          <table:table-cell table:number-columns-repeated="7"/>
          <table:table-cell table:style-name="ce12" table:number-columns-repeated="11"/>
          <table:table-cell table:style-name="ce10" office:value-type="float" office:value="1" calcext:value-type="float">
            <text:p>1</text:p>
          </table:table-cell>
          <table:table-cell table:style-name="ce12" table:number-columns-repeated="19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84];8)" office:value-type="string" office:string-value="00000000" calcext:value-type="string">
            <text:p>00000000</text:p>
          </table:table-cell>
          <table:table-cell table:formula="of:=[.N84]*[.N$2]+[.M84]*[.M$2]+[.L84]*[.L$2]+[.K84]*[.K$2]+[.J84]*[.J$2]+[.I84]*[.I$2]" office:value-type="float" office:value="0" calcext:value-type="float">
            <text:p>0</text:p>
          </table:table-cell>
          <table:table-cell table:formula="of:=DEC2HEX([.H84];8)" office:value-type="string" office:string-value="80000000" calcext:value-type="string">
            <text:p>80000000</text:p>
          </table:table-cell>
          <table:table-cell table:formula="of:=[.O84]*[.$O$2]+[.P84]*[.$P$2]+[.Q84]*[.$Q$2]+[.R84]*[.$R$2]+[.S84]*[.$S$2]+[.T84]*[.$T$2]+[.U84]*[.$U$2]+[.V84]*[.$V$2]+[.W84]*[.$W$2]+[.X84]*[.$X$2]+[.Y84]*[.$Y$2]+[.Z84]*[.$Z$2]+[.AA84]*[.$AA$2]+[.AB84]*[.$AB$2]+[.AC84]*[.$AC$2]+[.AD84]*[.$AD$2]+[.AE84]*[.$AE$2]+[.AF84]*[.$AF$2]+[.AG84]*[.$AG$2]+[.AH84]*[.$AH$2]+[.AI84]*[.$AI$2]+[.AJ84]*[.$AJ$2]+[.AK84]*[.$AK$2]+[.AL84]*[.$AL$2]+[.AM84]*[.$AM$2]+[.AN84]*[.$AN$2]+[.AO84]*[.$AO$2]+[.AP84]*[.$AP$2]+[.AQ84]*[.$AQ$2]+[.AR84]*[.$AR$2]+[.AS84]*[.$AS$2]+[.AT84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style-name="ce12" table:number-columns-repeated="31"/>
          <table:table-cell table:style-name="ce2" table:number-columns-repeated="976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NZ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f0</text:p>
          </table:table-cell>
          <table:table-cell table:formula="of:=DEC2HEX([.F85];8)" office:value-type="string" office:string-value="00000000" calcext:value-type="string">
            <text:p>00000000</text:p>
          </table:table-cell>
          <table:table-cell table:formula="of:=[.N85]*[.N$2]+[.M85]*[.M$2]+[.L85]*[.L$2]+[.K85]*[.K$2]+[.J85]*[.J$2]+[.I85]*[.I$2]" office:value-type="float" office:value="0" calcext:value-type="float">
            <text:p>0</text:p>
          </table:table-cell>
          <table:table-cell table:formula="of:=DEC2HEX([.H85];8)" office:value-type="string" office:string-value="00044000" calcext:value-type="string">
            <text:p>00044000</text:p>
          </table:table-cell>
          <table:table-cell table:formula="of:=[.O85]*[.$O$2]+[.P85]*[.$P$2]+[.Q85]*[.$Q$2]+[.R85]*[.$R$2]+[.S85]*[.$S$2]+[.T85]*[.$T$2]+[.U85]*[.$U$2]+[.V85]*[.$V$2]+[.W85]*[.$W$2]+[.X85]*[.$X$2]+[.Y85]*[.$Y$2]+[.Z85]*[.$Z$2]+[.AA85]*[.$AA$2]+[.AB85]*[.$AB$2]+[.AC85]*[.$AC$2]+[.AD85]*[.$AD$2]+[.AE85]*[.$AE$2]+[.AF85]*[.$AF$2]+[.AG85]*[.$AG$2]+[.AH85]*[.$AH$2]+[.AI85]*[.$AI$2]+[.AJ85]*[.$AJ$2]+[.AK85]*[.$AK$2]+[.AL85]*[.$AL$2]+[.AM85]*[.$AM$2]+[.AN85]*[.$AN$2]+[.AO85]*[.$AO$2]+[.AP85]*[.$AP$2]+[.AQ85]*[.$AQ$2]+[.AR85]*[.$AR$2]+[.AS85]*[.$AS$2]+[.AT85]*[.$AT$2]" office:value-type="float" office:value="278528" calcext:value-type="float">
            <text:p>278528</text:p>
          </table:table-cell>
          <table:table-cell table:number-columns-repeated="7"/>
          <table:table-cell table:style-name="ce12" table:number-columns-repeated="12"/>
          <table:table-cell table:style-name="ce10" office:value-type="float" office:value="1" calcext:value-type="float">
            <text:p>1</text:p>
          </table:table-cell>
          <table:table-cell table:style-name="ce12" table:number-columns-repeated="3"/>
          <table:table-cell table:style-name="ce10" office:value-type="float" office:value="1" calcext:value-type="float">
            <text:p>1</text:p>
          </table:table-cell>
          <table:table-cell table:style-name="ce12" table:number-columns-repeated="14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86];8)" office:value-type="string" office:string-value="00000000" calcext:value-type="string">
            <text:p>00000000</text:p>
          </table:table-cell>
          <table:table-cell table:formula="of:=[.N86]*[.N$2]+[.M86]*[.M$2]+[.L86]*[.L$2]+[.K86]*[.K$2]+[.J86]*[.J$2]+[.I86]*[.I$2]" office:value-type="float" office:value="0" calcext:value-type="float">
            <text:p>0</text:p>
          </table:table-cell>
          <table:table-cell table:formula="of:=DEC2HEX([.H86];8)" office:value-type="string" office:string-value="00001000" calcext:value-type="string">
            <text:p>00001000</text:p>
          </table:table-cell>
          <table:table-cell table:formula="of:=[.O86]*[.$O$2]+[.P86]*[.$P$2]+[.Q86]*[.$Q$2]+[.R86]*[.$R$2]+[.S86]*[.$S$2]+[.T86]*[.$T$2]+[.U86]*[.$U$2]+[.V86]*[.$V$2]+[.W86]*[.$W$2]+[.X86]*[.$X$2]+[.Y86]*[.$Y$2]+[.Z86]*[.$Z$2]+[.AA86]*[.$AA$2]+[.AB86]*[.$AB$2]+[.AC86]*[.$AC$2]+[.AD86]*[.$AD$2]+[.AE86]*[.$AE$2]+[.AF86]*[.$AF$2]+[.AG86]*[.$AG$2]+[.AH86]*[.$AH$2]+[.AI86]*[.$AI$2]+[.AJ86]*[.$AJ$2]+[.AK86]*[.$AK$2]+[.AL86]*[.$AL$2]+[.AM86]*[.$AM$2]+[.AN86]*[.$AN$2]+[.AO86]*[.$AO$2]+[.AP86]*[.$AP$2]+[.AQ86]*[.$AQ$2]+[.AR86]*[.$AR$2]+[.AS86]*[.$AS$2]+[.AT86]*[.$AT$2]" office:value-type="float" office:value="4096" calcext:value-type="float">
            <text:p>4096</text:p>
          </table:table-cell>
          <table:table-cell table:number-columns-repeated="7"/>
          <table:table-cell table:style-name="ce12" table:number-columns-repeated="18"/>
          <table:table-cell table:style-name="ce10" office:value-type="float" office:value="1" calcext:value-type="float">
            <text:p>1</text:p>
          </table:table-cell>
          <table:table-cell table:style-name="ce12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87];8)" office:value-type="string" office:string-value="00000000" calcext:value-type="string">
            <text:p>00000000</text:p>
          </table:table-cell>
          <table:table-cell table:formula="of:=[.N87]*[.N$2]+[.M87]*[.M$2]+[.L87]*[.L$2]+[.K87]*[.K$2]+[.J87]*[.J$2]+[.I87]*[.I$2]" office:value-type="float" office:value="0" calcext:value-type="float">
            <text:p>0</text:p>
          </table:table-cell>
          <table:table-cell table:formula="of:=DEC2HEX([.H87];8)" office:value-type="string" office:string-value="00048000" calcext:value-type="string">
            <text:p>00048000</text:p>
          </table:table-cell>
          <table:table-cell table:formula="of:=[.O87]*[.$O$2]+[.P87]*[.$P$2]+[.Q87]*[.$Q$2]+[.R87]*[.$R$2]+[.S87]*[.$S$2]+[.T87]*[.$T$2]+[.U87]*[.$U$2]+[.V87]*[.$V$2]+[.W87]*[.$W$2]+[.X87]*[.$X$2]+[.Y87]*[.$Y$2]+[.Z87]*[.$Z$2]+[.AA87]*[.$AA$2]+[.AB87]*[.$AB$2]+[.AC87]*[.$AC$2]+[.AD87]*[.$AD$2]+[.AE87]*[.$AE$2]+[.AF87]*[.$AF$2]+[.AG87]*[.$AG$2]+[.AH87]*[.$AH$2]+[.AI87]*[.$AI$2]+[.AJ87]*[.$AJ$2]+[.AK87]*[.$AK$2]+[.AL87]*[.$AL$2]+[.AM87]*[.$AM$2]+[.AN87]*[.$AN$2]+[.AO87]*[.$AO$2]+[.AP87]*[.$AP$2]+[.AQ87]*[.$AQ$2]+[.AR87]*[.$AR$2]+[.AS87]*[.$AS$2]+[.AT87]*[.$AT$2]" office:value-type="float" office:value="294912" calcext:value-type="float">
            <text:p>294912</text:p>
          </table:table-cell>
          <table:table-cell table:number-columns-repeated="7"/>
          <table:table-cell table:style-name="ce12" table:number-columns-repeated="12"/>
          <table:table-cell table:style-name="ce10" office:value-type="float" office:value="1" calcext:value-type="float">
            <text:p>1</text:p>
          </table:table-cell>
          <table:table-cell table:style-name="ce12" table:number-columns-repeated="2"/>
          <table:table-cell table:style-name="ce10" office:value-type="float" office:value="1" calcext:value-type="float">
            <text:p>1</text:p>
          </table:table-cell>
          <table:table-cell table:style-name="ce12" table:number-columns-repeated="15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88];8)" office:value-type="string" office:string-value="00000000" calcext:value-type="string">
            <text:p>00000000</text:p>
          </table:table-cell>
          <table:table-cell table:formula="of:=[.N88]*[.N$2]+[.M88]*[.M$2]+[.L88]*[.L$2]+[.K88]*[.K$2]+[.J88]*[.J$2]+[.I88]*[.I$2]" office:value-type="float" office:value="0" calcext:value-type="float">
            <text:p>0</text:p>
          </table:table-cell>
          <table:table-cell table:formula="of:=DEC2HEX([.H88];8)" office:value-type="string" office:string-value="00001000" calcext:value-type="string">
            <text:p>00001000</text:p>
          </table:table-cell>
          <table:table-cell table:formula="of:=[.O88]*[.$O$2]+[.P88]*[.$P$2]+[.Q88]*[.$Q$2]+[.R88]*[.$R$2]+[.S88]*[.$S$2]+[.T88]*[.$T$2]+[.U88]*[.$U$2]+[.V88]*[.$V$2]+[.W88]*[.$W$2]+[.X88]*[.$X$2]+[.Y88]*[.$Y$2]+[.Z88]*[.$Z$2]+[.AA88]*[.$AA$2]+[.AB88]*[.$AB$2]+[.AC88]*[.$AC$2]+[.AD88]*[.$AD$2]+[.AE88]*[.$AE$2]+[.AF88]*[.$AF$2]+[.AG88]*[.$AG$2]+[.AH88]*[.$AH$2]+[.AI88]*[.$AI$2]+[.AJ88]*[.$AJ$2]+[.AK88]*[.$AK$2]+[.AL88]*[.$AL$2]+[.AM88]*[.$AM$2]+[.AN88]*[.$AN$2]+[.AO88]*[.$AO$2]+[.AP88]*[.$AP$2]+[.AQ88]*[.$AQ$2]+[.AR88]*[.$AR$2]+[.AS88]*[.$AS$2]+[.AT88]*[.$AT$2]" office:value-type="float" office:value="4096" calcext:value-type="float">
            <text:p>4096</text:p>
          </table:table-cell>
          <table:table-cell table:number-columns-repeated="7"/>
          <table:table-cell table:style-name="ce12" table:number-columns-repeated="18"/>
          <table:table-cell table:style-name="ce10" office:value-type="float" office:value="1" calcext:value-type="float">
            <text:p>1</text:p>
          </table:table-cell>
          <table:table-cell table:style-name="ce12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89];8)" office:value-type="string" office:string-value="00000000" calcext:value-type="string">
            <text:p>00000000</text:p>
          </table:table-cell>
          <table:table-cell table:formula="of:=[.N89]*[.N$2]+[.M89]*[.M$2]+[.L89]*[.L$2]+[.K89]*[.K$2]+[.J89]*[.J$2]+[.I89]*[.I$2]" office:value-type="float" office:value="0" calcext:value-type="float">
            <text:p>0</text:p>
          </table:table-cell>
          <table:table-cell table:formula="of:=DEC2HEX([.H89];8)" office:value-type="string" office:string-value="04000000" calcext:value-type="string">
            <text:p>04000000</text:p>
          </table:table-cell>
          <table:table-cell table:formula="of:=[.O89]*[.$O$2]+[.P89]*[.$P$2]+[.Q89]*[.$Q$2]+[.R89]*[.$R$2]+[.S89]*[.$S$2]+[.T89]*[.$T$2]+[.U89]*[.$U$2]+[.V89]*[.$V$2]+[.W89]*[.$W$2]+[.X89]*[.$X$2]+[.Y89]*[.$Y$2]+[.Z89]*[.$Z$2]+[.AA89]*[.$AA$2]+[.AB89]*[.$AB$2]+[.AC89]*[.$AC$2]+[.AD89]*[.$AD$2]+[.AE89]*[.$AE$2]+[.AF89]*[.$AF$2]+[.AG89]*[.$AG$2]+[.AH89]*[.$AH$2]+[.AI89]*[.$AI$2]+[.AJ89]*[.$AJ$2]+[.AK89]*[.$AK$2]+[.AL89]*[.$AL$2]+[.AM89]*[.$AM$2]+[.AN89]*[.$AN$2]+[.AO89]*[.$AO$2]+[.AP89]*[.$AP$2]+[.AQ89]*[.$AQ$2]+[.AR89]*[.$AR$2]+[.AS89]*[.$AS$2]+[.AT89]*[.$AT$2]" office:value-type="float" office:value="67108864" calcext:value-type="float">
            <text:p>67108864</text:p>
          </table:table-cell>
          <table:table-cell table:number-columns-repeated="7"/>
          <table:table-cell table:style-name="ce12" table:number-columns-repeated="4"/>
          <table:table-cell table:style-name="ce10" office:value-type="float" office:value="1" calcext:value-type="float">
            <text:p>1</text:p>
          </table:table-cell>
          <table:table-cell table:style-name="ce12" table:number-columns-repeated="26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90];8)" office:value-type="string" office:string-value="00000000" calcext:value-type="string">
            <text:p>00000000</text:p>
          </table:table-cell>
          <table:table-cell table:formula="of:=[.N90]*[.N$2]+[.M90]*[.M$2]+[.L90]*[.L$2]+[.K90]*[.K$2]+[.J90]*[.J$2]+[.I90]*[.I$2]" office:value-type="float" office:value="0" calcext:value-type="float">
            <text:p>0</text:p>
          </table:table-cell>
          <table:table-cell table:formula="of:=DEC2HEX([.H90];8)" office:value-type="string" office:string-value="00080000" calcext:value-type="string">
            <text:p>00080000</text:p>
          </table:table-cell>
          <table:table-cell table:formula="of:=[.O90]*[.$O$2]+[.P90]*[.$P$2]+[.Q90]*[.$Q$2]+[.R90]*[.$R$2]+[.S90]*[.$S$2]+[.T90]*[.$T$2]+[.U90]*[.$U$2]+[.V90]*[.$V$2]+[.W90]*[.$W$2]+[.X90]*[.$X$2]+[.Y90]*[.$Y$2]+[.Z90]*[.$Z$2]+[.AA90]*[.$AA$2]+[.AB90]*[.$AB$2]+[.AC90]*[.$AC$2]+[.AD90]*[.$AD$2]+[.AE90]*[.$AE$2]+[.AF90]*[.$AF$2]+[.AG90]*[.$AG$2]+[.AH90]*[.$AH$2]+[.AI90]*[.$AI$2]+[.AJ90]*[.$AJ$2]+[.AK90]*[.$AK$2]+[.AL90]*[.$AL$2]+[.AM90]*[.$AM$2]+[.AN90]*[.$AN$2]+[.AO90]*[.$AO$2]+[.AP90]*[.$AP$2]+[.AQ90]*[.$AQ$2]+[.AR90]*[.$AR$2]+[.AS90]*[.$AS$2]+[.AT90]*[.$AT$2]" office:value-type="float" office:value="524288" calcext:value-type="float">
            <text:p>524288</text:p>
          </table:table-cell>
          <table:table-cell table:number-columns-repeated="7"/>
          <table:table-cell table:style-name="ce12" table:number-columns-repeated="11"/>
          <table:table-cell table:style-name="ce10" office:value-type="float" office:value="1" calcext:value-type="float">
            <text:p>1</text:p>
          </table:table-cell>
          <table:table-cell table:style-name="ce12" table:number-columns-repeated="19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91];8)" office:value-type="string" office:string-value="00000000" calcext:value-type="string">
            <text:p>00000000</text:p>
          </table:table-cell>
          <table:table-cell table:formula="of:=[.N91]*[.N$2]+[.M91]*[.M$2]+[.L91]*[.L$2]+[.K91]*[.K$2]+[.J91]*[.J$2]+[.I91]*[.I$2]" office:value-type="float" office:value="0" calcext:value-type="float">
            <text:p>0</text:p>
          </table:table-cell>
          <table:table-cell table:formula="of:=DEC2HEX([.H91];8)" office:value-type="string" office:string-value="80000000" calcext:value-type="string">
            <text:p>80000000</text:p>
          </table:table-cell>
          <table:table-cell table:formula="of:=[.O91]*[.$O$2]+[.P91]*[.$P$2]+[.Q91]*[.$Q$2]+[.R91]*[.$R$2]+[.S91]*[.$S$2]+[.T91]*[.$T$2]+[.U91]*[.$U$2]+[.V91]*[.$V$2]+[.W91]*[.$W$2]+[.X91]*[.$X$2]+[.Y91]*[.$Y$2]+[.Z91]*[.$Z$2]+[.AA91]*[.$AA$2]+[.AB91]*[.$AB$2]+[.AC91]*[.$AC$2]+[.AD91]*[.$AD$2]+[.AE91]*[.$AE$2]+[.AF91]*[.$AF$2]+[.AG91]*[.$AG$2]+[.AH91]*[.$AH$2]+[.AI91]*[.$AI$2]+[.AJ91]*[.$AJ$2]+[.AK91]*[.$AK$2]+[.AL91]*[.$AL$2]+[.AM91]*[.$AM$2]+[.AN91]*[.$AN$2]+[.AO91]*[.$AO$2]+[.AP91]*[.$AP$2]+[.AQ91]*[.$AQ$2]+[.AR91]*[.$AR$2]+[.AS91]*[.$AS$2]+[.AT91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style-name="ce12" table:number-columns-repeated="31"/>
          <table:table-cell table:style-name="ce2" table:number-columns-repeated="97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INC A</text:p>
          </table:table-cell>
          <table:table-cell office:value-type="string" calcext:value-type="string">
            <text:p>A=A+1</text:p>
          </table:table-cell>
          <table:table-cell table:style-name="ce3" office:value-type="string" calcext:value-type="string">
            <text:p>3C</text:p>
          </table:table-cell>
          <table:table-cell table:formula="of:=DEC2HEX([.F92];8)" office:value-type="string" office:string-value="00000000" calcext:value-type="string">
            <text:p>00000000</text:p>
          </table:table-cell>
          <table:table-cell table:formula="of:=[.N92]*[.N$2]+[.M92]*[.M$2]+[.L92]*[.L$2]+[.K92]*[.K$2]+[.J92]*[.J$2]+[.I92]*[.I$2]" office:value-type="float" office:value="0" calcext:value-type="float">
            <text:p>0</text:p>
          </table:table-cell>
          <table:table-cell table:formula="of:=DEC2HEX([.H92];8)" office:value-type="string" office:string-value="000000DC" calcext:value-type="string">
            <text:p>000000DC</text:p>
          </table:table-cell>
          <table:table-cell table:formula="of:=[.O92]*[.$O$2]+[.P92]*[.$P$2]+[.Q92]*[.$Q$2]+[.R92]*[.$R$2]+[.S92]*[.$S$2]+[.T92]*[.$T$2]+[.U92]*[.$U$2]+[.V92]*[.$V$2]+[.W92]*[.$W$2]+[.X92]*[.$X$2]+[.Y92]*[.$Y$2]+[.Z92]*[.$Z$2]+[.AA92]*[.$AA$2]+[.AB92]*[.$AB$2]+[.AC92]*[.$AC$2]+[.AD92]*[.$AD$2]+[.AE92]*[.$AE$2]+[.AF92]*[.$AF$2]+[.AG92]*[.$AG$2]+[.AH92]*[.$AH$2]+[.AI92]*[.$AI$2]+[.AJ92]*[.$AJ$2]+[.AK92]*[.$AK$2]+[.AL92]*[.$AL$2]+[.AM92]*[.$AM$2]+[.AN92]*[.$AN$2]+[.AO92]*[.$AO$2]+[.AP92]*[.$AP$2]+[.AQ92]*[.$AQ$2]+[.AR92]*[.$AR$2]+[.AS92]*[.$AS$2]+[.AT92]*[.$AT$2]" office:value-type="float" office:value="220" calcext:value-type="float">
            <text:p>220</text:p>
          </table:table-cell>
          <table:table-cell table:number-columns-repeated="6"/>
          <table:table-cell table:style-name="Default"/>
          <table:table-cell table:number-columns-repeated="22"/>
          <table:table-cell table:style-name="ce12"/>
          <table:table-cell table:number-columns-repeated="2" table:style-name="ce13" office:value-type="float" office:value="1" calcext:value-type="float">
            <text:p>1</text:p>
          </table:table-cell>
          <table:table-cell/>
          <table:table-cell table:number-columns-repeated="2" table:style-name="ce1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3];8)" office:value-type="string" office:string-value="00000000" calcext:value-type="string">
            <text:p>00000000</text:p>
          </table:table-cell>
          <table:table-cell table:formula="of:=[.N93]*[.N$2]+[.M93]*[.M$2]+[.L93]*[.L$2]+[.K93]*[.K$2]+[.J93]*[.J$2]+[.I93]*[.I$2]" office:value-type="float" office:value="0" calcext:value-type="float">
            <text:p>0</text:p>
          </table:table-cell>
          <table:table-cell table:formula="of:=DEC2HEX([.H93];8)" office:value-type="string" office:string-value="80000000" calcext:value-type="string">
            <text:p>80000000</text:p>
          </table:table-cell>
          <table:table-cell table:formula="of:=[.O93]*[.$O$2]+[.P93]*[.$P$2]+[.Q93]*[.$Q$2]+[.R93]*[.$R$2]+[.S93]*[.$S$2]+[.T93]*[.$T$2]+[.U93]*[.$U$2]+[.V93]*[.$V$2]+[.W93]*[.$W$2]+[.X93]*[.$X$2]+[.Y93]*[.$Y$2]+[.Z93]*[.$Z$2]+[.AA93]*[.$AA$2]+[.AB93]*[.$AB$2]+[.AC93]*[.$AC$2]+[.AD93]*[.$AD$2]+[.AE93]*[.$AE$2]+[.AF93]*[.$AF$2]+[.AG93]*[.$AG$2]+[.AH93]*[.$AH$2]+[.AI93]*[.$AI$2]+[.AJ93]*[.$AJ$2]+[.AK93]*[.$AK$2]+[.AL93]*[.$AL$2]+[.AM93]*[.$AM$2]+[.AN93]*[.$AN$2]+[.AO93]*[.$AO$2]+[.AP93]*[.$AP$2]+[.AQ93]*[.$AQ$2]+[.AR93]*[.$AR$2]+[.AS93]*[.$AS$2]+[.AT93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UB B</text:p>
          </table:table-cell>
          <table:table-cell office:value-type="string" calcext:value-type="string">
            <text:p>A=A-B</text:p>
          </table:table-cell>
          <table:table-cell table:style-name="ce3" office:value-type="string" calcext:value-type="string">
            <text:p>90</text:p>
          </table:table-cell>
          <table:table-cell table:formula="of:=DEC2HEX([.F94];8)" office:value-type="string" office:string-value="00000000" calcext:value-type="string">
            <text:p>00000000</text:p>
          </table:table-cell>
          <table:table-cell table:formula="of:=[.N94]*[.N$2]+[.M94]*[.M$2]+[.L94]*[.L$2]+[.K94]*[.K$2]+[.J94]*[.J$2]+[.I94]*[.I$2]" office:value-type="float" office:value="0" calcext:value-type="float">
            <text:p>0</text:p>
          </table:table-cell>
          <table:table-cell table:formula="of:=DEC2HEX([.H94];8)" office:value-type="string" office:string-value="000000E8" calcext:value-type="string">
            <text:p>000000E8</text:p>
          </table:table-cell>
          <table:table-cell table:formula="of:=[.O94]*[.$O$2]+[.P94]*[.$P$2]+[.Q94]*[.$Q$2]+[.R94]*[.$R$2]+[.S94]*[.$S$2]+[.T94]*[.$T$2]+[.U94]*[.$U$2]+[.V94]*[.$V$2]+[.W94]*[.$W$2]+[.X94]*[.$X$2]+[.Y94]*[.$Y$2]+[.Z94]*[.$Z$2]+[.AA94]*[.$AA$2]+[.AB94]*[.$AB$2]+[.AC94]*[.$AC$2]+[.AD94]*[.$AD$2]+[.AE94]*[.$AE$2]+[.AF94]*[.$AF$2]+[.AG94]*[.$AG$2]+[.AH94]*[.$AH$2]+[.AI94]*[.$AI$2]+[.AJ94]*[.$AJ$2]+[.AK94]*[.$AK$2]+[.AL94]*[.$AL$2]+[.AM94]*[.$AM$2]+[.AN94]*[.$AN$2]+[.AO94]*[.$AO$2]+[.AP94]*[.$AP$2]+[.AQ94]*[.$AQ$2]+[.AR94]*[.$AR$2]+[.AS94]*[.$AS$2]+[.AT94]*[.$AT$2]" office:value-type="float" office:value="232" calcext:value-type="float">
            <text:p>232</text:p>
          </table:table-cell>
          <table:table-cell table:number-columns-repeated="6"/>
          <table:table-cell table:style-name="Default"/>
          <table:table-cell table:number-columns-repeated="23"/>
          <table:table-cell table:number-columns-repeated="2" table:style-name="ce1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2"/>
          <table:table-cell table:style-name="ce13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5];8)" office:value-type="string" office:string-value="00000000" calcext:value-type="string">
            <text:p>00000000</text:p>
          </table:table-cell>
          <table:table-cell table:formula="of:=[.N95]*[.N$2]+[.M95]*[.M$2]+[.L95]*[.L$2]+[.K95]*[.K$2]+[.J95]*[.J$2]+[.I95]*[.I$2]" office:value-type="float" office:value="0" calcext:value-type="float">
            <text:p>0</text:p>
          </table:table-cell>
          <table:table-cell table:formula="of:=DEC2HEX([.H95];8)" office:value-type="string" office:string-value="80000000" calcext:value-type="string">
            <text:p>80000000</text:p>
          </table:table-cell>
          <table:table-cell table:formula="of:=[.O95]*[.$O$2]+[.P95]*[.$P$2]+[.Q95]*[.$Q$2]+[.R95]*[.$R$2]+[.S95]*[.$S$2]+[.T95]*[.$T$2]+[.U95]*[.$U$2]+[.V95]*[.$V$2]+[.W95]*[.$W$2]+[.X95]*[.$X$2]+[.Y95]*[.$Y$2]+[.Z95]*[.$Z$2]+[.AA95]*[.$AA$2]+[.AB95]*[.$AB$2]+[.AC95]*[.$AC$2]+[.AD95]*[.$AD$2]+[.AE95]*[.$AE$2]+[.AF95]*[.$AF$2]+[.AG95]*[.$AG$2]+[.AH95]*[.$AH$2]+[.AI95]*[.$AI$2]+[.AJ95]*[.$AJ$2]+[.AK95]*[.$AK$2]+[.AL95]*[.$AL$2]+[.AM95]*[.$AM$2]+[.AN95]*[.$AN$2]+[.AO95]*[.$AO$2]+[.AP95]*[.$AP$2]+[.AQ95]*[.$AQ$2]+[.AR95]*[.$AR$2]+[.AS95]*[.$AS$2]+[.AT95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BC B</text:p>
          </table:table-cell>
          <table:table-cell office:value-type="string" calcext:value-type="string">
            <text:p>A=A-B-CY</text:p>
          </table:table-cell>
          <table:table-cell table:style-name="ce3" office:value-type="string" calcext:value-type="string">
            <text:p>98</text:p>
          </table:table-cell>
          <table:table-cell table:formula="of:=DEC2HEX([.F96];8)" office:value-type="string" office:string-value="00000000" calcext:value-type="string">
            <text:p>00000000</text:p>
          </table:table-cell>
          <table:table-cell table:formula="of:=[.N96]*[.N$2]+[.M96]*[.M$2]+[.L96]*[.L$2]+[.K96]*[.K$2]+[.J96]*[.J$2]+[.I96]*[.I$2]" office:value-type="float" office:value="0" calcext:value-type="float">
            <text:p>0</text:p>
          </table:table-cell>
          <table:table-cell table:formula="of:=DEC2HEX([.H96];8)" office:value-type="string" office:string-value="000000E9" calcext:value-type="string">
            <text:p>000000E9</text:p>
          </table:table-cell>
          <table:table-cell table:formula="of:=[.O96]*[.$O$2]+[.P96]*[.$P$2]+[.Q96]*[.$Q$2]+[.R96]*[.$R$2]+[.S96]*[.$S$2]+[.T96]*[.$T$2]+[.U96]*[.$U$2]+[.V96]*[.$V$2]+[.W96]*[.$W$2]+[.X96]*[.$X$2]+[.Y96]*[.$Y$2]+[.Z96]*[.$Z$2]+[.AA96]*[.$AA$2]+[.AB96]*[.$AB$2]+[.AC96]*[.$AC$2]+[.AD96]*[.$AD$2]+[.AE96]*[.$AE$2]+[.AF96]*[.$AF$2]+[.AG96]*[.$AG$2]+[.AH96]*[.$AH$2]+[.AI96]*[.$AI$2]+[.AJ96]*[.$AJ$2]+[.AK96]*[.$AK$2]+[.AL96]*[.$AL$2]+[.AM96]*[.$AM$2]+[.AN96]*[.$AN$2]+[.AO96]*[.$AO$2]+[.AP96]*[.$AP$2]+[.AQ96]*[.$AQ$2]+[.AR96]*[.$AR$2]+[.AS96]*[.$AS$2]+[.AT96]*[.$AT$2]" office:value-type="float" office:value="233" calcext:value-type="float">
            <text:p>233</text:p>
          </table:table-cell>
          <table:table-cell table:number-columns-repeated="6"/>
          <table:table-cell table:style-name="Default"/>
          <table:table-cell table:number-columns-repeated="23"/>
          <table:table-cell table:number-columns-repeated="2" table:style-name="ce1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2"/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7];8)" office:value-type="string" office:string-value="00000000" calcext:value-type="string">
            <text:p>00000000</text:p>
          </table:table-cell>
          <table:table-cell table:formula="of:=[.N97]*[.N$2]+[.M97]*[.M$2]+[.L97]*[.L$2]+[.K97]*[.K$2]+[.J97]*[.J$2]+[.I97]*[.I$2]" office:value-type="float" office:value="0" calcext:value-type="float">
            <text:p>0</text:p>
          </table:table-cell>
          <table:table-cell table:formula="of:=DEC2HEX([.H97];8)" office:value-type="string" office:string-value="80000000" calcext:value-type="string">
            <text:p>80000000</text:p>
          </table:table-cell>
          <table:table-cell table:formula="of:=[.O97]*[.$O$2]+[.P97]*[.$P$2]+[.Q97]*[.$Q$2]+[.R97]*[.$R$2]+[.S97]*[.$S$2]+[.T97]*[.$T$2]+[.U97]*[.$U$2]+[.V97]*[.$V$2]+[.W97]*[.$W$2]+[.X97]*[.$X$2]+[.Y97]*[.$Y$2]+[.Z97]*[.$Z$2]+[.AA97]*[.$AA$2]+[.AB97]*[.$AB$2]+[.AC97]*[.$AC$2]+[.AD97]*[.$AD$2]+[.AE97]*[.$AE$2]+[.AF97]*[.$AF$2]+[.AG97]*[.$AG$2]+[.AH97]*[.$AH$2]+[.AI97]*[.$AI$2]+[.AJ97]*[.$AJ$2]+[.AK97]*[.$AK$2]+[.AL97]*[.$AL$2]+[.AM97]*[.$AM$2]+[.AN97]*[.$AN$2]+[.AO97]*[.$AO$2]+[.AP97]*[.$AP$2]+[.AQ97]*[.$AQ$2]+[.AR97]*[.$AR$2]+[.AS97]*[.$AS$2]+[.AT97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ORA B</text:p>
          </table:table-cell>
          <table:table-cell office:value-type="string" calcext:value-type="string">
            <text:p>A=A|B</text:p>
          </table:table-cell>
          <table:table-cell table:style-name="ce3" office:value-type="string" calcext:value-type="string">
            <text:p>B0</text:p>
          </table:table-cell>
          <table:table-cell table:formula="of:=DEC2HEX([.F98];8)" office:value-type="string" office:string-value="00000000" calcext:value-type="string">
            <text:p>00000000</text:p>
          </table:table-cell>
          <table:table-cell table:formula="of:=[.N98]*[.N$2]+[.M98]*[.M$2]+[.L98]*[.L$2]+[.K98]*[.K$2]+[.J98]*[.J$2]+[.I98]*[.I$2]" office:value-type="float" office:value="0" calcext:value-type="float">
            <text:p>0</text:p>
          </table:table-cell>
          <table:table-cell table:formula="of:=DEC2HEX([.H98];8)" office:value-type="string" office:string-value="000000D0" calcext:value-type="string">
            <text:p>000000D0</text:p>
          </table:table-cell>
          <table:table-cell table:formula="of:=[.O98]*[.$O$2]+[.P98]*[.$P$2]+[.Q98]*[.$Q$2]+[.R98]*[.$R$2]+[.S98]*[.$S$2]+[.T98]*[.$T$2]+[.U98]*[.$U$2]+[.V98]*[.$V$2]+[.W98]*[.$W$2]+[.X98]*[.$X$2]+[.Y98]*[.$Y$2]+[.Z98]*[.$Z$2]+[.AA98]*[.$AA$2]+[.AB98]*[.$AB$2]+[.AC98]*[.$AC$2]+[.AD98]*[.$AD$2]+[.AE98]*[.$AE$2]+[.AF98]*[.$AF$2]+[.AG98]*[.$AG$2]+[.AH98]*[.$AH$2]+[.AI98]*[.$AI$2]+[.AJ98]*[.$AJ$2]+[.AK98]*[.$AK$2]+[.AL98]*[.$AL$2]+[.AM98]*[.$AM$2]+[.AN98]*[.$AN$2]+[.AO98]*[.$AO$2]+[.AP98]*[.$AP$2]+[.AQ98]*[.$AQ$2]+[.AR98]*[.$AR$2]+[.AS98]*[.$AS$2]+[.AT98]*[.$AT$2]" office:value-type="float" office:value="208" calcext:value-type="float">
            <text:p>208</text:p>
          </table:table-cell>
          <table:table-cell table:number-columns-repeated="6"/>
          <table:table-cell table:style-name="Default"/>
          <table:table-cell table:number-columns-repeated="23"/>
          <table:table-cell table:style-name="ce1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2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9];8)" office:value-type="string" office:string-value="00000000" calcext:value-type="string">
            <text:p>00000000</text:p>
          </table:table-cell>
          <table:table-cell table:formula="of:=[.N99]*[.N$2]+[.M99]*[.M$2]+[.L99]*[.L$2]+[.K99]*[.K$2]+[.J99]*[.J$2]+[.I99]*[.I$2]" office:value-type="float" office:value="0" calcext:value-type="float">
            <text:p>0</text:p>
          </table:table-cell>
          <table:table-cell table:formula="of:=DEC2HEX([.H99];8)" office:value-type="string" office:string-value="80000000" calcext:value-type="string">
            <text:p>80000000</text:p>
          </table:table-cell>
          <table:table-cell table:formula="of:=[.O99]*[.$O$2]+[.P99]*[.$P$2]+[.Q99]*[.$Q$2]+[.R99]*[.$R$2]+[.S99]*[.$S$2]+[.T99]*[.$T$2]+[.U99]*[.$U$2]+[.V99]*[.$V$2]+[.W99]*[.$W$2]+[.X99]*[.$X$2]+[.Y99]*[.$Y$2]+[.Z99]*[.$Z$2]+[.AA99]*[.$AA$2]+[.AB99]*[.$AB$2]+[.AC99]*[.$AC$2]+[.AD99]*[.$AD$2]+[.AE99]*[.$AE$2]+[.AF99]*[.$AF$2]+[.AG99]*[.$AG$2]+[.AH99]*[.$AH$2]+[.AI99]*[.$AI$2]+[.AJ99]*[.$AJ$2]+[.AK99]*[.$AK$2]+[.AL99]*[.$AL$2]+[.AM99]*[.$AM$2]+[.AN99]*[.$AN$2]+[.AO99]*[.$AO$2]+[.AP99]*[.$AP$2]+[.AQ99]*[.$AQ$2]+[.AR99]*[.$AR$2]+[.AS99]*[.$AS$2]+[.AT99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NA B</text:p>
          </table:table-cell>
          <table:table-cell office:value-type="string" calcext:value-type="string">
            <text:p>A=A&amp;B</text:p>
          </table:table-cell>
          <table:table-cell table:style-name="ce3" office:value-type="string" calcext:value-type="string">
            <text:p>A0</text:p>
          </table:table-cell>
          <table:table-cell table:formula="of:=DEC2HEX([.F100];8)" office:value-type="string" office:string-value="00000000" calcext:value-type="string">
            <text:p>00000000</text:p>
          </table:table-cell>
          <table:table-cell table:formula="of:=[.N100]*[.N$2]+[.M100]*[.M$2]+[.L100]*[.L$2]+[.K100]*[.K$2]+[.J100]*[.J$2]+[.I100]*[.I$2]" office:value-type="float" office:value="0" calcext:value-type="float">
            <text:p>0</text:p>
          </table:table-cell>
          <table:table-cell table:formula="of:=DEC2HEX([.H100];8)" office:value-type="string" office:string-value="000000C8" calcext:value-type="string">
            <text:p>000000C8</text:p>
          </table:table-cell>
          <table:table-cell table:formula="of:=[.O100]*[.$O$2]+[.P100]*[.$P$2]+[.Q100]*[.$Q$2]+[.R100]*[.$R$2]+[.S100]*[.$S$2]+[.T100]*[.$T$2]+[.U100]*[.$U$2]+[.V100]*[.$V$2]+[.W100]*[.$W$2]+[.X100]*[.$X$2]+[.Y100]*[.$Y$2]+[.Z100]*[.$Z$2]+[.AA100]*[.$AA$2]+[.AB100]*[.$AB$2]+[.AC100]*[.$AC$2]+[.AD100]*[.$AD$2]+[.AE100]*[.$AE$2]+[.AF100]*[.$AF$2]+[.AG100]*[.$AG$2]+[.AH100]*[.$AH$2]+[.AI100]*[.$AI$2]+[.AJ100]*[.$AJ$2]+[.AK100]*[.$AK$2]+[.AL100]*[.$AL$2]+[.AM100]*[.$AM$2]+[.AN100]*[.$AN$2]+[.AO100]*[.$AO$2]+[.AP100]*[.$AP$2]+[.AQ100]*[.$AQ$2]+[.AR100]*[.$AR$2]+[.AS100]*[.$AS$2]+[.AT100]*[.$AT$2]" office:value-type="float" office:value="200" calcext:value-type="float">
            <text:p>200</text:p>
          </table:table-cell>
          <table:table-cell table:number-columns-repeated="6"/>
          <table:table-cell table:style-name="Default"/>
          <table:table-cell table:number-columns-repeated="23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1];8)" office:value-type="string" office:string-value="00000000" calcext:value-type="string">
            <text:p>00000000</text:p>
          </table:table-cell>
          <table:table-cell table:formula="of:=[.N101]*[.N$2]+[.M101]*[.M$2]+[.L101]*[.L$2]+[.K101]*[.K$2]+[.J101]*[.J$2]+[.I101]*[.I$2]" office:value-type="float" office:value="0" calcext:value-type="float">
            <text:p>0</text:p>
          </table:table-cell>
          <table:table-cell table:formula="of:=DEC2HEX([.H101];8)" office:value-type="string" office:string-value="80000000" calcext:value-type="string">
            <text:p>80000000</text:p>
          </table:table-cell>
          <table:table-cell table:formula="of:=[.O101]*[.$O$2]+[.P101]*[.$P$2]+[.Q101]*[.$Q$2]+[.R101]*[.$R$2]+[.S101]*[.$S$2]+[.T101]*[.$T$2]+[.U101]*[.$U$2]+[.V101]*[.$V$2]+[.W101]*[.$W$2]+[.X101]*[.$X$2]+[.Y101]*[.$Y$2]+[.Z101]*[.$Z$2]+[.AA101]*[.$AA$2]+[.AB101]*[.$AB$2]+[.AC101]*[.$AC$2]+[.AD101]*[.$AD$2]+[.AE101]*[.$AE$2]+[.AF101]*[.$AF$2]+[.AG101]*[.$AG$2]+[.AH101]*[.$AH$2]+[.AI101]*[.$AI$2]+[.AJ101]*[.$AJ$2]+[.AK101]*[.$AK$2]+[.AL101]*[.$AL$2]+[.AM101]*[.$AM$2]+[.AN101]*[.$AN$2]+[.AO101]*[.$AO$2]+[.AP101]*[.$AP$2]+[.AQ101]*[.$AQ$2]+[.AR101]*[.$AR$2]+[.AS101]*[.$AS$2]+[.AT101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3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1">
          <table:table-cell table:number-columns-repeated="4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7"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1007"/>
        </table:table-row>
        <table:table-row table:style-name="ro1">
          <table:table-cell table:number-columns-repeated="3"/>
          <table:table-cell table:style-name="ce6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9:05:31.475272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05-25T20:58:54.333256915</dc:date>
    <meta:editing-duration>P1DT56M25S</meta:editing-duration>
    <meta:editing-cycles>160</meta:editing-cycles>
    <meta:generator>LibreOffice/4.3.3.2$Linux_X86_64 LibreOffice_project/430m0$Build-2</meta:generator>
    <meta:document-statistic meta:table-count="1" meta:cell-count="830" meta:object-count="0"/>
  </office:meta>
</office:document-meta>
</file>